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2.8965in"/>
    </style:style>
    <style:style style:name="co3" style:family="table-column">
      <style:table-column-properties fo:break-before="auto" style:column-width="5.1453in"/>
    </style:style>
    <style:style style:name="co4" style:family="table-column">
      <style:table-column-properties fo:break-before="auto" style:column-width="0.5807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SSN</text:p>
          </table:table-cell>
          <table:table-cell office:value-type="string">
            <text:p>�rea</text:p>
          </table:table-cell>
          <table:table-cell office:value-type="string">
            <text:p>Titulo</text:p>
          </table:table-cell>
          <table:table-cell office:value-type="string">
            <text:p>Estrato</text:p>
          </table:table-cell>
          <table:table-cell office:value-type="string">
            <text:p>Ano Base</text:p>
          </table:table-cell>
        </table:table-row>
        <table:table-row table:style-name="ro1">
          <table:table-cell office:value-type="string">
            <text:p>0098-3500</text:p>
          </table:table-cell>
          <table:table-cell office:value-type="string">
            <text:p>ENGENHARIAS IV <text:s text:c="35"/></text:p>
          </table:table-cell>
          <table:table-cell office:value-type="string">
            <text:p>ACM Transactions on Mathematical Softwar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0-6964</text:p>
          </table:table-cell>
          <table:table-cell office:value-type="string">
            <text:p>ENGENHARIAS IV <text:s text:c="35"/></text:p>
          </table:table-cell>
          <table:table-cell office:value-type="string">
            <text:p>Annals of Biomedical Engineer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7-5788</text:p>
          </table:table-cell>
          <table:table-cell office:value-type="string">
            <text:p>ENGENHARIAS IV <text:s text:c="35"/></text:p>
          </table:table-cell>
          <table:table-cell office:value-type="string">
            <text:p>Annual Reviews in Contro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6935</text:p>
          </table:table-cell>
          <table:table-cell office:value-type="string">
            <text:p>ENGENHARIAS IV <text:s text:c="35"/></text:p>
          </table:table-cell>
          <table:table-cell office:value-type="string">
            <text:p>Applied Opt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ENGENHARIAS IV <text:s text:c="35"/></text:p>
          </table:table-cell>
          <table:table-cell office:value-type="string">
            <text:p>Applied Physics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8-4946</text:p>
          </table:table-cell>
          <table:table-cell office:value-type="string">
            <text:p>ENGENHARIAS IV <text:s text:c="35"/></text:p>
          </table:table-cell>
          <table:table-cell office:value-type="string">
            <text:p>Applied Soft Comput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3702</text:p>
          </table:table-cell>
          <table:table-cell office:value-type="string">
            <text:p>ENGENHARIAS IV <text:s text:c="35"/></text:p>
          </table:table-cell>
          <table:table-cell office:value-type="string">
            <text:p>Artificial Intellig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3-3657</text:p>
          </table:table-cell>
          <table:table-cell office:value-type="string">
            <text:p>ENGENHARIAS IV <text:s text:c="35"/></text:p>
          </table:table-cell>
          <table:table-cell office:value-type="string">
            <text:p>Artificial Intelligence in Medicin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5-1098</text:p>
          </table:table-cell>
          <table:table-cell office:value-type="string">
            <text:p>ENGENHARIAS IV <text:s text:c="35"/></text:p>
          </table:table-cell>
          <table:table-cell office:value-type="string">
            <text:p>Automatica (Oxford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5-925X</text:p>
          </table:table-cell>
          <table:table-cell office:value-type="string">
            <text:p>ENGENHARIAS IV <text:s text:c="35"/></text:p>
          </table:table-cell>
          <table:table-cell office:value-type="string">
            <text:p>BioMedical Engineering Onlin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4-1500</text:p>
          </table:table-cell>
          <table:table-cell office:value-type="string">
            <text:p>ENGENHARIAS IV <text:s text:c="35"/></text:p>
          </table:table-cell>
          <table:table-cell office:value-type="string">
            <text:p>Chaos (Woodbury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9473</text:p>
          </table:table-cell>
          <table:table-cell office:value-type="string">
            <text:p>ENGENHARIAS IV <text:s text:c="35"/></text:p>
          </table:table-cell>
          <table:table-cell office:value-type="string">
            <text:p>Computational Statistics &amp; Data Analysi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7-8930</text:p>
          </table:table-cell>
          <table:table-cell office:value-type="string">
            <text:p>ENGENHARIAS IV <text:s text:c="35"/></text:p>
          </table:table-cell>
          <table:table-cell office:value-type="string">
            <text:p>Computer Graph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6-1492</text:p>
          </table:table-cell>
          <table:table-cell office:value-type="string">
            <text:p>ENGENHARIAS IV <text:s text:c="35"/></text:p>
          </table:table-cell>
          <table:table-cell office:value-type="string">
            <text:p>Computer Modeling in Engineering &amp; Scien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0-4655</text:p>
          </table:table-cell>
          <table:table-cell office:value-type="string">
            <text:p>ENGENHARIAS IV <text:s text:c="35"/></text:p>
          </table:table-cell>
          <table:table-cell office:value-type="string">
            <text:p>Computer Physics Communica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7-3142</text:p>
          </table:table-cell>
          <table:table-cell office:value-type="string">
            <text:p>ENGENHARIAS IV <text:s text:c="35"/></text:p>
          </table:table-cell>
          <table:table-cell office:value-type="string">
            <text:p>Computer Vision and Image Understand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0-1315</text:p>
          </table:table-cell>
          <table:table-cell office:value-type="string">
            <text:p>ENGENHARIAS IV <text:s text:c="35"/></text:p>
          </table:table-cell>
          <table:table-cell office:value-type="string">
            <text:p>Computers &amp; Educa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1699</text:p>
          </table:table-cell>
          <table:table-cell office:value-type="string">
            <text:p>ENGENHARIAS IV <text:s text:c="35"/></text:p>
          </table:table-cell>
          <table:table-cell office:value-type="string">
            <text:p>Computers and Electronics in Agricultur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0-4825</text:p>
          </table:table-cell>
          <table:table-cell office:value-type="string">
            <text:p>ENGENHARIAS IV <text:s text:c="35"/></text:p>
          </table:table-cell>
          <table:table-cell office:value-type="string">
            <text:p>Computers in Biology and Medicin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2-0626</text:p>
          </table:table-cell>
          <table:table-cell office:value-type="string">
            <text:p>ENGENHARIAS IV <text:s text:c="35"/></text:p>
          </table:table-cell>
          <table:table-cell office:value-type="string">
            <text:p>Concurrency and Computation. Practice &amp; Exper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7-0661</text:p>
          </table:table-cell>
          <table:table-cell office:value-type="string">
            <text:p>ENGENHARIAS IV <text:s text:c="35"/></text:p>
          </table:table-cell>
          <table:table-cell office:value-type="string">
            <text:p>Control Engineering Practi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023X</text:p>
          </table:table-cell>
          <table:table-cell office:value-type="string">
            <text:p>ENGENHARIAS IV <text:s text:c="35"/></text:p>
          </table:table-cell>
          <table:table-cell office:value-type="string">
            <text:p>Data &amp; Knowledge Engineer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4-5810</text:p>
          </table:table-cell>
          <table:table-cell office:value-type="string">
            <text:p>ENGENHARIAS IV <text:s text:c="35"/></text:p>
          </table:table-cell>
          <table:table-cell office:value-type="string">
            <text:p>Data Mining and Knowledge Discove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3-5194</text:p>
          </table:table-cell>
          <table:table-cell office:value-type="string">
            <text:p>ENGENHARIAS IV <text:s text:c="35"/></text:p>
          </table:table-cell>
          <table:table-cell office:value-type="string">
            <text:p>Electronics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6-8904</text:p>
          </table:table-cell>
          <table:table-cell office:value-type="string">
            <text:p>ENGENHARIAS IV <text:s text:c="35"/></text:p>
          </table:table-cell>
          <table:table-cell office:value-type="string">
            <text:p>Energy Conversion and Management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7-3580</text:p>
          </table:table-cell>
          <table:table-cell office:value-type="string">
            <text:p>ENGENHARIAS IV <text:s text:c="35"/></text:p>
          </table:table-cell>
          <table:table-cell office:value-type="string">
            <text:p>European Journal of Contro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7-2217</text:p>
          </table:table-cell>
          <table:table-cell office:value-type="string">
            <text:p>ENGENHARIAS IV <text:s text:c="35"/></text:p>
          </table:table-cell>
          <table:table-cell office:value-type="string">
            <text:p>European Journal of Operational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739X</text:p>
          </table:table-cell>
          <table:table-cell office:value-type="string">
            <text:p>ENGENHARIAS IV <text:s text:c="35"/></text:p>
          </table:table-cell>
          <table:table-cell office:value-type="string">
            <text:p>Future Generation Computer System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5-0114</text:p>
          </table:table-cell>
          <table:table-cell office:value-type="string">
            <text:p>ENGENHARIAS IV <text:s text:c="35"/></text:p>
          </table:table-cell>
          <table:table-cell office:value-type="string">
            <text:p>Fuzzy Sets and System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2379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Control Theory and Applica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8755-3996</text:p>
          </table:table-cell>
          <table:table-cell office:value-type="string">
            <text:p>ENGENHARIAS IV <text:s text:c="35"/></text:p>
          </table:table-cell>
          <table:table-cell office:value-type="string">
            <text:p>IEEE Circuits &amp; Devi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3-6804</text:p>
          </table:table-cell>
          <table:table-cell office:value-type="string">
            <text:p>ENGENHARIAS IV <text:s text:c="35"/></text:p>
          </table:table-cell>
          <table:table-cell office:value-type="string">
            <text:p>IEEE Communications Magazin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0-7475</text:p>
          </table:table-cell>
          <table:table-cell office:value-type="string">
            <text:p>ENGENHARIAS IV <text:s text:c="35"/></text:p>
          </table:table-cell>
          <table:table-cell office:value-type="string">
            <text:p>IEEE Design and Test of Compu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9-5175</text:p>
          </table:table-cell>
          <table:table-cell office:value-type="string">
            <text:p>ENGENHARIAS IV <text:s text:c="35"/></text:p>
          </table:table-cell>
          <table:table-cell office:value-type="string">
            <text:p>IEEE Engineering in Medicine and Biology Magazin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7-2618</text:p>
          </table:table-cell>
          <table:table-cell office:value-type="string">
            <text:p>ENGENHARIAS IV <text:s text:c="35"/></text:p>
          </table:table-cell>
          <table:table-cell office:value-type="string">
            <text:p>IEEE Industry Applications Magazin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197</text:p>
          </table:table-cell>
          <table:table-cell office:value-type="string">
            <text:p>ENGENHARIAS IV <text:s text:c="35"/></text:p>
          </table:table-cell>
          <table:table-cell office:value-type="string">
            <text:p>IEEE Journal of Quantum Electron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3-8716</text:p>
          </table:table-cell>
          <table:table-cell office:value-type="string">
            <text:p>ENGENHARIAS IV <text:s text:c="35"/></text:p>
          </table:table-cell>
          <table:table-cell office:value-type="string">
            <text:p>IEEE Journal on Selected Areas in Communica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1-1309</text:p>
          </table:table-cell>
          <table:table-cell office:value-type="string">
            <text:p>ENGENHARIAS IV <text:s text:c="35"/></text:p>
          </table:table-cell>
          <table:table-cell office:value-type="string">
            <text:p>IEEE Microwave and Wireless Components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1-1135</text:p>
          </table:table-cell>
          <table:table-cell office:value-type="string">
            <text:p>ENGENHARIAS IV <text:s text:c="35"/></text:p>
          </table:table-cell>
          <table:table-cell office:value-type="string">
            <text:p>IEEE Photonics Technology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0-437X</text:p>
          </table:table-cell>
          <table:table-cell office:value-type="string">
            <text:p>ENGENHARIAS IV <text:s text:c="35"/></text:p>
          </table:table-cell>
          <table:table-cell office:value-type="string">
            <text:p>IEEE Sensors Journ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0-9908</text:p>
          </table:table-cell>
          <table:table-cell office:value-type="string">
            <text:p>ENGENHARIAS IV <text:s text:c="35"/></text:p>
          </table:table-cell>
          <table:table-cell office:value-type="string">
            <text:p>IEEE Signal Processing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3-5888</text:p>
          </table:table-cell>
          <table:table-cell office:value-type="string">
            <text:p>ENGENHARIAS IV <text:s text:c="35"/></text:p>
          </table:table-cell>
          <table:table-cell office:value-type="string">
            <text:p>IEEE Signal Processing Magazin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26X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Antennas and Propaga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1-8223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Applied Superconductivit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28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Automatic Contro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294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Biomedical Engineer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31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Broadcast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1-8215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ircuits An Systems for Video 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7-7122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ircuits and Systems. I, Fundamental Theory and Applications (Cessou em 2003. Cont.1549-8328 IEEE Transactions on Circuits and Systems. I, Regular Papers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9-8328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ircuits and Systems. I, Regular Pap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58-080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ircuits and Systems. I, Regular Papers (Online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7-713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ircuits and Systems. II, Analog and Digital Signal Process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0-6778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ommunica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34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ompu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3-653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ontrol Systems 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383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Electron Devi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8969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Energy Convers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9-778X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Evolutionary Computa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3-670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Fuzzy System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7-7149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Image Process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8-004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Industrial Electron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9-7771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Information Technology in Biomedicin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448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Information Theor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Magnet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8-0062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Medical Imag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48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Microwave Theory and Techniqu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5-9227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Neural Network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4-432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Neural Systems and Rehabilitation Engineer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499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Nuclear Sci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5-9219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Parallel and Distributed System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2-8828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Pattern Analysis and Machine Intelligenc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8993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Power Electron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895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Power System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3-587X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Signal Process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3-667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Speech and Audio Process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3-4419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Systems, Man and Cybernetics. Part B, Cybernet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301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Ultrasonics, Ferroelectrics, and Frequency Contro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545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Vehicular 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6-127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Wireless Communica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3-6692</text:p>
          </table:table-cell>
          <table:table-cell office:value-type="string">
            <text:p>ENGENHARIAS IV <text:s text:c="35"/></text:p>
          </table:table-cell>
          <table:table-cell office:value-type="string">
            <text:p>IEEE/ACM Transactions on Network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51-8644</text:p>
          </table:table-cell>
          <table:table-cell office:value-type="string">
            <text:p>ENGENHARIAS IV <text:s text:c="35"/></text:p>
          </table:table-cell>
          <table:table-cell office:value-type="string">
            <text:p>IET control theory &amp; applica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2-8856</text:p>
          </table:table-cell>
          <table:table-cell office:value-type="string">
            <text:p>ENGENHARIAS IV <text:s text:c="35"/></text:p>
          </table:table-cell>
          <table:table-cell office:value-type="string">
            <text:p>Image and Vision Comput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0255</text:p>
          </table:table-cell>
          <table:table-cell office:value-type="string">
            <text:p>ENGENHARIAS IV <text:s text:c="35"/></text:p>
          </table:table-cell>
          <table:table-cell office:value-type="string">
            <text:p>Information Scien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3-5438</text:p>
          </table:table-cell>
          <table:table-cell office:value-type="string">
            <text:p>ENGENHARIAS IV <text:s text:c="35"/></text:p>
          </table:table-cell>
          <table:table-cell office:value-type="string">
            <text:p>Interacting with Compu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9-892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Robust and Nonlinear Contro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6-677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lgorithm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5-848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Biomechan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Phys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328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iomaterials Applica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3-366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iomedical Opt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0-507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omagnetic Waves and Applica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8-396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nformation 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3-872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Lightwave 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2-443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chine Learning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gnetism and Magnetic Material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990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thematical Imaging and Vis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0-034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odern Opt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775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ower Source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9-152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rocess Contro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1-102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Vacuum Science &amp; Technology. B, Microelectronics and Nanometer Structures Processing, Measurement and Phenomena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2-4194</text:p>
          </table:table-cell>
          <table:table-cell office:value-type="string">
            <text:p>ENGENHARIAS IV <text:s text:c="35"/></text:p>
          </table:table-cell>
          <table:table-cell office:value-type="string">
            <text:p>MCSS. Mathematics of Control, Signals and System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7-0233</text:p>
          </table:table-cell>
          <table:table-cell office:value-type="string">
            <text:p>ENGENHARIAS IV <text:s text:c="35"/></text:p>
          </table:table-cell>
          <table:table-cell office:value-type="string">
            <text:p>Measurement Science &amp; 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4533</text:p>
          </table:table-cell>
          <table:table-cell office:value-type="string">
            <text:p>ENGENHARIAS IV <text:s text:c="35"/></text:p>
          </table:table-cell>
          <table:table-cell office:value-type="string">
            <text:p>Medical Engineering &amp; Phys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9317</text:p>
          </table:table-cell>
          <table:table-cell office:value-type="string">
            <text:p>ENGENHARIAS IV <text:s text:c="35"/></text:p>
          </table:table-cell>
          <table:table-cell office:value-type="string">
            <text:p>Microelectronic Engineer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6-2714</text:p>
          </table:table-cell>
          <table:table-cell office:value-type="string">
            <text:p>ENGENHARIAS IV <text:s text:c="35"/></text:p>
          </table:table-cell>
          <table:table-cell office:value-type="string">
            <text:p>Microelectronics Reliabilit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7-1640</text:p>
          </table:table-cell>
          <table:table-cell office:value-type="string">
            <text:p>ENGENHARIAS IV <text:s text:c="35"/></text:p>
          </table:table-cell>
          <table:table-cell office:value-type="string">
            <text:p>Motor Contro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3-6080</text:p>
          </table:table-cell>
          <table:table-cell office:value-type="string">
            <text:p>ENGENHARIAS IV <text:s text:c="35"/></text:p>
          </table:table-cell>
          <table:table-cell office:value-type="string">
            <text:p>Neural Network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0-4018</text:p>
          </table:table-cell>
          <table:table-cell office:value-type="string">
            <text:p>ENGENHARIAS IV <text:s text:c="35"/></text:p>
          </table:table-cell>
          <table:table-cell office:value-type="string">
            <text:p>Optics Communication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6-9592</text:p>
          </table:table-cell>
          <table:table-cell office:value-type="string">
            <text:p>ENGENHARIAS IV <text:s text:c="35"/></text:p>
          </table:table-cell>
          <table:table-cell office:value-type="string">
            <text:p>Optics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3203</text:p>
          </table:table-cell>
          <table:table-cell office:value-type="string">
            <text:p>ENGENHARIAS IV <text:s text:c="35"/></text:p>
          </table:table-cell>
          <table:table-cell office:value-type="string">
            <text:p>Pattern Recogni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7-3334</text:p>
          </table:table-cell>
          <table:table-cell office:value-type="string">
            <text:p>ENGENHARIAS IV <text:s text:c="35"/></text:p>
          </table:table-cell>
          <table:table-cell office:value-type="string">
            <text:p>Physiological Measurement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219</text:p>
          </table:table-cell>
          <table:table-cell office:value-type="string">
            <text:p>ENGENHARIAS IV <text:s text:c="35"/></text:p>
          </table:table-cell>
          <table:table-cell office:value-type="string">
            <text:p>Proceedings of the IEEE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3-7146</text:p>
          </table:table-cell>
          <table:table-cell office:value-type="string">
            <text:p>ENGENHARIAS IV <text:s text:c="35"/></text:p>
          </table:table-cell>
          <table:table-cell office:value-type="string">
            <text:p>Quantum Information &amp; Computa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7-3602</text:p>
          </table:table-cell>
          <table:table-cell office:value-type="string">
            <text:p>ENGENHARIAS IV <text:s text:c="35"/></text:p>
          </table:table-cell>
          <table:table-cell office:value-type="string">
            <text:p>Requirements Engineering (London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6748</text:p>
          </table:table-cell>
          <table:table-cell office:value-type="string">
            <text:p>ENGENHARIAS IV <text:s text:c="35"/></text:p>
          </table:table-cell>
          <table:table-cell office:value-type="string">
            <text:p>Review of Scientific Instrument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8-1242</text:p>
          </table:table-cell>
          <table:table-cell office:value-type="string">
            <text:p>ENGENHARIAS IV <text:s text:c="35"/></text:p>
          </table:table-cell>
          <table:table-cell office:value-type="string">
            <text:p>Semiconductor Science and Techn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6-198X</text:p>
          </table:table-cell>
          <table:table-cell office:value-type="string">
            <text:p>ENGENHARIAS IV <text:s text:c="35"/></text:p>
          </table:table-cell>
          <table:table-cell office:value-type="string">
            <text:p>Sensor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24-8220</text:p>
          </table:table-cell>
          <table:table-cell office:value-type="string">
            <text:p>ENGENHARIAS IV <text:s text:c="35"/></text:p>
          </table:table-cell>
          <table:table-cell office:value-type="string">
            <text:p>Sensors (Basel)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4247</text:p>
          </table:table-cell>
          <table:table-cell office:value-type="string">
            <text:p>ENGENHARIAS IV <text:s text:c="35"/></text:p>
          </table:table-cell>
          <table:table-cell office:value-type="string">
            <text:p>Sensors and Actuators. A, Physic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4005</text:p>
          </table:table-cell>
          <table:table-cell office:value-type="string">
            <text:p>ENGENHARIAS IV <text:s text:c="35"/></text:p>
          </table:table-cell>
          <table:table-cell office:value-type="string">
            <text:p>Sensors and Actuators. B, Chemical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3-0129</text:p>
          </table:table-cell>
          <table:table-cell office:value-type="string">
            <text:p>ENGENHARIAS IV <text:s text:c="35"/></text:p>
          </table:table-cell>
          <table:table-cell office:value-type="string">
            <text:p>SIAM Journal on Control and Optimiza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8-092X</text:p>
          </table:table-cell>
          <table:table-cell office:value-type="string">
            <text:p>ENGENHARIAS IV <text:s text:c="35"/></text:p>
          </table:table-cell>
          <table:table-cell office:value-type="string">
            <text:p>Solar Ener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8-1101</text:p>
          </table:table-cell>
          <table:table-cell office:value-type="string">
            <text:p>ENGENHARIAS IV <text:s text:c="35"/></text:p>
          </table:table-cell>
          <table:table-cell office:value-type="string">
            <text:p>Solid-State Electronic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32-9298</text:p>
          </table:table-cell>
          <table:table-cell office:value-type="string">
            <text:p>ENGENHARIAS IV <text:s text:c="35"/></text:p>
          </table:table-cell>
          <table:table-cell office:value-type="string">
            <text:p>Systems Analysis, Modelling, Simulation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6911</text:p>
          </table:table-cell>
          <table:table-cell office:value-type="string">
            <text:p>ENGENHARIAS IV <text:s text:c="35"/></text:p>
          </table:table-cell>
          <table:table-cell office:value-type="string">
            <text:p>Systems and Control Letters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8-3649</text:p>
          </table:table-cell>
          <table:table-cell office:value-type="string">
            <text:p>ENGENHARIAS IV <text:s text:c="35"/></text:p>
          </table:table-cell>
          <table:table-cell office:value-type="string">
            <text:p>The International Journal of Robotics Research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5629</text:p>
          </table:table-cell>
          <table:table-cell office:value-type="string">
            <text:p>ENGENHARIAS IV <text:s text:c="35"/></text:p>
          </table:table-cell>
          <table:table-cell office:value-type="string">
            <text:p>Ultrasound in Medicine &amp; Biology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0-8669</text:p>
          </table:table-cell>
          <table:table-cell office:value-type="string">
            <text:p>ENGENHARIAS IV <text:s text:c="35"/></text:p>
          </table:table-cell>
          <table:table-cell office:value-type="string">
            <text:p>Wireless Communications and Mobile Computing</text:p>
          </table:table-cell>
          <table:table-cell office:value-type="string">
            <text:p>A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4-4309</text:p>
          </table:table-cell>
          <table:table-cell office:value-type="string">
            <text:p>ENGENHARIAS IV <text:s text:c="35"/></text:p>
          </table:table-cell>
          <table:table-cell office:value-type="string">
            <text:p>ACM Transactions on Design Automation of Electronic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1-5903</text:p>
          </table:table-cell>
          <table:table-cell office:value-type="string">
            <text:p>ENGENHARIAS IV <text:s text:c="35"/></text:p>
          </table:table-cell>
          <table:table-cell office:value-type="string">
            <text:p>Acta Informatic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0-1928</text:p>
          </table:table-cell>
          <table:table-cell office:value-type="string">
            <text:p>ENGENHARIAS IV <text:s text:c="35"/></text:p>
          </table:table-cell>
          <table:table-cell office:value-type="string">
            <text:p>Acustica United with Acta Acustic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9-5259</text:p>
          </table:table-cell>
          <table:table-cell office:value-type="string">
            <text:p>ENGENHARIAS IV <text:s text:c="35"/></text:p>
          </table:table-cell>
          <table:table-cell office:value-type="string">
            <text:p>Advances in Complex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3-9514</text:p>
          </table:table-cell>
          <table:table-cell office:value-type="string">
            <text:p>ENGENHARIAS IV <text:s text:c="35"/></text:p>
          </table:table-cell>
          <table:table-cell office:value-type="string">
            <text:p>Applied Artificial Intellig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669X</text:p>
          </table:table-cell>
          <table:table-cell office:value-type="string">
            <text:p>ENGENHARIAS IV <text:s text:c="35"/></text:p>
          </table:table-cell>
          <table:table-cell office:value-type="string">
            <text:p>Applied Intelligence (Boston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7-904X</text:p>
          </table:table-cell>
          <table:table-cell office:value-type="string">
            <text:p>ENGENHARIAS IV <text:s text:c="35"/></text:p>
          </table:table-cell>
          <table:table-cell office:value-type="string">
            <text:p>Applied Mathematical Modell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5-6562</text:p>
          </table:table-cell>
          <table:table-cell office:value-type="string">
            <text:p>ENGENHARIAS IV <text:s text:c="35"/></text:p>
          </table:table-cell>
          <table:table-cell office:value-type="string">
            <text:p>Aviation Space And Environmental Medicin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7-4803</text:p>
          </table:table-cell>
          <table:table-cell office:value-type="string">
            <text:p>ENGENHARIAS IV <text:s text:c="35"/></text:p>
          </table:table-cell>
          <table:table-cell office:value-type="string">
            <text:p>Bioinformatics (Oxford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2-9612</text:p>
          </table:table-cell>
          <table:table-cell office:value-type="string">
            <text:p>ENGENHARIAS IV <text:s text:c="35"/></text:p>
          </table:table-cell>
          <table:table-cell office:value-type="string">
            <text:p>Biomaterials (Guildford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6-5663</text:p>
          </table:table-cell>
          <table:table-cell office:value-type="string">
            <text:p>ENGENHARIAS IV <text:s text:c="35"/></text:p>
          </table:table-cell>
          <table:table-cell office:value-type="string">
            <text:p>Biosensors &amp; Bioelectron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8-6363</text:p>
          </table:table-cell>
          <table:table-cell office:value-type="string">
            <text:p>ENGENHARIAS IV <text:s text:c="35"/></text:p>
          </table:table-cell>
          <table:table-cell office:value-type="string">
            <text:p>Cardiovascular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8-081X</text:p>
          </table:table-cell>
          <table:table-cell office:value-type="string">
            <text:p>ENGENHARIAS IV <text:s text:c="35"/></text:p>
          </table:table-cell>
          <table:table-cell office:value-type="string">
            <text:p>Circuits, Systems, and Signal Proces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6-7857</text:p>
          </table:table-cell>
          <table:table-cell office:value-type="string">
            <text:p>ENGENHARIAS IV <text:s text:c="35"/></text:p>
          </table:table-cell>
          <table:table-cell office:value-type="string">
            <text:p>Cluster Comput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6-4833</text:p>
          </table:table-cell>
          <table:table-cell office:value-type="string">
            <text:p>ENGENHARIAS IV <text:s text:c="35"/></text:p>
          </table:table-cell>
          <table:table-cell office:value-type="string">
            <text:p>Computer Communication Review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0-3664</text:p>
          </table:table-cell>
          <table:table-cell office:value-type="string">
            <text:p>ENGENHARIAS IV <text:s text:c="35"/></text:p>
          </table:table-cell>
          <table:table-cell office:value-type="string">
            <text:p>Computer Communic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2607</text:p>
          </table:table-cell>
          <table:table-cell office:value-type="string">
            <text:p>ENGENHARIAS IV <text:s text:c="35"/></text:p>
          </table:table-cell>
          <table:table-cell office:value-type="string">
            <text:p>Computer Methods and Programs in Biomedicin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9-1286</text:p>
          </table:table-cell>
          <table:table-cell office:value-type="string">
            <text:p>ENGENHARIAS IV <text:s text:c="35"/></text:p>
          </table:table-cell>
          <table:table-cell office:value-type="string">
            <text:p>Computer Network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7-6192</text:p>
          </table:table-cell>
          <table:table-cell office:value-type="string">
            <text:p>ENGENHARIAS IV <text:s text:c="35"/></text:p>
          </table:table-cell>
          <table:table-cell office:value-type="string">
            <text:p>Computer Systems Science and Enginee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7-8493</text:p>
          </table:table-cell>
          <table:table-cell office:value-type="string">
            <text:p>ENGENHARIAS IV <text:s text:c="35"/></text:p>
          </table:table-cell>
          <table:table-cell office:value-type="string">
            <text:p>Computers &amp; Graph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0-8352</text:p>
          </table:table-cell>
          <table:table-cell office:value-type="string">
            <text:p>ENGENHARIAS IV <text:s text:c="35"/></text:p>
          </table:table-cell>
          <table:table-cell office:value-type="string">
            <text:p>Computers &amp; Industrial Enginee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0-3493</text:p>
          </table:table-cell>
          <table:table-cell office:value-type="string">
            <text:p>ENGENHARIAS IV <text:s text:c="35"/></text:p>
          </table:table-cell>
          <table:table-cell office:value-type="string">
            <text:p>Critical Care Medicin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1022</text:p>
          </table:table-cell>
          <table:table-cell office:value-type="string">
            <text:p>ENGENHARIAS IV <text:s text:c="35"/></text:p>
          </table:table-cell>
          <table:table-cell office:value-type="string">
            <text:p>Designs, Codes and Cryptograph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1-2004</text:p>
          </table:table-cell>
          <table:table-cell office:value-type="string">
            <text:p>ENGENHARIAS IV <text:s text:c="35"/></text:p>
          </table:table-cell>
          <table:table-cell office:value-type="string">
            <text:p>Digital Signal Proces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6-218X</text:p>
          </table:table-cell>
          <table:table-cell office:value-type="string">
            <text:p>ENGENHARIAS IV <text:s text:c="35"/></text:p>
          </table:table-cell>
          <table:table-cell office:value-type="string">
            <text:p>Discrete Applied Mathemat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6703</text:p>
          </table:table-cell>
          <table:table-cell office:value-type="string">
            <text:p>ENGENHARIAS IV <text:s text:c="35"/></text:p>
          </table:table-cell>
          <table:table-cell office:value-type="string">
            <text:p>Discrete Event Dynamic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7796</text:p>
          </table:table-cell>
          <table:table-cell office:value-type="string">
            <text:p>ENGENHARIAS IV <text:s text:c="35"/></text:p>
          </table:table-cell>
          <table:table-cell office:value-type="string">
            <text:p>Electric Power Systems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2-1976</text:p>
          </table:table-cell>
          <table:table-cell office:value-type="string">
            <text:p>ENGENHARIAS IV <text:s text:c="35"/></text:p>
          </table:table-cell>
          <table:table-cell office:value-type="string">
            <text:p>Engineering Applications of Artificial Intellig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87-6172</text:p>
          </table:table-cell>
          <table:table-cell office:value-type="string">
            <text:p>ENGENHARIAS IV <text:s text:c="35"/></text:p>
          </table:table-cell>
          <table:table-cell office:value-type="string">
            <text:p>EURASIP Journal on Advances in Signal Proces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10-8657</text:p>
          </table:table-cell>
          <table:table-cell office:value-type="string">
            <text:p>ENGENHARIAS IV <text:s text:c="35"/></text:p>
          </table:table-cell>
          <table:table-cell office:value-type="string">
            <text:p>EURASIP Journal on Applied Signal Proces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5-5986</text:p>
          </table:table-cell>
          <table:table-cell office:value-type="string">
            <text:p>ENGENHARIAS IV <text:s text:c="35"/></text:p>
          </table:table-cell>
          <table:table-cell office:value-type="string">
            <text:p>Flow Measurement and Instrument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4-5043</text:p>
          </table:table-cell>
          <table:table-cell office:value-type="string">
            <text:p>ENGENHARIAS IV <text:s text:c="35"/></text:p>
          </table:table-cell>
          <table:table-cell office:value-type="string">
            <text:p>Formal Aspects of Comput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2968</text:p>
          </table:table-cell>
          <table:table-cell office:value-type="string">
            <text:p>ENGENHARIAS IV <text:s text:c="35"/></text:p>
          </table:table-cell>
          <table:table-cell office:value-type="string">
            <text:p>Fundamenta Informatica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5-9471</text:p>
          </table:table-cell>
          <table:table-cell office:value-type="string">
            <text:p>ENGENHARIAS IV <text:s text:c="35"/></text:p>
          </table:table-cell>
          <table:table-cell office:value-type="string">
            <text:p>Human Brain Mapp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2409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Circuits, Devices and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2352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Electric Power Applic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2360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Generation, Transmission &amp; Distribu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2417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Microwaves, Antennas and Propag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2433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Optoelectron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2344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Science, Measurement and Tech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6-1225</text:p>
          </table:table-cell>
          <table:table-cell office:value-type="string">
            <text:p>ENGENHARIAS IV <text:s text:c="35"/></text:p>
          </table:table-cell>
          <table:table-cell office:value-type="string">
            <text:p>IEEE Antennas and Wireless Propagation Lett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9-7798</text:p>
          </table:table-cell>
          <table:table-cell office:value-type="string">
            <text:p>ENGENHARIAS IV <text:s text:c="35"/></text:p>
          </table:table-cell>
          <table:table-cell office:value-type="string">
            <text:p>IEEE Communications Lett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251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Aerospace and Electronic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58-791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Audio, Speech, and Language Proces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8-007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Computer-Aided Design of Integrated Circuits and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0-9878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Dielectrics and Electrical Insul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359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Educ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375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Electromagnetic Compatibilit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3-9994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Industry Applic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8-9456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Instrumentation and Measurement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8977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Power Delive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3-4427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Systems, Man and Cybernetics. Part A, Systems and Huma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4-6977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Systems, Man and Cybernetics. Part C, Applications and Review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3-8210</text:p>
          </table:table-cell>
          <table:table-cell office:value-type="string">
            <text:p>ENGENHARIAS IV <text:s text:c="35"/></text:p>
          </table:table-cell>
          <table:table-cell office:value-type="string">
            <text:p>IEEE Transactions on Very Large Scale Integration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16-8524</text:p>
          </table:table-cell>
          <table:table-cell office:value-type="string">
            <text:p>ENGENHARIAS IV <text:s text:c="35"/></text:p>
          </table:table-cell>
          <table:table-cell office:value-type="string">
            <text:p>IEICE Transactions on Electron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51-8687</text:p>
          </table:table-cell>
          <table:table-cell office:value-type="string">
            <text:p>ENGENHARIAS IV <text:s text:c="35"/></text:p>
          </table:table-cell>
          <table:table-cell office:value-type="string">
            <text:p>IET generation, transmission &amp; distribu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51-8695</text:p>
          </table:table-cell>
          <table:table-cell office:value-type="string">
            <text:p>ENGENHARIAS IV <text:s text:c="35"/></text:p>
          </table:table-cell>
          <table:table-cell office:value-type="string">
            <text:p>IET generation, transmission &amp; distribution (Online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0-817X</text:p>
          </table:table-cell>
          <table:table-cell office:value-type="string">
            <text:p>ENGENHARIAS IV <text:s text:c="35"/></text:p>
          </table:table-cell>
          <table:table-cell office:value-type="string">
            <text:p>IIE Transac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7-3326</text:p>
          </table:table-cell>
          <table:table-cell office:value-type="string">
            <text:p>ENGENHARIAS IV <text:s text:c="35"/></text:p>
          </table:table-cell>
          <table:table-cell office:value-type="string">
            <text:p>Information Systems Fronti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1-9856</text:p>
          </table:table-cell>
          <table:table-cell office:value-type="string">
            <text:p>ENGENHARIAS IV <text:s text:c="35"/></text:p>
          </table:table-cell>
          <table:table-cell office:value-type="string">
            <text:p>INFORMS Journal on Comput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3-9149</text:p>
          </table:table-cell>
          <table:table-cell office:value-type="string">
            <text:p>ENGENHARIAS IV <text:s text:c="35"/></text:p>
          </table:table-cell>
          <table:table-cell office:value-type="string">
            <text:p>Instrumentation Science &amp; Tech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0-6327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Adaptive Control and Signal Proces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8-1274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Bifurcation and Chaos in Applied Sciences and Enginee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717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ntro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9-9457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Imaging Systems and Tech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4-817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Intelligent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5-133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Nonlinear Sciences and Numerical Simul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4-337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Numerical Modell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9-749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Quantum Inform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772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Systems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8-339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iological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4-043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one and Mineral Research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7-188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Digital Imag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043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Dynamic Systems, Measurement, and Contro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7-990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onic Imaging (Springfield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1-123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Heuristic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176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mmunology (Baltimore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1-029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ntelligent &amp; Robotic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990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ntelligent Information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282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olecular and Cellular Cardi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3-731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arallel and Distributed Comput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1-222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Robotic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2-060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oftware Maintenance and Evolu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4-121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ystems and Softwar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3-762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ystems Architectur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786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American Chemical Societ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6-003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Franklin Institut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7-320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Visual Communication and Image Representation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2-577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VLSI Signal Proces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8-8921</text:p>
          </table:table-cell>
          <table:table-cell office:value-type="string">
            <text:p>ENGENHARIAS IV <text:s text:c="35"/></text:p>
          </table:table-cell>
          <table:table-cell office:value-type="string">
            <text:p>Lasers in Medical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7-6924</text:p>
          </table:table-cell>
          <table:table-cell office:value-type="string">
            <text:p>ENGENHARIAS IV <text:s text:c="35"/></text:p>
          </table:table-cell>
          <table:table-cell office:value-type="string">
            <text:p>Leukemia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5-7177</text:p>
          </table:table-cell>
          <table:table-cell office:value-type="string">
            <text:p>ENGENHARIAS IV <text:s text:c="35"/></text:p>
          </table:table-cell>
          <table:table-cell office:value-type="string">
            <text:p>Mathematical and Computer Modell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3-2241</text:p>
          </table:table-cell>
          <table:table-cell office:value-type="string">
            <text:p>ENGENHARIAS IV <text:s text:c="35"/></text:p>
          </table:table-cell>
          <table:table-cell office:value-type="string">
            <text:p>Measurement (London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0-0118</text:p>
          </table:table-cell>
          <table:table-cell office:value-type="string">
            <text:p>ENGENHARIAS IV <text:s text:c="35"/></text:p>
          </table:table-cell>
          <table:table-cell office:value-type="string">
            <text:p>Medical &amp; Biological Engineering &amp; Comput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ENGENHARIAS IV <text:s text:c="35"/></text:p>
          </table:table-cell>
          <table:table-cell office:value-type="string">
            <text:p>Microelectronics journa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1-9331</text:p>
          </table:table-cell>
          <table:table-cell office:value-type="string">
            <text:p>ENGENHARIAS IV <text:s text:c="35"/></text:p>
          </table:table-cell>
          <table:table-cell office:value-type="string">
            <text:p>Microprocessors and Micro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5-2477</text:p>
          </table:table-cell>
          <table:table-cell office:value-type="string">
            <text:p>ENGENHARIAS IV <text:s text:c="35"/></text:p>
          </table:table-cell>
          <table:table-cell office:value-type="string">
            <text:p>Microwave and Optical Technology Lett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3-6082</text:p>
          </table:table-cell>
          <table:table-cell office:value-type="string">
            <text:p>ENGENHARIAS IV <text:s text:c="35"/></text:p>
          </table:table-cell>
          <table:table-cell office:value-type="string">
            <text:p>Multidimensional Systems and Signal Proces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2-4962</text:p>
          </table:table-cell>
          <table:table-cell office:value-type="string">
            <text:p>ENGENHARIAS IV <text:s text:c="35"/></text:p>
          </table:table-cell>
          <table:table-cell office:value-type="string">
            <text:p>Multimedia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0-7501</text:p>
          </table:table-cell>
          <table:table-cell office:value-type="string">
            <text:p>ENGENHARIAS IV <text:s text:c="35"/></text:p>
          </table:table-cell>
          <table:table-cell office:value-type="string">
            <text:p>Multimedia Tools and Applic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5-9985</text:p>
          </table:table-cell>
          <table:table-cell office:value-type="string">
            <text:p>ENGENHARIAS IV <text:s text:c="35"/></text:p>
          </table:table-cell>
          <table:table-cell office:value-type="string">
            <text:p>Nature Structural &amp; Molecular Biology (Online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1-0643</text:p>
          </table:table-cell>
          <table:table-cell office:value-type="string">
            <text:p>ENGENHARIAS IV <text:s text:c="35"/></text:p>
          </table:table-cell>
          <table:table-cell office:value-type="string">
            <text:p>Neural Computing &amp; Applic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ENGENHARIAS IV <text:s text:c="35"/></text:p>
          </table:table-cell>
          <table:table-cell office:value-type="string">
            <text:p>Neurocomputing (Amsterdam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3-8119</text:p>
          </table:table-cell>
          <table:table-cell office:value-type="string">
            <text:p>ENGENHARIAS IV <text:s text:c="35"/></text:p>
          </table:table-cell>
          <table:table-cell office:value-type="string">
            <text:p>NeuroImage (Orlando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7-1398</text:p>
          </table:table-cell>
          <table:table-cell office:value-type="string">
            <text:p>ENGENHARIAS IV <text:s text:c="35"/></text:p>
          </table:table-cell>
          <table:table-cell office:value-type="string">
            <text:p>Numerical Algorith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0-5325</text:p>
          </table:table-cell>
          <table:table-cell office:value-type="string">
            <text:p>ENGENHARIAS IV <text:s text:c="35"/></text:p>
          </table:table-cell>
          <table:table-cell office:value-type="string">
            <text:p>Numerical Linear Algebra with Applic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1-3286</text:p>
          </table:table-cell>
          <table:table-cell office:value-type="string">
            <text:p>ENGENHARIAS IV <text:s text:c="35"/></text:p>
          </table:table-cell>
          <table:table-cell office:value-type="string">
            <text:p>Optical Engineering (Bellingham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8-5200</text:p>
          </table:table-cell>
          <table:table-cell office:value-type="string">
            <text:p>ENGENHARIAS IV <text:s text:c="35"/></text:p>
          </table:table-cell>
          <table:table-cell office:value-type="string">
            <text:p>Optical Fiber Tech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0-3992</text:p>
          </table:table-cell>
          <table:table-cell office:value-type="string">
            <text:p>ENGENHARIAS IV <text:s text:c="35"/></text:p>
          </table:table-cell>
          <table:table-cell office:value-type="string">
            <text:p>Optics and Laser Technolog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3-8166</text:p>
          </table:table-cell>
          <table:table-cell office:value-type="string">
            <text:p>ENGENHARIAS IV <text:s text:c="35"/></text:p>
          </table:table-cell>
          <table:table-cell office:value-type="string">
            <text:p>Optics and Lasers in Engineer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8191</text:p>
          </table:table-cell>
          <table:table-cell office:value-type="string">
            <text:p>ENGENHARIAS IV <text:s text:c="35"/></text:p>
          </table:table-cell>
          <table:table-cell office:value-type="string">
            <text:p>Parallel Comput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3-7541</text:p>
          </table:table-cell>
          <table:table-cell office:value-type="string">
            <text:p>ENGENHARIAS IV <text:s text:c="35"/></text:p>
          </table:table-cell>
          <table:table-cell office:value-type="string">
            <text:p>Pattern Analysis and Applic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8655</text:p>
          </table:table-cell>
          <table:table-cell office:value-type="string">
            <text:p>ENGENHARIAS IV <text:s text:c="35"/></text:p>
          </table:table-cell>
          <table:table-cell office:value-type="string">
            <text:p>Pattern Recognition Lett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7-974X</text:p>
          </table:table-cell>
          <table:table-cell office:value-type="string">
            <text:p>ENGENHARIAS IV <text:s text:c="35"/></text:p>
          </table:table-cell>
          <table:table-cell office:value-type="string">
            <text:p>Photonic Network Communication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9007</text:p>
          </table:table-cell>
          <table:table-cell office:value-type="string">
            <text:p>ENGENHARIAS IV <text:s text:c="35"/></text:p>
          </table:table-cell>
          <table:table-cell office:value-type="string">
            <text:p>Physical Review Letter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3-5747</text:p>
          </table:table-cell>
          <table:table-cell office:value-type="string">
            <text:p>ENGENHARIAS IV <text:s text:c="35"/></text:p>
          </table:table-cell>
          <table:table-cell office:value-type="string">
            <text:p>Robotica (Cambridge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1-8890</text:p>
          </table:table-cell>
          <table:table-cell office:value-type="string">
            <text:p>ENGENHARIAS IV <text:s text:c="35"/></text:p>
          </table:table-cell>
          <table:table-cell office:value-type="string">
            <text:p>Robotics and Autonomous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5-9203</text:p>
          </table:table-cell>
          <table:table-cell office:value-type="string">
            <text:p>ENGENHARIAS IV <text:s text:c="35"/></text:p>
          </table:table-cell>
          <table:table-cell office:value-type="string">
            <text:p>Science (Online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6423</text:p>
          </table:table-cell>
          <table:table-cell office:value-type="string">
            <text:p>ENGENHARIAS IV <text:s text:c="35"/></text:p>
          </table:table-cell>
          <table:table-cell office:value-type="string">
            <text:p>Science of Computer Programm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5-1684</text:p>
          </table:table-cell>
          <table:table-cell office:value-type="string">
            <text:p>ENGENHARIAS IV <text:s text:c="35"/></text:p>
          </table:table-cell>
          <table:table-cell office:value-type="string">
            <text:p>Signal Process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9-190X</text:p>
          </table:table-cell>
          <table:table-cell office:value-type="string">
            <text:p>ENGENHARIAS IV <text:s text:c="35"/></text:p>
          </table:table-cell>
          <table:table-cell office:value-type="string">
            <text:p>Simulation Modelling Practice and Theory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2-7643</text:p>
          </table:table-cell>
          <table:table-cell office:value-type="string">
            <text:p>ENGENHARIAS IV <text:s text:c="35"/></text:p>
          </table:table-cell>
          <table:table-cell office:value-type="string">
            <text:p>Soft Computing (Heidelberg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8-0644</text:p>
          </table:table-cell>
          <table:table-cell office:value-type="string">
            <text:p>ENGENHARIAS IV <text:s text:c="35"/></text:p>
          </table:table-cell>
          <table:table-cell office:value-type="string">
            <text:p>Software, Practice &amp; Exper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8-4864</text:p>
          </table:table-cell>
          <table:table-cell office:value-type="string">
            <text:p>ENGENHARIAS IV <text:s text:c="35"/></text:p>
          </table:table-cell>
          <table:table-cell office:value-type="string">
            <text:p>Telecommunication System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637X</text:p>
          </table:table-cell>
          <table:table-cell office:value-type="string">
            <text:p>ENGENHARIAS IV <text:s text:c="35"/></text:p>
          </table:table-cell>
          <table:table-cell office:value-type="string">
            <text:p>The Astrophysical Journal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9-8479</text:p>
          </table:table-cell>
          <table:table-cell office:value-type="string">
            <text:p>ENGENHARIAS IV <text:s text:c="35"/></text:p>
          </table:table-cell>
          <table:table-cell office:value-type="string">
            <text:p>The Journal of High Energy Physics (Online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6-5379</text:p>
          </table:table-cell>
          <table:table-cell office:value-type="string">
            <text:p>ENGENHARIAS IV <text:s text:c="35"/></text:p>
          </table:table-cell>
          <table:table-cell office:value-type="string">
            <text:p>The Journal of Optical Networking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8-2789</text:p>
          </table:table-cell>
          <table:table-cell office:value-type="string">
            <text:p>ENGENHARIAS IV <text:s text:c="35"/></text:p>
          </table:table-cell>
          <table:table-cell office:value-type="string">
            <text:p>The Visual Computer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3975</text:p>
          </table:table-cell>
          <table:table-cell office:value-type="string">
            <text:p>ENGENHARIAS IV <text:s text:c="35"/></text:p>
          </table:table-cell>
          <table:table-cell office:value-type="string">
            <text:p>Theoretical Computer Science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1-624X</text:p>
          </table:table-cell>
          <table:table-cell office:value-type="string">
            <text:p>ENGENHARIAS IV <text:s text:c="35"/></text:p>
          </table:table-cell>
          <table:table-cell office:value-type="string">
            <text:p>Ultrasonics (Guildford)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2-0038</text:p>
          </table:table-cell>
          <table:table-cell office:value-type="string">
            <text:p>ENGENHARIAS IV <text:s text:c="35"/></text:p>
          </table:table-cell>
          <table:table-cell office:value-type="string">
            <text:p>Wireless Networks</text:p>
          </table:table-cell>
          <table:table-cell office:value-type="string">
            <text:p>A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5-4150</text:p>
          </table:table-cell>
          <table:table-cell office:value-type="string">
            <text:p>ENGENHARIAS IV <text:s text:c="35"/></text:p>
          </table:table-cell>
          <table:table-cell office:value-type="string">
            <text:p>Advanced Synthesis &amp; Catalysi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4-8411</text:p>
          </table:table-cell>
          <table:table-cell office:value-type="string">
            <text:p>ENGENHARIAS IV <text:s text:c="35"/></text:p>
          </table:table-cell>
          <table:table-cell office:value-type="string">
            <text:p>AE�. International Journal of Electronics and Communica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3-6135</text:p>
          </table:table-cell>
          <table:table-cell office:value-type="string">
            <text:p>ENGENHARIAS IV <text:s text:c="35"/></text:p>
          </table:table-cell>
          <table:table-cell office:value-type="string">
            <text:p>American Journal of Physiology. Heart and Circulatory Phys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1030</text:p>
          </table:table-cell>
          <table:table-cell office:value-type="string">
            <text:p>ENGENHARIAS IV <text:s text:c="35"/></text:p>
          </table:table-cell>
          <table:table-cell office:value-type="string">
            <text:p>Analog Integrated Circuits and Signal Process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ENGENHARIAS IV <text:s text:c="35"/></text:p>
          </table:table-cell>
          <table:table-cell office:value-type="string">
            <text:p>Analytica Chimica Act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ENGENHARIAS IV <text:s text:c="35"/></text:p>
          </table:table-cell>
          <table:table-cell office:value-type="string">
            <text:p>Analytical and Bioanalytical Chemist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2697</text:p>
          </table:table-cell>
          <table:table-cell office:value-type="string">
            <text:p>ENGENHARIAS IV <text:s text:c="35"/></text:p>
          </table:table-cell>
          <table:table-cell office:value-type="string">
            <text:p>Analytical Biochemist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3022</text:p>
          </table:table-cell>
          <table:table-cell office:value-type="string">
            <text:p>ENGENHARIAS IV <text:s text:c="35"/></text:p>
          </table:table-cell>
          <table:table-cell office:value-type="string">
            <text:p>Anesthesiology (Philadelphia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4347</text:p>
          </table:table-cell>
          <table:table-cell office:value-type="string">
            <text:p>ENGENHARIAS IV <text:s text:c="35"/></text:p>
          </table:table-cell>
          <table:table-cell office:value-type="string">
            <text:p>Annales des T�l�communica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7-2797</text:p>
          </table:table-cell>
          <table:table-cell office:value-type="string">
            <text:p>ENGENHARIAS IV <text:s text:c="35"/></text:p>
          </table:table-cell>
          <table:table-cell office:value-type="string">
            <text:p>Annals of Epidem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3-5203</text:p>
          </table:table-cell>
          <table:table-cell office:value-type="string">
            <text:p>ENGENHARIAS IV <text:s text:c="35"/></text:p>
          </table:table-cell>
          <table:table-cell office:value-type="string">
            <text:p>Applied and Computational Harmonic Analysi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6-860X</text:p>
          </table:table-cell>
          <table:table-cell office:value-type="string">
            <text:p>ENGENHARIAS IV <text:s text:c="35"/></text:p>
          </table:table-cell>
          <table:table-cell office:value-type="string">
            <text:p>Applied Catalysis. A, Gener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7-8396</text:p>
          </table:table-cell>
          <table:table-cell office:value-type="string">
            <text:p>ENGENHARIAS IV <text:s text:c="35"/></text:p>
          </table:table-cell>
          <table:table-cell office:value-type="string">
            <text:p>Applied Physics. A, Materials Science &amp; Process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ENGENHARIAS IV <text:s text:c="35"/></text:p>
          </table:table-cell>
          <table:table-cell office:value-type="string">
            <text:p>Applied Surface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ENGENHARIAS IV <text:s text:c="35"/></text:p>
          </table:table-cell>
          <table:table-cell office:value-type="string">
            <text:p>Artificial Orga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1-8625</text:p>
          </table:table-cell>
          <table:table-cell office:value-type="string">
            <text:p>ENGENHARIAS IV <text:s text:c="35"/></text:p>
          </table:table-cell>
          <table:table-cell office:value-type="string">
            <text:p>Asian Journal of Contro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6361</text:p>
          </table:table-cell>
          <table:table-cell office:value-type="string">
            <text:p>ENGENHARIAS IV <text:s text:c="35"/></text:p>
          </table:table-cell>
          <table:table-cell office:value-type="string">
            <text:p>Astronomy &amp; Astrophysics (Berli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0-9639</text:p>
          </table:table-cell>
          <table:table-cell office:value-type="string">
            <text:p>ENGENHARIAS IV <text:s text:c="35"/></text:p>
          </table:table-cell>
          <table:table-cell office:value-type="string">
            <text:p>BBA. Proteins and Proteom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4165</text:p>
          </table:table-cell>
          <table:table-cell office:value-type="string">
            <text:p>ENGENHARIAS IV <text:s text:c="35"/></text:p>
          </table:table-cell>
          <table:table-cell office:value-type="string">
            <text:p>Biochimica et Biophysica Acta. G, General Subject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ENGENHARIAS IV <text:s text:c="35"/></text:p>
          </table:table-cell>
          <table:table-cell office:value-type="string">
            <text:p>Biochimie (Paris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7-5394</text:p>
          </table:table-cell>
          <table:table-cell office:value-type="string">
            <text:p>ENGENHARIAS IV <text:s text:c="35"/></text:p>
          </table:table-cell>
          <table:table-cell office:value-type="string">
            <text:p>Bioelectrochemistry (Amsterdam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1-6730</text:p>
          </table:table-cell>
          <table:table-cell office:value-type="string">
            <text:p>ENGENHARIAS IV <text:s text:c="35"/></text:p>
          </table:table-cell>
          <table:table-cell office:value-type="string">
            <text:p>Biological Chemist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40-1200</text:p>
          </table:table-cell>
          <table:table-cell office:value-type="string">
            <text:p>ENGENHARIAS IV <text:s text:c="35"/></text:p>
          </table:table-cell>
          <table:table-cell office:value-type="string">
            <text:p>Biological Cyberne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0-894X</text:p>
          </table:table-cell>
          <table:table-cell office:value-type="string">
            <text:p>ENGENHARIAS IV <text:s text:c="35"/></text:p>
          </table:table-cell>
          <table:table-cell office:value-type="string">
            <text:p>Bioorganic &amp; Medicinal Chemistry Letter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4622</text:p>
          </table:table-cell>
          <table:table-cell office:value-type="string">
            <text:p>ENGENHARIAS IV <text:s text:c="35"/></text:p>
          </table:table-cell>
          <table:table-cell office:value-type="string">
            <text:p>Biophysical Chemist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8-0020</text:p>
          </table:table-cell>
          <table:table-cell office:value-type="string">
            <text:p>ENGENHARIAS IV <text:s text:c="35"/></text:p>
          </table:table-cell>
          <table:table-cell office:value-type="string">
            <text:p>Blood (Philadelphia. 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ENGENHARIAS IV <text:s text:c="35"/></text:p>
          </table:table-cell>
          <table:table-cell office:value-type="string">
            <text:p>BMC Genom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ENGENHARIAS IV <text:s text:c="35"/></text:p>
          </table:table-cell>
          <table:table-cell office:value-type="string">
            <text:p>Brain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8-6223</text:p>
          </table:table-cell>
          <table:table-cell office:value-type="string">
            <text:p>ENGENHARIAS IV <text:s text:c="35"/></text:p>
          </table:table-cell>
          <table:table-cell office:value-type="string">
            <text:p>Carbon (New York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5-9195</text:p>
          </table:table-cell>
          <table:table-cell office:value-type="string">
            <text:p>ENGENHARIAS IV <text:s text:c="35"/></text:p>
          </table:table-cell>
          <table:table-cell office:value-type="string">
            <text:p>Cell Biochemistry and Bio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3-4160</text:p>
          </table:table-cell>
          <table:table-cell office:value-type="string">
            <text:p>ENGENHARIAS IV <text:s text:c="35"/></text:p>
          </table:table-cell>
          <table:table-cell office:value-type="string">
            <text:p>Cell Calcium (Edinburgh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ENGENHARIAS IV <text:s text:c="35"/></text:p>
          </table:table-cell>
          <table:table-cell office:value-type="string">
            <text:p>Chaos, Solitons and Fractal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7-4756</text:p>
          </table:table-cell>
          <table:table-cell office:value-type="string">
            <text:p>ENGENHARIAS IV <text:s text:c="35"/></text:p>
          </table:table-cell>
          <table:table-cell office:value-type="string">
            <text:p>Chemistry of Material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7439</text:p>
          </table:table-cell>
          <table:table-cell office:value-type="string">
            <text:p>ENGENHARIAS IV <text:s text:c="35"/></text:p>
          </table:table-cell>
          <table:table-cell office:value-type="string">
            <text:p>Chemometrics and Intelligent Laboratory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4-9381</text:p>
          </table:table-cell>
          <table:table-cell office:value-type="string">
            <text:p>ENGENHARIAS IV <text:s text:c="35"/></text:p>
          </table:table-cell>
          <table:table-cell office:value-type="string">
            <text:p>Classical and Quantum Gravit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3-402X</text:p>
          </table:table-cell>
          <table:table-cell office:value-type="string">
            <text:p>ENGENHARIAS IV <text:s text:c="35"/></text:p>
          </table:table-cell>
          <table:table-cell office:value-type="string">
            <text:p>Colloid and Polymer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32-1649</text:p>
          </table:table-cell>
          <table:table-cell office:value-type="string">
            <text:p>ENGENHARIAS IV <text:s text:c="35"/></text:p>
          </table:table-cell>
          <table:table-cell office:value-type="string">
            <text:p>COMPEL (Bradford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3-4062</text:p>
          </table:table-cell>
          <table:table-cell office:value-type="string">
            <text:p>ENGENHARIAS IV <text:s text:c="35"/></text:p>
          </table:table-cell>
          <table:table-cell office:value-type="string">
            <text:p>Computational Statistics (Zeitschrift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8396</text:p>
          </table:table-cell>
          <table:table-cell office:value-type="string">
            <text:p>ENGENHARIAS IV <text:s text:c="35"/></text:p>
          </table:table-cell>
          <table:table-cell office:value-type="string">
            <text:p>Computer Aided Geometric Desig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1-3773</text:p>
          </table:table-cell>
          <table:table-cell office:value-type="string">
            <text:p>ENGENHARIAS IV <text:s text:c="35"/></text:p>
          </table:table-cell>
          <table:table-cell office:value-type="string">
            <text:p>Computer Applications in Engineering Educ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5-7825</text:p>
          </table:table-cell>
          <table:table-cell office:value-type="string">
            <text:p>ENGENHARIAS IV <text:s text:c="35"/></text:p>
          </table:table-cell>
          <table:table-cell office:value-type="string">
            <text:p>Computer Methods in Applied Mechanics and Engineer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5-7906</text:p>
          </table:table-cell>
          <table:table-cell office:value-type="string">
            <text:p>ENGENHARIAS IV <text:s text:c="35"/></text:p>
          </table:table-cell>
          <table:table-cell office:value-type="string">
            <text:p>Computers &amp; Electrical Engineer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8-1354</text:p>
          </table:table-cell>
          <table:table-cell office:value-type="string">
            <text:p>ENGENHARIAS IV <text:s text:c="35"/></text:p>
          </table:table-cell>
          <table:table-cell office:value-type="string">
            <text:p>Computers and Chemical Engineer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9-5585</text:p>
          </table:table-cell>
          <table:table-cell office:value-type="string">
            <text:p>ENGENHARIAS IV <text:s text:c="35"/></text:p>
          </table:table-cell>
          <table:table-cell office:value-type="string">
            <text:p>Design Automation for Embedded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8227</text:p>
          </table:table-cell>
          <table:table-cell office:value-type="string">
            <text:p>ENGENHARIAS IV <text:s text:c="35"/></text:p>
          </table:table-cell>
          <table:table-cell office:value-type="string">
            <text:p>Diabetes Research and Clinical Practi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2-3071</text:p>
          </table:table-cell>
          <table:table-cell office:value-type="string">
            <text:p>ENGENHARIAS IV <text:s text:c="35"/></text:p>
          </table:table-cell>
          <table:table-cell office:value-type="string">
            <text:p>Diabetic Medic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3-2116</text:p>
          </table:table-cell>
          <table:table-cell office:value-type="string">
            <text:p>ENGENHARIAS IV <text:s text:c="35"/></text:p>
          </table:table-cell>
          <table:table-cell office:value-type="string">
            <text:p>Digestive Diseases and Scien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3-7208</text:p>
          </table:table-cell>
          <table:table-cell office:value-type="string">
            <text:p>ENGENHARIAS IV <text:s text:c="35"/></text:p>
          </table:table-cell>
          <table:table-cell office:value-type="string">
            <text:p>Dyes and Pigment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ENGENHARIAS IV <text:s text:c="35"/></text:p>
          </table:table-cell>
          <table:table-cell office:value-type="string">
            <text:p>Ecological Modell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1-356X</text:p>
          </table:table-cell>
          <table:table-cell office:value-type="string">
            <text:p>ENGENHARIAS IV <text:s text:c="35"/></text:p>
          </table:table-cell>
          <table:table-cell office:value-type="string">
            <text:p>Electric Machines and Power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2-5008</text:p>
          </table:table-cell>
          <table:table-cell office:value-type="string">
            <text:p>ENGENHARIAS IV <text:s text:c="35"/></text:p>
          </table:table-cell>
          <table:table-cell office:value-type="string">
            <text:p>Electric Power Components and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8-7921</text:p>
          </table:table-cell>
          <table:table-cell office:value-type="string">
            <text:p>ENGENHARIAS IV <text:s text:c="35"/></text:p>
          </table:table-cell>
          <table:table-cell office:value-type="string">
            <text:p>Electrical Engineering (Berli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9-0062</text:p>
          </table:table-cell>
          <table:table-cell office:value-type="string">
            <text:p>ENGENHARIAS IV <text:s text:c="35"/></text:p>
          </table:table-cell>
          <table:table-cell office:value-type="string">
            <text:p>Electrochemical and Solid-State Letter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8862</text:p>
          </table:table-cell>
          <table:table-cell office:value-type="string">
            <text:p>ENGENHARIAS IV <text:s text:c="35"/></text:p>
          </table:table-cell>
          <table:table-cell office:value-type="string">
            <text:p>Eletr�nica de Pot�nci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4215</text:p>
          </table:table-cell>
          <table:table-cell office:value-type="string">
            <text:p>ENGENHARIAS IV <text:s text:c="35"/></text:p>
          </table:table-cell>
          <table:table-cell office:value-type="string">
            <text:p>Energy Polic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0-4120</text:p>
          </table:table-cell>
          <table:table-cell office:value-type="string">
            <text:p>ENGENHARIAS IV <text:s text:c="35"/></text:p>
          </table:table-cell>
          <table:table-cell office:value-type="string">
            <text:p>Environment Internatio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3-9580</text:p>
          </table:table-cell>
          <table:table-cell office:value-type="string">
            <text:p>ENGENHARIAS IV <text:s text:c="35"/></text:p>
          </table:table-cell>
          <table:table-cell office:value-type="string">
            <text:p>Epilepsia (Copenhage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5-5050</text:p>
          </table:table-cell>
          <table:table-cell office:value-type="string">
            <text:p>ENGENHARIAS IV <text:s text:c="35"/></text:p>
          </table:table-cell>
          <table:table-cell office:value-type="string">
            <text:p>Epilepsy &amp; Behavior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0-1211</text:p>
          </table:table-cell>
          <table:table-cell office:value-type="string">
            <text:p>ENGENHARIAS IV <text:s text:c="35"/></text:p>
          </table:table-cell>
          <table:table-cell office:value-type="string">
            <text:p>Epilepsy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4-3057</text:p>
          </table:table-cell>
          <table:table-cell office:value-type="string">
            <text:p>ENGENHARIAS IV <text:s text:c="35"/></text:p>
          </table:table-cell>
          <table:table-cell office:value-type="string">
            <text:p>European Polymer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0-144X</text:p>
          </table:table-cell>
          <table:table-cell office:value-type="string">
            <text:p>ENGENHARIAS IV <text:s text:c="35"/></text:p>
          </table:table-cell>
          <table:table-cell office:value-type="string">
            <text:p>European Transactions on Electrical Power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24-318X</text:p>
          </table:table-cell>
          <table:table-cell office:value-type="string">
            <text:p>ENGENHARIAS IV <text:s text:c="35"/></text:p>
          </table:table-cell>
          <table:table-cell office:value-type="string">
            <text:p>European Transactions on Telecommunica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4-4819</text:p>
          </table:table-cell>
          <table:table-cell office:value-type="string">
            <text:p>ENGENHARIAS IV <text:s text:c="35"/></text:p>
          </table:table-cell>
          <table:table-cell office:value-type="string">
            <text:p>Experimental Brain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4-4886</text:p>
          </table:table-cell>
          <table:table-cell office:value-type="string">
            <text:p>ENGENHARIAS IV <text:s text:c="35"/></text:p>
          </table:table-cell>
          <table:table-cell office:value-type="string">
            <text:p>Experimental Neur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6-8030</text:p>
          </table:table-cell>
          <table:table-cell office:value-type="string">
            <text:p>ENGENHARIAS IV <text:s text:c="35"/></text:p>
          </table:table-cell>
          <table:table-cell office:value-type="string">
            <text:p>Fiber and Integrated Op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ENGENHARIAS IV <text:s text:c="35"/></text:p>
          </table:table-cell>
          <table:table-cell office:value-type="string">
            <text:p>Food Chemist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6-2361</text:p>
          </table:table-cell>
          <table:table-cell office:value-type="string">
            <text:p>ENGENHARIAS IV <text:s text:c="35"/></text:p>
          </table:table-cell>
          <table:table-cell office:value-type="string">
            <text:p>Fuel (Guildford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6-6362</text:p>
          </table:table-cell>
          <table:table-cell office:value-type="string">
            <text:p>ENGENHARIAS IV <text:s text:c="35"/></text:p>
          </table:table-cell>
          <table:table-cell office:value-type="string">
            <text:p>Gait &amp; Posture (Oxford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4-8276</text:p>
          </table:table-cell>
          <table:table-cell office:value-type="string">
            <text:p>ENGENHARIAS IV <text:s text:c="35"/></text:p>
          </table:table-cell>
          <table:table-cell office:value-type="string">
            <text:p>Geophysical Research Letter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9-0167</text:p>
          </table:table-cell>
          <table:table-cell office:value-type="string">
            <text:p>ENGENHARIAS IV <text:s text:c="35"/></text:p>
          </table:table-cell>
          <table:table-cell office:value-type="string">
            <text:p>Histopath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2425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Communica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2387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Computers and Digital Techniqu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7-0722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Information Securit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245X</text:p>
          </table:table-cell>
          <table:table-cell office:value-type="string">
            <text:p>ENGENHARIAS IV <text:s text:c="35"/></text:p>
          </table:table-cell>
          <table:table-cell office:value-type="string">
            <text:p>IEE Proceedings. Vision, Image and Signal Process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8985</text:p>
          </table:table-cell>
          <table:table-cell office:value-type="string">
            <text:p>ENGENHARIAS IV <text:s text:c="35"/></text:p>
          </table:table-cell>
          <table:table-cell office:value-type="string">
            <text:p>IEEE Aerospace and Electronic Systems Magaz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5-9243</text:p>
          </table:table-cell>
          <table:table-cell office:value-type="string">
            <text:p>ENGENHARIAS IV <text:s text:c="35"/></text:p>
          </table:table-cell>
          <table:table-cell office:value-type="string">
            <text:p>IEEE Antennas and Propagation Magaz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2-1708</text:p>
          </table:table-cell>
          <table:table-cell office:value-type="string">
            <text:p>ENGENHARIAS IV <text:s text:c="35"/></text:p>
          </table:table-cell>
          <table:table-cell office:value-type="string">
            <text:p>IEEE Control Systems Magaz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1-8207</text:p>
          </table:table-cell>
          <table:table-cell office:value-type="string">
            <text:p>ENGENHARIAS IV <text:s text:c="35"/></text:p>
          </table:table-cell>
          <table:table-cell office:value-type="string">
            <text:p>IEEE Microwave and Guided Wave Letter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58-7908</text:p>
          </table:table-cell>
          <table:table-cell office:value-type="string">
            <text:p>ENGENHARIAS IV <text:s text:c="35"/></text:p>
          </table:table-cell>
          <table:table-cell office:value-type="string">
            <text:p>IEEE multidisciplinary engineering education magaz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8-6648</text:p>
          </table:table-cell>
          <table:table-cell office:value-type="string">
            <text:p>ENGENHARIAS IV <text:s text:c="35"/></text:p>
          </table:table-cell>
          <table:table-cell office:value-type="string">
            <text:p>IEEE Potential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0-7977</text:p>
          </table:table-cell>
          <table:table-cell office:value-type="string">
            <text:p>ENGENHARIAS IV <text:s text:c="35"/></text:p>
          </table:table-cell>
          <table:table-cell office:value-type="string">
            <text:p>IEEE Power and Energy Magaz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2-1724</text:p>
          </table:table-cell>
          <table:table-cell office:value-type="string">
            <text:p>ENGENHARIAS IV <text:s text:c="35"/></text:p>
          </table:table-cell>
          <table:table-cell office:value-type="string">
            <text:p>IEEE Power Engineering Review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16-8508</text:p>
          </table:table-cell>
          <table:table-cell office:value-type="string">
            <text:p>ENGENHARIAS IV <text:s text:c="35"/></text:p>
          </table:table-cell>
          <table:table-cell office:value-type="string">
            <text:p>IEICE Transactions on Fundamentals of Electronics, Communications and Computer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16-8532</text:p>
          </table:table-cell>
          <table:table-cell office:value-type="string">
            <text:p>ENGENHARIAS IV <text:s text:c="35"/></text:p>
          </table:table-cell>
          <table:table-cell office:value-type="string">
            <text:p>IEICE Transactions on Information and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51-858X</text:p>
          </table:table-cell>
          <table:table-cell office:value-type="string">
            <text:p>ENGENHARIAS IV <text:s text:c="35"/></text:p>
          </table:table-cell>
          <table:table-cell office:value-type="string">
            <text:p>IET circuits, devices &amp;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51-8628</text:p>
          </table:table-cell>
          <table:table-cell office:value-type="string">
            <text:p>ENGENHARIAS IV <text:s text:c="35"/></text:p>
          </table:table-cell>
          <table:table-cell office:value-type="string">
            <text:p>IET communica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9260</text:p>
          </table:table-cell>
          <table:table-cell office:value-type="string">
            <text:p>ENGENHARIAS IV <text:s text:c="35"/></text:p>
          </table:table-cell>
          <table:table-cell office:value-type="string">
            <text:p>Integration (Amsterdam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42-4642</text:p>
          </table:table-cell>
          <table:table-cell office:value-type="string">
            <text:p>ENGENHARIAS IV <text:s text:c="35"/></text:p>
          </table:table-cell>
          <table:table-cell office:value-type="string">
            <text:p>Intensive Care Medic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6-9795</text:p>
          </table:table-cell>
          <table:table-cell office:value-type="string">
            <text:p>ENGENHARIAS IV <text:s text:c="35"/></text:p>
          </table:table-cell>
          <table:table-cell office:value-type="string">
            <text:p>Intermetallics (Barking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9-598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for Numerical Methods in Engineer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3-5416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Applied Electromagnetics and Mechan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ard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4-535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munication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720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Electrical Engineering Educ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2-0615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Electrical Power &amp; Energy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9-207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Forecast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7-931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Heat and Mass Transfer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5-927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Infrared and Millimeter Wav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01-5027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Oral and Maxillofacial Surge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5-7458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Parallel Programm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9-641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Plasticit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6-429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RF and Microwave Computer-Aided Engineer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7-2884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Satellite Communica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2-097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Satellite Communications and Network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9-691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Wavelets, Mulltiresolution and Information Process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9-0578</text:p>
          </table:table-cell>
          <table:table-cell office:value-type="string">
            <text:p>ENGENHARIAS IV <text:s text:c="35"/></text:p>
          </table:table-cell>
          <table:table-cell office:value-type="string">
            <text:p>ISA Transac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1-6543</text:p>
          </table:table-cell>
          <table:table-cell office:value-type="string">
            <text:p>ENGENHARIAS IV <text:s text:c="35"/></text:p>
          </table:table-cell>
          <table:table-cell office:value-type="string">
            <text:p>IUBMB Life (London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1953</text:p>
          </table:table-cell>
          <table:table-cell office:value-type="string">
            <text:p>ENGENHARIAS IV <text:s text:c="35"/></text:p>
          </table:table-cell>
          <table:table-cell office:value-type="string">
            <text:p>JICS. Journal of Integrated Circuits and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gricultural and Food Chemist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838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lloys and Compound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8750-758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Phys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0-506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iomaterials Science. Polymer Edi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29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iomechan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1-116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hemical Catalysis. A, Chemic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60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hemical 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8-126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ircuits, Systems, and Computer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5-435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linical Epidem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lloid and Interface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660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munication and information systems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29-237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munications and Network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9-531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ational Neuro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99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ational 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4-230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er &amp; Systems Sciences Internatio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00-900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er Science and Technology (Beijing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024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rystal Growt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0-641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omyography and Kines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1-523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onic Material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3-817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onic Test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9-239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ndodon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094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xperimental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3-050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Fluoresc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8-022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Geophysical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6-680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High Speed Network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norganic Biochemist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4-124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ntelligent &amp; Fuzzy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201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nvertebrate Path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3-681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thematical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0-131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icromechanics and Microengineer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739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icrowaves and Optoelectron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1-117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olecular Catalysis. B, Enzymatic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11-604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eurolinguist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07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europhys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euroscience Method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09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on-Crystalline Solid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0-603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otochemistry and Photobiology. A, Chemist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1-134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otochemistry and Photobiology. B,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72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ysics. D, Applied 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9-880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sychophys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1-384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ublic Healt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64-041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ports Scien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4-801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trength and Conditioning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2-145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American Statistical Associ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650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Brazilian Computer Societ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3-465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Electrochemical Societ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0-322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Optical Society of America. B, Optical 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oretical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8-695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Universal Computer Scienc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8-696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Universal Computer Science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2-2011</text:p>
          </table:table-cell>
          <table:table-cell office:value-type="string">
            <text:p>ENGENHARIAS IV <text:s text:c="35"/></text:p>
          </table:table-cell>
          <table:table-cell office:value-type="string">
            <text:p>Laser Physics Letter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ENGENHARIAS IV <text:s text:c="35"/></text:p>
          </table:table-cell>
          <table:table-cell office:value-type="string">
            <text:p>Lasers in Surgery and Medic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ENGENHARIAS IV <text:s text:c="35"/></text:p>
          </table:table-cell>
          <table:table-cell office:value-type="string">
            <text:p>Life Scien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4-0584</text:p>
          </table:table-cell>
          <table:table-cell office:value-type="string">
            <text:p>ENGENHARIAS IV <text:s text:c="35"/></text:p>
          </table:table-cell>
          <table:table-cell office:value-type="string">
            <text:p>Materials Chemistry and 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577X</text:p>
          </table:table-cell>
          <table:table-cell office:value-type="string">
            <text:p>ENGENHARIAS IV <text:s text:c="35"/></text:p>
          </table:table-cell>
          <table:table-cell office:value-type="string">
            <text:p>Materials Letters (General ed.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ENGENHARIAS IV <text:s text:c="35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ENGENHARIAS IV <text:s text:c="35"/></text:p>
          </table:table-cell>
          <table:table-cell office:value-type="string">
            <text:p>Materials Science &amp; Engineering. C, Biomimetic Materials, Sensors and Syste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1-5107</text:p>
          </table:table-cell>
          <table:table-cell office:value-type="string">
            <text:p>ENGENHARIAS IV <text:s text:c="35"/></text:p>
          </table:table-cell>
          <table:table-cell office:value-type="string">
            <text:p>Materials Science and Engineering. B, Solid State Materials for Advanced Techn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4754</text:p>
          </table:table-cell>
          <table:table-cell office:value-type="string">
            <text:p>ENGENHARIAS IV <text:s text:c="35"/></text:p>
          </table:table-cell>
          <table:table-cell office:value-type="string">
            <text:p>Mathematics and Computers in Simulat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8-3270</text:p>
          </table:table-cell>
          <table:table-cell office:value-type="string">
            <text:p>ENGENHARIAS IV <text:s text:c="35"/></text:p>
          </table:table-cell>
          <table:table-cell office:value-type="string">
            <text:p>Mechanical Systems and Signal Processing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4-2405</text:p>
          </table:table-cell>
          <table:table-cell office:value-type="string">
            <text:p>ENGENHARIAS IV <text:s text:c="35"/></text:p>
          </table:table-cell>
          <table:table-cell office:value-type="string">
            <text:p>Medical 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2-3714</text:p>
          </table:table-cell>
          <table:table-cell office:value-type="string">
            <text:p>ENGENHARIAS IV <text:s text:c="35"/></text:p>
          </table:table-cell>
          <table:table-cell office:value-type="string">
            <text:p>Menopause (New York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6-1270</text:p>
          </table:table-cell>
          <table:table-cell office:value-type="string">
            <text:p>ENGENHARIAS IV <text:s text:c="35"/></text:p>
          </table:table-cell>
          <table:table-cell office:value-type="string">
            <text:p>Methods of Information in Medicine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3-4982</text:p>
          </table:table-cell>
          <table:table-cell office:value-type="string">
            <text:p>ENGENHARIAS IV <text:s text:c="35"/></text:p>
          </table:table-cell>
          <table:table-cell office:value-type="string">
            <text:p>Microfluidics and Nanofluid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3-4990</text:p>
          </table:table-cell>
          <table:table-cell office:value-type="string">
            <text:p>ENGENHARIAS IV <text:s text:c="35"/></text:p>
          </table:table-cell>
          <table:table-cell office:value-type="string">
            <text:p>Microfluidics and nanofluidics (Internet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7-4484</text:p>
          </table:table-cell>
          <table:table-cell office:value-type="string">
            <text:p>ENGENHARIAS IV <text:s text:c="35"/></text:p>
          </table:table-cell>
          <table:table-cell office:value-type="string">
            <text:p>Nanotechnology (Bristol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4-7427</text:p>
          </table:table-cell>
          <table:table-cell office:value-type="string">
            <text:p>ENGENHARIAS IV <text:s text:c="35"/></text:p>
          </table:table-cell>
          <table:table-cell office:value-type="string">
            <text:p>Neurobiology of Learning and Memo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ENGENHARIAS IV <text:s text:c="35"/></text:p>
          </table:table-cell>
          <table:table-cell office:value-type="string">
            <text:p>Neuroscience Letter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0102</text:p>
          </table:table-cell>
          <table:table-cell office:value-type="string">
            <text:p>ENGENHARIAS IV <text:s text:c="35"/></text:p>
          </table:table-cell>
          <table:table-cell office:value-type="string">
            <text:p>Neuroscience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3-5809</text:p>
          </table:table-cell>
          <table:table-cell office:value-type="string">
            <text:p>ENGENHARIAS IV <text:s text:c="35"/></text:p>
          </table:table-cell>
          <table:table-cell office:value-type="string">
            <text:p>Nonlinear Processes in Geo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1-7734</text:p>
          </table:table-cell>
          <table:table-cell office:value-type="string">
            <text:p>ENGENHARIAS IV <text:s text:c="35"/></text:p>
          </table:table-cell>
          <table:table-cell office:value-type="string">
            <text:p>Operative Dentist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4-4087</text:p>
          </table:table-cell>
          <table:table-cell office:value-type="string">
            <text:p>ENGENHARIAS IV <text:s text:c="35"/></text:p>
          </table:table-cell>
          <table:table-cell office:value-type="string">
            <text:p>Optics Expres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7-941X</text:p>
          </table:table-cell>
          <table:table-cell office:value-type="string">
            <text:p>ENGENHARIAS IV <text:s text:c="35"/></text:p>
          </table:table-cell>
          <table:table-cell office:value-type="string">
            <text:p>Osteoporosis Internatio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3-9076</text:p>
          </table:table-cell>
          <table:table-cell office:value-type="string">
            <text:p>ENGENHARIAS IV <text:s text:c="35"/></text:p>
          </table:table-cell>
          <table:table-cell office:value-type="string">
            <text:p>PCCP. Physical Chemistry Chemical 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4-503X</text:p>
          </table:table-cell>
          <table:table-cell office:value-type="string">
            <text:p>ENGENHARIAS IV <text:s text:c="35"/></text:p>
          </table:table-cell>
          <table:table-cell office:value-type="string">
            <text:p>Philosophical Transactions. Royal Society. Mathematical, Physical and Engineering Scien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4-905X</text:p>
          </table:table-cell>
          <table:table-cell office:value-type="string">
            <text:p>ENGENHARIAS IV <text:s text:c="35"/></text:p>
          </table:table-cell>
          <table:table-cell office:value-type="string">
            <text:p>Photochemical &amp; Photobiological Scien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ENGENHARIAS IV <text:s text:c="35"/></text:p>
          </table:table-cell>
          <table:table-cell office:value-type="string">
            <text:p>Photochemistry and Photo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ENGENHARIAS IV <text:s text:c="35"/></text:p>
          </table:table-cell>
          <table:table-cell office:value-type="string">
            <text:p>Photomedicine &amp; Laser Surger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8965</text:p>
          </table:table-cell>
          <table:table-cell office:value-type="string">
            <text:p>ENGENHARIAS IV <text:s text:c="35"/></text:p>
          </table:table-cell>
          <table:table-cell office:value-type="string">
            <text:p>Physica Status Solidi. A, Applied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ENGENHARIAS IV <text:s text:c="35"/></text:p>
          </table:table-cell>
          <table:table-cell office:value-type="string">
            <text:p>Physica. 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ENGENHARIAS IV <text:s text:c="35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5-3787</text:p>
          </table:table-cell>
          <table:table-cell office:value-type="string">
            <text:p>ENGENHARIAS IV <text:s text:c="35"/></text:p>
          </table:table-cell>
          <table:table-cell office:value-type="string">
            <text:p>Physical Review. E, Statistical Physics, Plasmas, Fluids, and Related Interdisciplinary Topics (Online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ENGENHARIAS IV <text:s text:c="35"/></text:p>
          </table:table-cell>
          <table:table-cell office:value-type="string">
            <text:p>Physical Review. E, Statistical, Nonlinear and Soft Matter 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9155</text:p>
          </table:table-cell>
          <table:table-cell office:value-type="string">
            <text:p>ENGENHARIAS IV <text:s text:c="35"/></text:p>
          </table:table-cell>
          <table:table-cell office:value-type="string">
            <text:p>Physics in Medicine and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0-2693</text:p>
          </table:table-cell>
          <table:table-cell office:value-type="string">
            <text:p>ENGENHARIAS IV <text:s text:c="35"/></text:p>
          </table:table-cell>
          <table:table-cell office:value-type="string">
            <text:p>Physics Letters. Section B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0-664X</text:p>
          </table:table-cell>
          <table:table-cell office:value-type="string">
            <text:p>ENGENHARIAS IV <text:s text:c="35"/></text:p>
          </table:table-cell>
          <table:table-cell office:value-type="string">
            <text:p>Physics of Plasma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ENGENHARIAS IV <text:s text:c="35"/></text:p>
          </table:table-cell>
          <table:table-cell office:value-type="string">
            <text:p>Physiology and Behavior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5-8603</text:p>
          </table:table-cell>
          <table:table-cell office:value-type="string">
            <text:p>ENGENHARIAS IV <text:s text:c="35"/></text:p>
          </table:table-cell>
          <table:table-cell office:value-type="string">
            <text:p>Plant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4412</text:p>
          </table:table-cell>
          <table:table-cell office:value-type="string">
            <text:p>ENGENHARIAS IV <text:s text:c="35"/></text:p>
          </table:table-cell>
          <table:table-cell office:value-type="string">
            <text:p>Plant Molecular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1-3335</text:p>
          </table:table-cell>
          <table:table-cell office:value-type="string">
            <text:p>ENGENHARIAS IV <text:s text:c="35"/></text:p>
          </table:table-cell>
          <table:table-cell office:value-type="string">
            <text:p>Plasma Physics and Controlled Fusion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2-8850</text:p>
          </table:table-cell>
          <table:table-cell office:value-type="string">
            <text:p>ENGENHARIAS IV <text:s text:c="35"/></text:p>
          </table:table-cell>
          <table:table-cell office:value-type="string">
            <text:p>Plasma Processes and Polymer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2-3861</text:p>
          </table:table-cell>
          <table:table-cell office:value-type="string">
            <text:p>ENGENHARIAS IV <text:s text:c="35"/></text:p>
          </table:table-cell>
          <table:table-cell office:value-type="string">
            <text:p>Polymer (Guildford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2-8452</text:p>
          </table:table-cell>
          <table:table-cell office:value-type="string">
            <text:p>ENGENHARIAS IV <text:s text:c="35"/></text:p>
          </table:table-cell>
          <table:table-cell office:value-type="string">
            <text:p>Proceedings of the Royal Society of London. Biological Scien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2-7995</text:p>
          </table:table-cell>
          <table:table-cell office:value-type="string">
            <text:p>ENGENHARIAS IV <text:s text:c="35"/></text:p>
          </table:table-cell>
          <table:table-cell office:value-type="string">
            <text:p>Progress in Photovolta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2-3278</text:p>
          </table:table-cell>
          <table:table-cell office:value-type="string">
            <text:p>ENGENHARIAS IV <text:s text:c="35"/></text:p>
          </table:table-cell>
          <table:table-cell office:value-type="string">
            <text:p>Prostaglandins, Leukotrienes and Essential Fatty Acid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0115</text:p>
          </table:table-cell>
          <table:table-cell office:value-type="string">
            <text:p>ENGENHARIAS IV <text:s text:c="35"/></text:p>
          </table:table-cell>
          <table:table-cell office:value-type="string">
            <text:p>Regulatory Peptid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9-9048</text:p>
          </table:table-cell>
          <table:table-cell office:value-type="string">
            <text:p>ENGENHARIAS IV <text:s text:c="35"/></text:p>
          </table:table-cell>
          <table:table-cell office:value-type="string">
            <text:p>Respiratory Physiology and Neuro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ngenharia Biom�d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2644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ngenharia. Caderno de Engenharia Biom�d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986X</text:p>
          </table:table-cell>
          <table:table-cell office:value-type="string">
            <text:p>ENGENHARIAS IV <text:s text:c="35"/></text:p>
          </table:table-cell>
          <table:table-cell office:value-type="string">
            <text:p>Revista da Sociedade Brasileira de Telecomunica��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ENGENHARIAS IV <text:s text:c="35"/></text:p>
          </table:table-cell>
          <table:table-cell office:value-type="string">
            <text:p>Revista de Inform�tica Te�rica e Aplicad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759</text:p>
          </table:table-cell>
          <table:table-cell office:value-type="string">
            <text:p>ENGENHARIAS IV <text:s text:c="35"/></text:p>
          </table:table-cell>
          <table:table-cell office:value-type="string">
            <text:p>SBA. Sociedade Brasileira de Autom�tica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0-9964</text:p>
          </table:table-cell>
          <table:table-cell office:value-type="string">
            <text:p>ENGENHARIAS IV <text:s text:c="35"/></text:p>
          </table:table-cell>
          <table:table-cell office:value-type="string">
            <text:p>Schizophrenia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9-6462</text:p>
          </table:table-cell>
          <table:table-cell office:value-type="string">
            <text:p>ENGENHARIAS IV <text:s text:c="35"/></text:p>
          </table:table-cell>
          <table:table-cell office:value-type="string">
            <text:p>Scripta Materialia (Oxford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3-2322</text:p>
          </table:table-cell>
          <table:table-cell office:value-type="string">
            <text:p>ENGENHARIAS IV <text:s text:c="35"/></text:p>
          </table:table-cell>
          <table:table-cell office:value-type="string">
            <text:p>Shock (Augusta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09-752X</text:p>
          </table:table-cell>
          <table:table-cell office:value-type="string">
            <text:p>ENGENHARIAS IV <text:s text:c="35"/></text:p>
          </table:table-cell>
          <table:table-cell office:value-type="string">
            <text:p>Skin Research and Techn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7-0248</text:p>
          </table:table-cell>
          <table:table-cell office:value-type="string">
            <text:p>ENGENHARIAS IV <text:s text:c="35"/></text:p>
          </table:table-cell>
          <table:table-cell office:value-type="string">
            <text:p>Solar Energy Materials and Solar Cell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8-0938</text:p>
          </table:table-cell>
          <table:table-cell office:value-type="string">
            <text:p>ENGENHARIAS IV <text:s text:c="35"/></text:p>
          </table:table-cell>
          <table:table-cell office:value-type="string">
            <text:p>Solar Phys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93-2558</text:p>
          </table:table-cell>
          <table:table-cell office:value-type="string">
            <text:p>ENGENHARIAS IV <text:s text:c="35"/></text:p>
          </table:table-cell>
          <table:table-cell office:value-type="string">
            <text:p>Solid State Scien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ENGENHARIAS IV <text:s text:c="35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2-4813</text:p>
          </table:table-cell>
          <table:table-cell office:value-type="string">
            <text:p>ENGENHARIAS IV <text:s text:c="35"/></text:p>
          </table:table-cell>
          <table:table-cell office:value-type="string">
            <text:p>Spectroscopy (Ottawa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1-1826</text:p>
          </table:table-cell>
          <table:table-cell office:value-type="string">
            <text:p>ENGENHARIAS IV <text:s text:c="35"/></text:p>
          </table:table-cell>
          <table:table-cell office:value-type="string">
            <text:p>Studies in Nonlinear Dynamics and Econometric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3-2048</text:p>
          </table:table-cell>
          <table:table-cell office:value-type="string">
            <text:p>ENGENHARIAS IV <text:s text:c="35"/></text:p>
          </table:table-cell>
          <table:table-cell office:value-type="string">
            <text:p>Superconductor Science and Techn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7-4476</text:p>
          </table:table-cell>
          <table:table-cell office:value-type="string">
            <text:p>ENGENHARIAS IV <text:s text:c="35"/></text:p>
          </table:table-cell>
          <table:table-cell office:value-type="string">
            <text:p>Synapse (New York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ENGENHARIAS IV <text:s text:c="35"/></text:p>
          </table:table-cell>
          <table:table-cell office:value-type="string">
            <text:p>Talanta (Oxford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2-464X</text:p>
          </table:table-cell>
          <table:table-cell office:value-type="string">
            <text:p>ENGENHARIAS IV <text:s text:c="35"/></text:p>
          </table:table-cell>
          <table:table-cell office:value-type="string">
            <text:p>The FEBS Journal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1295</text:p>
          </table:table-cell>
          <table:table-cell office:value-type="string">
            <text:p>ENGENHARIAS IV <text:s text:c="35"/></text:p>
          </table:table-cell>
          <table:table-cell office:value-type="string">
            <text:p>The Journal of General Phys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0-5809</text:p>
          </table:table-cell>
          <table:table-cell office:value-type="string">
            <text:p>ENGENHARIAS IV <text:s text:c="35"/></text:p>
          </table:table-cell>
          <table:table-cell office:value-type="string">
            <text:p>Theoretical Population Bi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1-7613</text:p>
          </table:table-cell>
          <table:table-cell office:value-type="string">
            <text:p>ENGENHARIAS IV <text:s text:c="35"/></text:p>
          </table:table-cell>
          <table:table-cell office:value-type="string">
            <text:p>Theory in Bioscience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0-6090</text:p>
          </table:table-cell>
          <table:table-cell office:value-type="string">
            <text:p>ENGENHARIAS IV <text:s text:c="35"/></text:p>
          </table:table-cell>
          <table:table-cell office:value-type="string">
            <text:p>Thin Solid Film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ENGENHARIAS IV <text:s text:c="35"/></text:p>
          </table:table-cell>
          <table:table-cell office:value-type="string">
            <text:p>Veterinary Parasitology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1702</text:p>
          </table:table-cell>
          <table:table-cell office:value-type="string">
            <text:p>ENGENHARIAS IV <text:s text:c="35"/></text:p>
          </table:table-cell>
          <table:table-cell office:value-type="string">
            <text:p>Virus Research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2-9007</text:p>
          </table:table-cell>
          <table:table-cell office:value-type="string">
            <text:p>ENGENHARIAS IV <text:s text:c="35"/></text:p>
          </table:table-cell>
          <table:table-cell office:value-type="string">
            <text:p>Vox Sanguinis (Basel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ENGENHARIAS IV <text:s text:c="35"/></text:p>
          </table:table-cell>
          <table:table-cell office:value-type="string">
            <text:p>Water Research (Oxford)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9-6212</text:p>
          </table:table-cell>
          <table:table-cell office:value-type="string">
            <text:p>ENGENHARIAS IV <text:s text:c="35"/></text:p>
          </table:table-cell>
          <table:table-cell office:value-type="string">
            <text:p>Wireless Personal Communications</text:p>
          </table:table-cell>
          <table:table-cell office:value-type="string">
            <text:p>B1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4-5765</text:p>
          </table:table-cell>
          <table:table-cell office:value-type="string">
            <text:p>ENGENHARIAS IV <text:s text:c="35"/></text:p>
          </table:table-cell>
          <table:table-cell office:value-type="string">
            <text:p>Acta Astronaut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1-8831</text:p>
          </table:table-cell>
          <table:table-cell office:value-type="string">
            <text:p>ENGENHARIAS IV <text:s text:c="35"/></text:p>
          </table:table-cell>
          <table:table-cell office:value-type="string">
            <text:p>Advanced Powder Techn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0-6679</text:p>
          </table:table-cell>
          <table:table-cell office:value-type="string">
            <text:p>ENGENHARIAS IV <text:s text:c="35"/></text:p>
          </table:table-cell>
          <table:table-cell office:value-type="string">
            <text:p>Advances in Polymer Techn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3-1177</text:p>
          </table:table-cell>
          <table:table-cell office:value-type="string">
            <text:p>ENGENHARIAS IV <text:s text:c="35"/></text:p>
          </table:table-cell>
          <table:table-cell office:value-type="string">
            <text:p>Advances in Space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70-9638</text:p>
          </table:table-cell>
          <table:table-cell office:value-type="string">
            <text:p>ENGENHARIAS IV <text:s text:c="35"/></text:p>
          </table:table-cell>
          <table:table-cell office:value-type="string">
            <text:p>Aerospace Science and Techn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2-3264</text:p>
          </table:table-cell>
          <table:table-cell office:value-type="string">
            <text:p>ENGENHARIAS IV <text:s text:c="35"/></text:p>
          </table:table-cell>
          <table:table-cell office:value-type="string">
            <text:p>American Journal of Critical Car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4-8275</text:p>
          </table:table-cell>
          <table:table-cell office:value-type="string">
            <text:p>ENGENHARIAS IV <text:s text:c="35"/></text:p>
          </table:table-cell>
          <table:table-cell office:value-type="string">
            <text:p>American Journal of Dentistr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9-5406</text:p>
          </table:table-cell>
          <table:table-cell office:value-type="string">
            <text:p>ENGENHARIAS IV <text:s text:c="35"/></text:p>
          </table:table-cell>
          <table:table-cell office:value-type="string">
            <text:p>American Journal of Orthodontics and Dentofacial Orthoped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10-6340</text:p>
          </table:table-cell>
          <table:table-cell office:value-type="string">
            <text:p>ENGENHARIAS IV <text:s text:c="35"/></text:p>
          </table:table-cell>
          <table:table-cell office:value-type="string">
            <text:p>Analytical Science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3219</text:p>
          </table:table-cell>
          <table:table-cell office:value-type="string">
            <text:p>ENGENHARIAS IV <text:s text:c="35"/></text:p>
          </table:table-cell>
          <table:table-cell office:value-type="string">
            <text:p>Angle Orthodontist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3-4088</text:p>
          </table:table-cell>
          <table:table-cell office:value-type="string">
            <text:p>ENGENHARIAS IV <text:s text:c="35"/></text:p>
          </table:table-cell>
          <table:table-cell office:value-type="string">
            <text:p>Annales de Limnologi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4851</text:p>
          </table:table-cell>
          <table:table-cell office:value-type="string">
            <text:p>ENGENHARIAS IV <text:s text:c="35"/></text:p>
          </table:table-cell>
          <table:table-cell office:value-type="string">
            <text:p>Applied Economics Letter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ENGENHARIAS IV <text:s text:c="35"/></text:p>
          </table:table-cell>
          <table:table-cell office:value-type="string">
            <text:p>Applied Mathematics and Computatio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ENGENHARIAS IV <text:s text:c="35"/></text:p>
          </table:table-cell>
          <table:table-cell office:value-type="string">
            <text:p>Arquivos Brasileiros de Oftalmolog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ENGENHARIAS IV <text:s text:c="35"/></text:p>
          </table:table-cell>
          <table:table-cell office:value-type="string">
            <text:p>Arquivos de Neuro-Psiquiatr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17-5959</text:p>
          </table:table-cell>
          <table:table-cell office:value-type="string">
            <text:p>ENGENHARIAS IV <text:s text:c="35"/></text:p>
          </table:table-cell>
          <table:table-cell office:value-type="string">
            <text:p>Asia-Pacific Journal of Operational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7-5110</text:p>
          </table:table-cell>
          <table:table-cell office:value-type="string">
            <text:p>ENGENHARIAS IV <text:s text:c="35"/></text:p>
          </table:table-cell>
          <table:table-cell office:value-type="string">
            <text:p>Biosystems Engineering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9-5237</text:p>
          </table:table-cell>
          <table:table-cell office:value-type="string">
            <text:p>ENGENHARIAS IV <text:s text:c="35"/></text:p>
          </table:table-cell>
          <table:table-cell office:value-type="string">
            <text:p>Blood Pressure Monitoring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ENGENHARIAS IV <text:s text:c="35"/></text:p>
          </table:table-cell>
          <table:table-cell office:value-type="string">
            <text:p>Brazilian Archives of Biology and Techn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ENGENHARIAS IV <text:s text:c="35"/></text:p>
          </table:table-cell>
          <table:table-cell office:value-type="string">
            <text:p>Brazilian Journal of Medical and Biological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ENGENHARIAS IV <text:s text:c="35"/></text:p>
          </table:table-cell>
          <table:table-cell office:value-type="string">
            <text:p>Brazilian Journal of Microbi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ENGENHARIAS IV <text:s text:c="35"/></text:p>
          </table:table-cell>
          <table:table-cell office:value-type="string">
            <text:p>Brazilian Journal of Phys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2-8240</text:p>
          </table:table-cell>
          <table:table-cell office:value-type="string">
            <text:p>ENGENHARIAS IV <text:s text:c="35"/></text:p>
          </table:table-cell>
          <table:table-cell office:value-type="string">
            <text:p>Bulletin of Mathematical Bi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ENGENHARIAS IV <text:s text:c="35"/></text:p>
          </table:table-cell>
          <table:table-cell office:value-type="string">
            <text:p>Carbohydrate Polymer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8-6568</text:p>
          </table:table-cell>
          <table:table-cell office:value-type="string">
            <text:p>ENGENHARIAS IV <text:s text:c="35"/></text:p>
          </table:table-cell>
          <table:table-cell office:value-type="string">
            <text:p>Caries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6-307X</text:p>
          </table:table-cell>
          <table:table-cell office:value-type="string">
            <text:p>ENGENHARIAS IV <text:s text:c="35"/></text:p>
          </table:table-cell>
          <table:table-cell office:value-type="string">
            <text:p>Chinese Physics Letter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1-0926</text:p>
          </table:table-cell>
          <table:table-cell office:value-type="string">
            <text:p>ENGENHARIAS IV <text:s text:c="35"/></text:p>
          </table:table-cell>
          <table:table-cell office:value-type="string">
            <text:p>Communications in Statistics. Theory and Method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8-7675</text:p>
          </table:table-cell>
          <table:table-cell office:value-type="string">
            <text:p>ENGENHARIAS IV <text:s text:c="35"/></text:p>
          </table:table-cell>
          <table:table-cell office:value-type="string">
            <text:p>Computational Mechan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5-6111</text:p>
          </table:table-cell>
          <table:table-cell office:value-type="string">
            <text:p>ENGENHARIAS IV <text:s text:c="35"/></text:p>
          </table:table-cell>
          <table:table-cell office:value-type="string">
            <text:p>Computerized Medical Imaging and Graph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8-1221</text:p>
          </table:table-cell>
          <table:table-cell office:value-type="string">
            <text:p>ENGENHARIAS IV <text:s text:c="35"/></text:p>
          </table:table-cell>
          <table:table-cell office:value-type="string">
            <text:p>Computers &amp; Mathematics with Application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5-0548</text:p>
          </table:table-cell>
          <table:table-cell office:value-type="string">
            <text:p>ENGENHARIAS IV <text:s text:c="35"/></text:p>
          </table:table-cell>
          <table:table-cell office:value-type="string">
            <text:p>Computers and Operations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6-9634</text:p>
          </table:table-cell>
          <table:table-cell office:value-type="string">
            <text:p>ENGENHARIAS IV <text:s text:c="35"/></text:p>
          </table:table-cell>
          <table:table-cell office:value-type="string">
            <text:p>Cranio. Journal of Craniomandibular Practic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1-4626</text:p>
          </table:table-cell>
          <table:table-cell office:value-type="string">
            <text:p>ENGENHARIAS IV <text:s text:c="35"/></text:p>
          </table:table-cell>
          <table:table-cell office:value-type="string">
            <text:p>Czechoslovak Journal of Phys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6-0512</text:p>
          </table:table-cell>
          <table:table-cell office:value-type="string">
            <text:p>ENGENHARIAS IV <text:s text:c="35"/></text:p>
          </table:table-cell>
          <table:table-cell office:value-type="string">
            <text:p>Dermatologic Surger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9635</text:p>
          </table:table-cell>
          <table:table-cell office:value-type="string">
            <text:p>ENGENHARIAS IV <text:s text:c="35"/></text:p>
          </table:table-cell>
          <table:table-cell office:value-type="string">
            <text:p>Diamond and Related Material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12-3814</text:p>
          </table:table-cell>
          <table:table-cell office:value-type="string">
            <text:p>ENGENHARIAS IV <text:s text:c="35"/></text:p>
          </table:table-cell>
          <table:table-cell office:value-type="string">
            <text:p>Ecological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2-3329</text:p>
          </table:table-cell>
          <table:table-cell office:value-type="string">
            <text:p>ENGENHARIAS IV <text:s text:c="35"/></text:p>
          </table:table-cell>
          <table:table-cell office:value-type="string">
            <text:p>Endothelium (Philadelphi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5-7997</text:p>
          </table:table-cell>
          <table:table-cell office:value-type="string">
            <text:p>ENGENHARIAS IV <text:s text:c="35"/></text:p>
          </table:table-cell>
          <table:table-cell office:value-type="string">
            <text:p>Engineering Analysis with Boundary Element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80-4009</text:p>
          </table:table-cell>
          <table:table-cell office:value-type="string">
            <text:p>ENGENHARIAS IV <text:s text:c="35"/></text:p>
          </table:table-cell>
          <table:table-cell office:value-type="string">
            <text:p>EnvironMetrics (London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4-2956</text:p>
          </table:table-cell>
          <table:table-cell office:value-type="string">
            <text:p>ENGENHARIAS IV <text:s text:c="35"/></text:p>
          </table:table-cell>
          <table:table-cell office:value-type="string">
            <text:p>European Journal of Biochemistr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1-472X</text:p>
          </table:table-cell>
          <table:table-cell office:value-type="string">
            <text:p>ENGENHARIAS IV <text:s text:c="35"/></text:p>
          </table:table-cell>
          <table:table-cell office:value-type="string">
            <text:p>Experimental Hemat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5-0193</text:p>
          </table:table-cell>
          <table:table-cell office:value-type="string">
            <text:p>ENGENHARIAS IV <text:s text:c="35"/></text:p>
          </table:table-cell>
          <table:table-cell office:value-type="string">
            <text:p>Ferroelectr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ENGENHARIAS IV <text:s text:c="35"/></text:p>
          </table:table-cell>
          <table:table-cell office:value-type="string">
            <text:p>Genetics and Molecular Bi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3-3830</text:p>
          </table:table-cell>
          <table:table-cell office:value-type="string">
            <text:p>ENGENHARIAS IV <text:s text:c="35"/></text:p>
          </table:table-cell>
          <table:table-cell office:value-type="string">
            <text:p>Inflammation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4-2575</text:p>
          </table:table-cell>
          <table:table-cell office:value-type="string">
            <text:p>ENGENHARIAS IV <text:s text:c="35"/></text:p>
          </table:table-cell>
          <table:table-cell office:value-type="string">
            <text:p>Insight (Northampton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8-620X</text:p>
          </table:table-cell>
          <table:table-cell office:value-type="string">
            <text:p>ENGENHARIAS IV <text:s text:c="35"/></text:p>
          </table:table-cell>
          <table:table-cell office:value-type="string">
            <text:p>Integral Equations and Operator Theor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5-2469</text:p>
          </table:table-cell>
          <table:table-cell office:value-type="string">
            <text:p>ENGENHARIAS IV <text:s text:c="35"/></text:p>
          </table:table-cell>
          <table:table-cell office:value-type="string">
            <text:p>Integral Transforms and Special Function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8-4587</text:p>
          </table:table-cell>
          <table:table-cell office:value-type="string">
            <text:p>ENGENHARIAS IV <text:s text:c="35"/></text:p>
          </table:table-cell>
          <table:table-cell office:value-type="string">
            <text:p>Integrated Ferroelectr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5-193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Communications in Heat and Mass Transfer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1-209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for Numerical Methods in Fluid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1-192X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puter Integrated Manufacturing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2-112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Fatigu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8-107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General System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29-183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Modern Physics C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754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Production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0-8132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Nursing Review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1-5977</text:p>
          </table:table-cell>
          <table:table-cell office:value-type="string">
            <text:p>ENGENHARIAS IV <text:s text:c="35"/></text:p>
          </table:table-cell>
          <table:table-cell office:value-type="string">
            <text:p>Inverse Problems in Science &amp; Engineering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9-3020</text:p>
          </table:table-cell>
          <table:table-cell office:value-type="string">
            <text:p>ENGENHARIAS IV <text:s text:c="35"/></text:p>
          </table:table-cell>
          <table:table-cell office:value-type="string">
            <text:p>Isokinetics and Exercise Scienc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2716</text:p>
          </table:table-cell>
          <table:table-cell office:value-type="string">
            <text:p>ENGENHARIAS IV <text:s text:c="35"/></text:p>
          </table:table-cell>
          <table:table-cell office:value-type="string">
            <text:p>ISPRS Journal of Photogrammetry and Remote Sensing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55-4339</text:p>
          </table:table-cell>
          <table:table-cell office:value-type="string">
            <text:p>ENGENHARIAS IV <text:s text:c="35"/></text:p>
          </table:table-cell>
          <table:table-cell office:value-type="string">
            <text:p>Journal de Physique. IV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866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ircraft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899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Polymer Scienc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00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Probabilit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4-682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tmospheric and Solar-Terrestrial Phys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32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Biosocial Scienc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2-830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arbohydrate Chemistr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astal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7-042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ational and Applied Mathemat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6-195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ational and theoretical nanoscienc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43-974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nstructional Steel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388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ostat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5-073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nergy Resources Techn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7-080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quine Veterinary Scienc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06-099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Health Population and Nutritio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231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Luminescenc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013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terials Processing Techn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terials Scienc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7-452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terials Science. Materials in Electron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247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thematical Analysis and Application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7-164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icrolithography Microfabrication and Microsystem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icroscop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olecular Structure. Theochem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7-025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on-Newtonian Fluid Mechan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23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Optimization Theory and Application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0-410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etroleum Science &amp; Engineering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65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ysical Chemistr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ysics and Chemistry of Solid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2-848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olid State Electrochemistr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460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ound and Vibratio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2-465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pacecraft and Rocket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03-296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ports Science and Medicin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9-324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train Analysis for Engineering Desig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7-633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elemedicine and Telecar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755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Audio Engineering Societ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Brazilian Chemical Societ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991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Korean Mathematical Societ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0-568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Operational Research Societ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Venomous Animals and Toxins Including Tropical Diseases (Onlin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7-546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Vibration and Contro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2-199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Voic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4-660X</text:p>
          </table:table-cell>
          <table:table-cell office:value-type="string">
            <text:p>ENGENHARIAS IV <text:s text:c="35"/></text:p>
          </table:table-cell>
          <table:table-cell office:value-type="string">
            <text:p>Laser Phys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4-3795</text:p>
          </table:table-cell>
          <table:table-cell office:value-type="string">
            <text:p>ENGENHARIAS IV <text:s text:c="35"/></text:p>
          </table:table-cell>
          <table:table-cell office:value-type="string">
            <text:p>Linear Algebra and its Application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47-5117</text:p>
          </table:table-cell>
          <table:table-cell office:value-type="string">
            <text:p>ENGENHARIAS IV <text:s text:c="35"/></text:p>
          </table:table-cell>
          <table:table-cell office:value-type="string">
            <text:p>Materials and Corrosio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4-5803</text:p>
          </table:table-cell>
          <table:table-cell office:value-type="string">
            <text:p>ENGENHARIAS IV <text:s text:c="35"/></text:p>
          </table:table-cell>
          <table:table-cell office:value-type="string">
            <text:p>Materials Characterizatio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5327</text:p>
          </table:table-cell>
          <table:table-cell office:value-type="string">
            <text:p>ENGENHARIAS IV <text:s text:c="35"/></text:p>
          </table:table-cell>
          <table:table-cell office:value-type="string">
            <text:p>Materials Evaluatio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ENGENHARIAS IV <text:s text:c="35"/></text:p>
          </table:table-cell>
          <table:table-cell office:value-type="string">
            <text:p>Materials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9-8001</text:p>
          </table:table-cell>
          <table:table-cell office:value-type="string">
            <text:p>ENGENHARIAS IV <text:s text:c="35"/></text:p>
          </table:table-cell>
          <table:table-cell office:value-type="string">
            <text:p>Materials Science in Semiconductor Processing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4-123X</text:p>
          </table:table-cell>
          <table:table-cell office:value-type="string">
            <text:p>ENGENHARIAS IV <text:s text:c="35"/></text:p>
          </table:table-cell>
          <table:table-cell office:value-type="string">
            <text:p>Mathematical Problems in Engineering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3-6413</text:p>
          </table:table-cell>
          <table:table-cell office:value-type="string">
            <text:p>ENGENHARIAS IV <text:s text:c="35"/></text:p>
          </table:table-cell>
          <table:table-cell office:value-type="string">
            <text:p>Mechanics Research Communication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5-2993</text:p>
          </table:table-cell>
          <table:table-cell office:value-type="string">
            <text:p>ENGENHARIAS IV <text:s text:c="35"/></text:p>
          </table:table-cell>
          <table:table-cell office:value-type="string">
            <text:p>Microwaves &amp; RF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20-4826</text:p>
          </table:table-cell>
          <table:table-cell office:value-type="string">
            <text:p>ENGENHARIAS IV <text:s text:c="35"/></text:p>
          </table:table-cell>
          <table:table-cell office:value-type="string">
            <text:p>Minerva Biotecnolog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2-1406</text:p>
          </table:table-cell>
          <table:table-cell office:value-type="string">
            <text:p>ENGENHARIAS IV <text:s text:c="35"/></text:p>
          </table:table-cell>
          <table:table-cell office:value-type="string">
            <text:p>Molecular Crystals and Liquid Crystals (Philadelphia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6-8976</text:p>
          </table:table-cell>
          <table:table-cell office:value-type="string">
            <text:p>ENGENHARIAS IV <text:s text:c="35"/></text:p>
          </table:table-cell>
          <table:table-cell office:value-type="string">
            <text:p>Molecular Phys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3-8695</text:p>
          </table:table-cell>
          <table:table-cell office:value-type="string">
            <text:p>ENGENHARIAS IV <text:s text:c="35"/></text:p>
          </table:table-cell>
          <table:table-cell office:value-type="string">
            <text:p>NDT &amp; E Internationa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2-546X</text:p>
          </table:table-cell>
          <table:table-cell office:value-type="string">
            <text:p>ENGENHARIAS IV <text:s text:c="35"/></text:p>
          </table:table-cell>
          <table:table-cell office:value-type="string">
            <text:p>Nonlinear Analysis. Theory, Methods and Application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ENGENHARIAS IV <text:s text:c="35"/></text:p>
          </table:table-cell>
          <table:table-cell office:value-type="string">
            <text:p>Nuclear Instruments &amp; Methods in Physics Research 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ENGENHARIAS IV <text:s text:c="35"/></text:p>
          </table:table-cell>
          <table:table-cell office:value-type="string">
            <text:p>Nuclear Instruments &amp; Methods in Physics Research. Section B. Beam Interactions with Materials and Atom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78-5466</text:p>
          </table:table-cell>
          <table:table-cell office:value-type="string">
            <text:p>ENGENHARIAS IV <text:s text:c="35"/></text:p>
          </table:table-cell>
          <table:table-cell office:value-type="string">
            <text:p>Optica Applicat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5-3467</text:p>
          </table:table-cell>
          <table:table-cell office:value-type="string">
            <text:p>ENGENHARIAS IV <text:s text:c="35"/></text:p>
          </table:table-cell>
          <table:table-cell office:value-type="string">
            <text:p>Optical Materials (Amsterdam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40-6000</text:p>
          </table:table-cell>
          <table:table-cell office:value-type="string">
            <text:p>ENGENHARIAS IV <text:s text:c="35"/></text:p>
          </table:table-cell>
          <table:table-cell office:value-type="string">
            <text:p>Optical Review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0-4026</text:p>
          </table:table-cell>
          <table:table-cell office:value-type="string">
            <text:p>ENGENHARIAS IV <text:s text:c="35"/></text:p>
          </table:table-cell>
          <table:table-cell office:value-type="string">
            <text:p>Optik (Stuttgart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ENGENHARIAS IV <text:s text:c="35"/></text:p>
          </table:table-cell>
          <table:table-cell office:value-type="string">
            <text:p>Parasitology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44-0338</text:p>
          </table:table-cell>
          <table:table-cell office:value-type="string">
            <text:p>ENGENHARIAS IV <text:s text:c="35"/></text:p>
          </table:table-cell>
          <table:table-cell office:value-type="string">
            <text:p>Pathology, Research and Practic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6-5316</text:p>
          </table:table-cell>
          <table:table-cell office:value-type="string">
            <text:p>ENGENHARIAS IV <text:s text:c="35"/></text:p>
          </table:table-cell>
          <table:table-cell office:value-type="string">
            <text:p>Performance Evaluatio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8-6435</text:p>
          </table:table-cell>
          <table:table-cell office:value-type="string">
            <text:p>ENGENHARIAS IV <text:s text:c="35"/></text:p>
          </table:table-cell>
          <table:table-cell office:value-type="string">
            <text:p>Philosophical Magazin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2789</text:p>
          </table:table-cell>
          <table:table-cell office:value-type="string">
            <text:p>ENGENHARIAS IV <text:s text:c="35"/></text:p>
          </table:table-cell>
          <table:table-cell office:value-type="string">
            <text:p>Physica D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6-9477</text:p>
          </table:table-cell>
          <table:table-cell office:value-type="string">
            <text:p>ENGENHARIAS IV <text:s text:c="35"/></text:p>
          </table:table-cell>
          <table:table-cell office:value-type="string">
            <text:p>Physica E. Low-Dimensional Systems and Nanostructure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0-1972</text:p>
          </table:table-cell>
          <table:table-cell office:value-type="string">
            <text:p>ENGENHARIAS IV <text:s text:c="35"/></text:p>
          </table:table-cell>
          <table:table-cell office:value-type="string">
            <text:p>Physica Status Solidi. B, Basic Research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1-4526</text:p>
          </table:table-cell>
          <table:table-cell office:value-type="string">
            <text:p>ENGENHARIAS IV <text:s text:c="35"/></text:p>
          </table:table-cell>
          <table:table-cell office:value-type="string">
            <text:p>Physica. B, Condensed Matter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1-4534</text:p>
          </table:table-cell>
          <table:table-cell office:value-type="string">
            <text:p>ENGENHARIAS IV <text:s text:c="35"/></text:p>
          </table:table-cell>
          <table:table-cell office:value-type="string">
            <text:p>Physica. C, Superconductivit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5-9601</text:p>
          </table:table-cell>
          <table:table-cell office:value-type="string">
            <text:p>ENGENHARIAS IV <text:s text:c="35"/></text:p>
          </table:table-cell>
          <table:table-cell office:value-type="string">
            <text:p>Physics Letters 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3-7788</text:p>
          </table:table-cell>
          <table:table-cell office:value-type="string">
            <text:p>ENGENHARIAS IV <text:s text:c="35"/></text:p>
          </table:table-cell>
          <table:table-cell office:value-type="string">
            <text:p>Physics of Atomic Nuclei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8-9452</text:p>
          </table:table-cell>
          <table:table-cell office:value-type="string">
            <text:p>ENGENHARIAS IV <text:s text:c="35"/></text:p>
          </table:table-cell>
          <table:table-cell office:value-type="string">
            <text:p>Plant Science (Limerick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0-0839</text:p>
          </table:table-cell>
          <table:table-cell office:value-type="string">
            <text:p>ENGENHARIAS IV <text:s text:c="35"/></text:p>
          </table:table-cell>
          <table:table-cell office:value-type="string">
            <text:p>Polymer Bulletin (Berlin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9-8103</text:p>
          </table:table-cell>
          <table:table-cell office:value-type="string">
            <text:p>ENGENHARIAS IV <text:s text:c="35"/></text:p>
          </table:table-cell>
          <table:table-cell office:value-type="string">
            <text:p>Polymer Internationa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4-7460</text:p>
          </table:table-cell>
          <table:table-cell office:value-type="string">
            <text:p>ENGENHARIAS IV <text:s text:c="35"/></text:p>
          </table:table-cell>
          <table:table-cell office:value-type="string">
            <text:p>Presence (Cambridge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9939</text:p>
          </table:table-cell>
          <table:table-cell office:value-type="string">
            <text:p>ENGENHARIAS IV <text:s text:c="35"/></text:p>
          </table:table-cell>
          <table:table-cell office:value-type="string">
            <text:p>Proceedings of the American Mathematical Societ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4-4054</text:p>
          </table:table-cell>
          <table:table-cell office:value-type="string">
            <text:p>ENGENHARIAS IV <text:s text:c="35"/></text:p>
          </table:table-cell>
          <table:table-cell office:value-type="string">
            <text:p>Proceedings of the Institution of Mechanical Engineers. Part B, Journal of Engineering Manufactur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9-8665</text:p>
          </table:table-cell>
          <table:table-cell office:value-type="string">
            <text:p>ENGENHARIAS IV <text:s text:c="35"/></text:p>
          </table:table-cell>
          <table:table-cell office:value-type="string">
            <text:p>Protein and Peptide Letter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3-3506</text:p>
          </table:table-cell>
          <table:table-cell office:value-type="string">
            <text:p>ENGENHARIAS IV <text:s text:c="35"/></text:p>
          </table:table-cell>
          <table:table-cell office:value-type="string">
            <text:p>Public Health (London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3-3883</text:p>
          </table:table-cell>
          <table:table-cell office:value-type="string">
            <text:p>ENGENHARIAS IV <text:s text:c="35"/></text:p>
          </table:table-cell>
          <table:table-cell office:value-type="string">
            <text:p>Publicationes Mathematicae (Debrecen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ENGENHARIAS IV <text:s text:c="35"/></text:p>
          </table:table-cell>
          <table:table-cell office:value-type="string">
            <text:p>Qu�mica Nov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ENGENHARIAS IV <text:s text:c="35"/></text:p>
          </table:table-cell>
          <table:table-cell office:value-type="string">
            <text:p>Radiation Measurement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pidemiologi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Psiquiatria (S�o Paulo)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ENGENHARIAS IV <text:s text:c="35"/></text:p>
          </table:table-cell>
          <table:table-cell office:value-type="string">
            <text:p>Revista da Sociedade Brasileira de Medicina Tropical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8-0992</text:p>
          </table:table-cell>
          <table:table-cell office:value-type="string">
            <text:p>ENGENHARIAS IV <text:s text:c="35"/></text:p>
          </table:table-cell>
          <table:table-cell office:value-type="string">
            <text:p>Revista IEEE Am�rica Latin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5-001X</text:p>
          </table:table-cell>
          <table:table-cell office:value-type="string">
            <text:p>ENGENHARIAS IV <text:s text:c="35"/></text:p>
          </table:table-cell>
          <table:table-cell office:value-type="string">
            <text:p>Revista Mexicana de Fis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4238</text:p>
          </table:table-cell>
          <table:table-cell office:value-type="string">
            <text:p>ENGENHARIAS IV <text:s text:c="35"/></text:p>
          </table:table-cell>
          <table:table-cell office:value-type="string">
            <text:p>Scientia Horticultura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93-3651</text:p>
          </table:table-cell>
          <table:table-cell office:value-type="string">
            <text:p>ENGENHARIAS IV <text:s text:c="35"/></text:p>
          </table:table-cell>
          <table:table-cell office:value-type="string">
            <text:p>Sea Techn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70-9622</text:p>
          </table:table-cell>
          <table:table-cell office:value-type="string">
            <text:p>ENGENHARIAS IV <text:s text:c="35"/></text:p>
          </table:table-cell>
          <table:table-cell office:value-type="string">
            <text:p>Shock and Vibratio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95-4798</text:p>
          </table:table-cell>
          <table:table-cell office:value-type="string">
            <text:p>ENGENHARIAS IV <text:s text:c="35"/></text:p>
          </table:table-cell>
          <table:table-cell office:value-type="string">
            <text:p>SIAM Journal on Matrix Analysis and Application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8-7010</text:p>
          </table:table-cell>
          <table:table-cell office:value-type="string">
            <text:p>ENGENHARIAS IV <text:s text:c="35"/></text:p>
          </table:table-cell>
          <table:table-cell office:value-type="string">
            <text:p>Spectroscopy Letter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2-4393</text:p>
          </table:table-cell>
          <table:table-cell office:value-type="string">
            <text:p>ENGENHARIAS IV <text:s text:c="35"/></text:p>
          </table:table-cell>
          <table:table-cell office:value-type="string">
            <text:p>Spinal Cord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7152</text:p>
          </table:table-cell>
          <table:table-cell office:value-type="string">
            <text:p>ENGENHARIAS IV <text:s text:c="35"/></text:p>
          </table:table-cell>
          <table:table-cell office:value-type="string">
            <text:p>Statistics &amp; Probability Letter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36-2994</text:p>
          </table:table-cell>
          <table:table-cell office:value-type="string">
            <text:p>ENGENHARIAS IV <text:s text:c="35"/></text:p>
          </table:table-cell>
          <table:table-cell office:value-type="string">
            <text:p>Stochastic Analysis and Application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4-4149</text:p>
          </table:table-cell>
          <table:table-cell office:value-type="string">
            <text:p>ENGENHARIAS IV <text:s text:c="35"/></text:p>
          </table:table-cell>
          <table:table-cell office:value-type="string">
            <text:p>Stochastic Processes and their Application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81-6906</text:p>
          </table:table-cell>
          <table:table-cell office:value-type="string">
            <text:p>ENGENHARIAS IV <text:s text:c="35"/></text:p>
          </table:table-cell>
          <table:table-cell office:value-type="string">
            <text:p>Studia Scientiarum Mathematicarum Hungarica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7-8972</text:p>
          </table:table-cell>
          <table:table-cell office:value-type="string">
            <text:p>ENGENHARIAS IV <text:s text:c="35"/></text:p>
          </table:table-cell>
          <table:table-cell office:value-type="string">
            <text:p>Surface and Coatings Techn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9-6779</text:p>
          </table:table-cell>
          <table:table-cell office:value-type="string">
            <text:p>ENGENHARIAS IV <text:s text:c="35"/></text:p>
          </table:table-cell>
          <table:table-cell office:value-type="string">
            <text:p>Synthetic Metal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0-8727</text:p>
          </table:table-cell>
          <table:table-cell office:value-type="string">
            <text:p>ENGENHARIAS IV <text:s text:c="35"/></text:p>
          </table:table-cell>
          <table:table-cell office:value-type="string">
            <text:p>Tohoku Journal of Experimental Medicine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ENGENHARIAS IV <text:s text:c="35"/></text:p>
          </table:table-cell>
          <table:table-cell office:value-type="string">
            <text:p>Toxico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2-207X</text:p>
          </table:table-cell>
          <table:table-cell office:value-type="string">
            <text:p>ENGENHARIAS IV <text:s text:c="35"/></text:p>
          </table:table-cell>
          <table:table-cell office:value-type="string">
            <text:p>Vacuum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2-3114</text:p>
          </table:table-cell>
          <table:table-cell office:value-type="string">
            <text:p>ENGENHARIAS IV <text:s text:c="35"/></text:p>
          </table:table-cell>
          <table:table-cell office:value-type="string">
            <text:p>Vehicle System Dynamic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4-2031</text:p>
          </table:table-cell>
          <table:table-cell office:value-type="string">
            <text:p>ENGENHARIAS IV <text:s text:c="35"/></text:p>
          </table:table-cell>
          <table:table-cell office:value-type="string">
            <text:p>Vibrational Spectroscop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3-7719</text:p>
          </table:table-cell>
          <table:table-cell office:value-type="string">
            <text:p>ENGENHARIAS IV <text:s text:c="35"/></text:p>
          </table:table-cell>
          <table:table-cell office:value-type="string">
            <text:p>Wood Science and Technolog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ENGENHARIAS IV <text:s text:c="35"/></text:p>
          </table:table-cell>
          <table:table-cell office:value-type="string">
            <text:p>X-Ray Spectrometry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32-2064</text:p>
          </table:table-cell>
          <table:table-cell office:value-type="string">
            <text:p>ENGENHARIAS IV <text:s text:c="35"/></text:p>
          </table:table-cell>
          <table:table-cell office:value-type="string">
            <text:p>Zeitschrift f�r Analysis und Ihre Anwendungen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ENGENHARIAS IV <text:s text:c="35"/></text:p>
          </table:table-cell>
          <table:table-cell office:value-type="string">
            <text:p>Zeitschrift f�r Naturforschung. C, A Journal of Biosciences</text:p>
          </table:table-cell>
          <table:table-cell office:value-type="string">
            <text:p>B2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ENGENHARIAS IV <text:s text:c="35"/></text:p>
          </table:table-cell>
          <table:table-cell office:value-type="string">
            <text:p>Acta Cir�rgica Brasileir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22-7091</text:p>
          </table:table-cell>
          <table:table-cell office:value-type="string">
            <text:p>ENGENHARIAS IV <text:s text:c="35"/></text:p>
          </table:table-cell>
          <table:table-cell office:value-type="string">
            <text:p>Annals of Software Engineering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4-1810</text:p>
          </table:table-cell>
          <table:table-cell office:value-type="string">
            <text:p>ENGENHARIAS IV <text:s text:c="35"/></text:p>
          </table:table-cell>
          <table:table-cell office:value-type="string">
            <text:p>Artificial Intelligence in Engineering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6440</text:p>
          </table:table-cell>
          <table:table-cell office:value-type="string">
            <text:p>ENGENHARIAS IV <text:s text:c="35"/></text:p>
          </table:table-cell>
          <table:table-cell office:value-type="string">
            <text:p>Brazilian Dental Journa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ENGENHARIAS IV <text:s text:c="35"/></text:p>
          </table:table-cell>
          <table:table-cell office:value-type="string">
            <text:p>Brazilian Oral Research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ENGENHARIAS IV <text:s text:c="35"/></text:p>
          </table:table-cell>
          <table:table-cell office:value-type="string">
            <text:p>Cadernos de Sa�de P�blica (FIOCRUZ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1877</text:p>
          </table:table-cell>
          <table:table-cell office:value-type="string">
            <text:p>ENGENHARIAS IV <text:s text:c="35"/></text:p>
          </table:table-cell>
          <table:table-cell office:value-type="string">
            <text:p>EletroEvolu��o (Rio de Janeir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2-3444</text:p>
          </table:table-cell>
          <table:table-cell office:value-type="string">
            <text:p>ENGENHARIAS IV <text:s text:c="35"/></text:p>
          </table:table-cell>
          <table:table-cell office:value-type="string">
            <text:p>Elsevier (Amsterdam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ENGENHARIAS IV <text:s text:c="35"/></text:p>
          </table:table-cell>
          <table:table-cell office:value-type="string">
            <text:p>Engenharia Agr�col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87-4714</text:p>
          </table:table-cell>
          <table:table-cell office:value-type="string">
            <text:p>ENGENHARIAS IV <text:s text:c="35"/></text:p>
          </table:table-cell>
          <table:table-cell office:value-type="string">
            <text:p>EURASIP Journal on Audio, Speech and Music Processing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87-4161</text:p>
          </table:table-cell>
          <table:table-cell office:value-type="string">
            <text:p>ENGENHARIAS IV <text:s text:c="35"/></text:p>
          </table:table-cell>
          <table:table-cell office:value-type="string">
            <text:p>EURASIP Journal on Multimedia and Information Securit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ENGENHARIAS IV <text:s text:c="35"/></text:p>
          </table:table-cell>
          <table:table-cell office:value-type="string">
            <text:p>Genetics and Molecular Research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50-5596</text:p>
          </table:table-cell>
          <table:table-cell office:value-type="string">
            <text:p>ENGENHARIAS IV <text:s text:c="35"/></text:p>
          </table:table-cell>
          <table:table-cell office:value-type="string">
            <text:p>Informatica (Ljubljana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2-809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puter Applications in Technolog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53-779X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Emerging Electric Power System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2-892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Energy Technology and Polic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4-7118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Global Energy Issue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51-6528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high performance systems architectur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48-5869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Hybrid Intelligent System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6-6172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modelling, identification and control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98-586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Mathematics and Computing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44-547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linical Laser Medicine &amp; Surgery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9-363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er Science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3-452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nvironmental Science and Health. Part A, Toxic Hazardous Substances and Environmental Engineering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92-061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Integrated Design &amp; Process Scienc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4-757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etwork and Systems Management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0-3232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Optical Society of America. A, Optics and Image Scienc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6045</text:p>
          </table:table-cell>
          <table:table-cell office:value-type="string">
            <text:p>ENGENHARIAS IV <text:s text:c="35"/></text:p>
          </table:table-cell>
          <table:table-cell office:value-type="string">
            <text:p>Manuscrito (UNICAMP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51-570X</text:p>
          </table:table-cell>
          <table:table-cell office:value-type="string">
            <text:p>ENGENHARIAS IV <text:s text:c="35"/></text:p>
          </table:table-cell>
          <table:table-cell office:value-type="string">
            <text:p>Nonlinear analysis. Hybrid system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7-5087</text:p>
          </table:table-cell>
          <table:table-cell office:value-type="string">
            <text:p>ENGENHARIAS IV <text:s text:c="35"/></text:p>
          </table:table-cell>
          <table:table-cell office:value-type="string">
            <text:p>Nuclear Instruments and Methods in Physics Research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3-4277</text:p>
          </table:table-cell>
          <table:table-cell office:value-type="string">
            <text:p>ENGENHARIAS IV <text:s text:c="35"/></text:p>
          </table:table-cell>
          <table:table-cell office:value-type="string">
            <text:p>Optical Switching and Networking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80-4614</text:p>
          </table:table-cell>
          <table:table-cell office:value-type="string">
            <text:p>ENGENHARIAS IV <text:s text:c="35"/></text:p>
          </table:table-cell>
          <table:table-cell office:value-type="string">
            <text:p>Philosophical Transactions of the Royal Society of London. Series A, Mathematical and Physical Science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1-9120</text:p>
          </table:table-cell>
          <table:table-cell office:value-type="string">
            <text:p>ENGENHARIAS IV <text:s text:c="35"/></text:p>
          </table:table-cell>
          <table:table-cell office:value-type="string">
            <text:p>Physics Education (Bristol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8358</text:p>
          </table:table-cell>
          <table:table-cell office:value-type="string">
            <text:p>ENGENHARIAS IV <text:s text:c="35"/></text:p>
          </table:table-cell>
          <table:table-cell office:value-type="string">
            <text:p>Planta Daninh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4-0184</text:p>
          </table:table-cell>
          <table:table-cell office:value-type="string">
            <text:p>ENGENHARIAS IV <text:s text:c="35"/></text:p>
          </table:table-cell>
          <table:table-cell office:value-type="string">
            <text:p>Plasmas and Polymers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ENGENHARIAS IV <text:s text:c="35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Medicina do Esporte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ENGENHARIAS IV <text:s text:c="35"/></text:p>
          </table:table-cell>
          <table:table-cell office:value-type="string">
            <text:p>Revista da Associa��o M�dica Brasileira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86-0050</text:p>
          </table:table-cell>
          <table:table-cell office:value-type="string">
            <text:p>ENGENHARIAS IV <text:s text:c="35"/></text:p>
          </table:table-cell>
          <table:table-cell office:value-type="string">
            <text:p>The European physical journal. Applied physics (Online)</text:p>
          </table:table-cell>
          <table:table-cell office:value-type="string">
            <text:p>B3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ENGENHARIAS IV <text:s text:c="35"/></text:p>
          </table:table-cell>
          <table:table-cell office:value-type="string">
            <text:p>Acta Ortop�dica Brasileir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1-6969</text:p>
          </table:table-cell>
          <table:table-cell office:value-type="string">
            <text:p>ENGENHARIAS IV <text:s text:c="35"/></text:p>
          </table:table-cell>
          <table:table-cell office:value-type="string">
            <text:p>Acta Scientiarum Mathematicarum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75-5636</text:p>
          </table:table-cell>
          <table:table-cell office:value-type="string">
            <text:p>ENGENHARIAS IV <text:s text:c="35"/></text:p>
          </table:table-cell>
          <table:table-cell office:value-type="string">
            <text:p>Applied Bioinformatic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3-5298</text:p>
          </table:table-cell>
          <table:table-cell office:value-type="string">
            <text:p>ENGENHARIAS IV <text:s text:c="35"/></text:p>
          </table:table-cell>
          <table:table-cell office:value-type="string">
            <text:p>Artificial Life and Robotic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6-8094</text:p>
          </table:table-cell>
          <table:table-cell office:value-type="string">
            <text:p>ENGENHARIAS IV <text:s text:c="35"/></text:p>
          </table:table-cell>
          <table:table-cell office:value-type="string">
            <text:p>Biomedical Signal Processing and Contro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5-8634</text:p>
          </table:table-cell>
          <table:table-cell office:value-type="string">
            <text:p>ENGENHARIAS IV <text:s text:c="35"/></text:p>
          </table:table-cell>
          <table:table-cell office:value-type="string">
            <text:p>Bulletin of the Korean Mathematical Society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ENGENHARIAS IV <text:s text:c="35"/></text:p>
          </table:table-cell>
          <table:table-cell office:value-type="string">
            <text:p>Cadernos Sa�de Coletiva (UFRJ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1965</text:p>
          </table:table-cell>
          <table:table-cell office:value-type="string">
            <text:p>ENGENHARIAS IV <text:s text:c="35"/></text:p>
          </table:table-cell>
          <table:table-cell office:value-type="string">
            <text:p>Ci�ncia da Informa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2046</text:p>
          </table:table-cell>
          <table:table-cell office:value-type="string">
            <text:p>ENGENHARIAS IV <text:s text:c="35"/></text:p>
          </table:table-cell>
          <table:table-cell office:value-type="string">
            <text:p>Ci�ncia Odontol�gica Brasileir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07-5704</text:p>
          </table:table-cell>
          <table:table-cell office:value-type="string">
            <text:p>ENGENHARIAS IV <text:s text:c="35"/></text:p>
          </table:table-cell>
          <table:table-cell office:value-type="string">
            <text:p>Communications in Nonlinear Science &amp; Numerical Simulation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8205</text:p>
          </table:table-cell>
          <table:table-cell office:value-type="string">
            <text:p>ENGENHARIAS IV <text:s text:c="35"/></text:p>
          </table:table-cell>
          <table:table-cell office:value-type="string">
            <text:p>Computational &amp; Applied Mathematic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6-6574</text:p>
          </table:table-cell>
          <table:table-cell office:value-type="string">
            <text:p>ENGENHARIAS IV <text:s text:c="35"/></text:p>
          </table:table-cell>
          <table:table-cell office:value-type="string">
            <text:p>Computers in Cardiology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10-4884</text:p>
          </table:table-cell>
          <table:table-cell office:value-type="string">
            <text:p>ENGENHARIAS IV <text:s text:c="35"/></text:p>
          </table:table-cell>
          <table:table-cell office:value-type="string">
            <text:p>Computing Review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87-4547</text:p>
          </table:table-cell>
          <table:table-cell office:value-type="string">
            <text:p>ENGENHARIAS IV <text:s text:c="35"/></text:p>
          </table:table-cell>
          <table:table-cell office:value-type="string">
            <text:p>Dental Materials Journ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71-3514</text:p>
          </table:table-cell>
          <table:table-cell office:value-type="string">
            <text:p>ENGENHARIAS IV <text:s text:c="35"/></text:p>
          </table:table-cell>
          <table:table-cell office:value-type="string">
            <text:p>Differential Equations and Dynamical System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ENGENHARIAS IV <text:s text:c="35"/></text:p>
          </table:table-cell>
          <table:table-cell office:value-type="string">
            <text:p>Ensaio. Avalia��o e Pol�ticas P�blicas em Educa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72-0871</text:p>
          </table:table-cell>
          <table:table-cell office:value-type="string">
            <text:p>ENGENHARIAS IV <text:s text:c="35"/></text:p>
          </table:table-cell>
          <table:table-cell office:value-type="string">
            <text:p>Far East Journal of Mathematical Sciences. FJM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ENGENHARIAS IV <text:s text:c="35"/></text:p>
          </table:table-cell>
          <table:table-cell office:value-type="string">
            <text:p>Fisioterapia Brasi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150</text:p>
          </table:table-cell>
          <table:table-cell office:value-type="string">
            <text:p>ENGENHARIAS IV <text:s text:c="35"/></text:p>
          </table:table-cell>
          <table:table-cell office:value-type="string">
            <text:p>Fisioterapia em Moviment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9088</text:p>
          </table:table-cell>
          <table:table-cell office:value-type="string">
            <text:p>ENGENHARIAS IV <text:s text:c="35"/></text:p>
          </table:table-cell>
          <table:table-cell office:value-type="string">
            <text:p>Fitness and Performance Journ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ENGENHARIAS IV <text:s text:c="35"/></text:p>
          </table:table-cell>
          <table:table-cell office:value-type="string">
            <text:p>Gest�o e Produ��o (UFSCar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87-8658</text:p>
          </table:table-cell>
          <table:table-cell office:value-type="string">
            <text:p>ENGENHARIAS IV <text:s text:c="35"/></text:p>
          </table:table-cell>
          <table:table-cell office:value-type="string">
            <text:p>Hoso Gijutsu (Tokyo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6-8756</text:p>
          </table:table-cell>
          <table:table-cell office:value-type="string">
            <text:p>ENGENHARIAS IV <text:s text:c="35"/></text:p>
          </table:table-cell>
          <table:table-cell office:value-type="string">
            <text:p>Informaci�n Tecnol�g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11-1728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Applied Mathematic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41-876X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Applied Mathematics and Computer Scienc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9-6016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Transactions in Operational Research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8-2767</text:p>
          </table:table-cell>
          <table:table-cell office:value-type="string">
            <text:p>ENGENHARIAS IV <text:s text:c="35"/></text:p>
          </table:table-cell>
          <table:table-cell office:value-type="string">
            <text:p>Inverse Problems in Engineering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Oral Scienc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3-885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linical Engineering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7-130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linical Monitoring and Computing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6-371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ntemporary Dental Practic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8-727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Digital Imaging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264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pilepsy and Clinical Neurophysiology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6-199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Low Power Electronic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1-256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eural Engineering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5-447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ysics. A, Mathematical and Gener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Brazilian Society of Mechanical Sciences and Engineering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9-0069</text:p>
          </table:table-cell>
          <table:table-cell office:value-type="string">
            <text:p>ENGENHARIAS IV <text:s text:c="35"/></text:p>
          </table:table-cell>
          <table:table-cell office:value-type="string">
            <text:p>Lecturas Educaci�n F�sica y Deportes (Buenos Aire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22-0643</text:p>
          </table:table-cell>
          <table:table-cell office:value-type="string">
            <text:p>ENGENHARIAS IV <text:s text:c="35"/></text:p>
          </table:table-cell>
          <table:table-cell office:value-type="string">
            <text:p>Monaldi Archives for Chest Disease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48-9151</text:p>
          </table:table-cell>
          <table:table-cell office:value-type="string">
            <text:p>ENGENHARIAS IV <text:s text:c="35"/></text:p>
          </table:table-cell>
          <table:table-cell office:value-type="string">
            <text:p>Pacific Journal of Optimization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ENGENHARIAS IV <text:s text:c="35"/></text:p>
          </table:table-cell>
          <table:table-cell office:value-type="string">
            <text:p>Pesquisa Operacional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428</text:p>
          </table:table-cell>
          <table:table-cell office:value-type="string">
            <text:p>ENGENHARIAS IV <text:s text:c="35"/></text:p>
          </table:table-cell>
          <table:table-cell office:value-type="string">
            <text:p>Pol�meros (S�o Carlos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ENGENHARIAS IV <text:s text:c="35"/></text:p>
          </table:table-cell>
          <table:table-cell office:value-type="string">
            <text:p>Radiologia Brasileir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5-3139</text:p>
          </table:table-cell>
          <table:table-cell office:value-type="string">
            <text:p>ENGENHARIAS IV <text:s text:c="35"/></text:p>
          </table:table-cell>
          <table:table-cell office:value-type="string">
            <text:p>Reliable Computing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2-3823</text:p>
          </table:table-cell>
          <table:table-cell office:value-type="string">
            <text:p>ENGENHARIAS IV <text:s text:c="35"/></text:p>
          </table:table-cell>
          <table:table-cell office:value-type="string">
            <text:p>Revista Boliviana de F�s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8191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Biomec�n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7386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Ci�ncias Mec�nic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Farmacognos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Fisioterap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7786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Meteorolog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8469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Neurolog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Plantas Medicinai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0352</text:p>
          </table:table-cell>
          <table:table-cell office:value-type="string">
            <text:p>ENGENHARIAS IV <text:s text:c="35"/></text:p>
          </table:table-cell>
          <table:table-cell office:value-type="string">
            <text:p>Revista de Ci�ncias Exatas e Naturai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7012</text:p>
          </table:table-cell>
          <table:table-cell office:value-type="string">
            <text:p>ENGENHARIAS IV <text:s text:c="35"/></text:p>
          </table:table-cell>
          <table:table-cell office:value-type="string">
            <text:p>Revista de Econometri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8435</text:p>
          </table:table-cell>
          <table:table-cell office:value-type="string">
            <text:p>ENGENHARIAS IV <text:s text:c="35"/></text:p>
          </table:table-cell>
          <table:table-cell office:value-type="string">
            <text:p>Revista de Engenharia de Computa��o e Sistemas Digitai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6895</text:p>
          </table:table-cell>
          <table:table-cell office:value-type="string">
            <text:p>ENGENHARIAS IV <text:s text:c="35"/></text:p>
          </table:table-cell>
          <table:table-cell office:value-type="string">
            <text:p>Revista de F�sica Aplicada e Instrumenta��o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ENGENHARIAS IV <text:s text:c="35"/></text:p>
          </table:table-cell>
          <table:table-cell office:value-type="string">
            <text:p>Revista de Matem�tica e Estat�stic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1-8781</text:p>
          </table:table-cell>
          <table:table-cell office:value-type="string">
            <text:p>ENGENHARIAS IV <text:s text:c="35"/></text:p>
          </table:table-cell>
          <table:table-cell office:value-type="string">
            <text:p>Revista do Hospital das Cl�nicas (FMUSP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7212</text:p>
          </table:table-cell>
          <table:table-cell office:value-type="string">
            <text:p>ENGENHARIAS IV <text:s text:c="35"/></text:p>
          </table:table-cell>
          <table:table-cell office:value-type="string">
            <text:p>Revista dos Transportes P�blico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5451</text:p>
          </table:table-cell>
          <table:table-cell office:value-type="string">
            <text:p>ENGENHARIAS IV <text:s text:c="35"/></text:p>
          </table:table-cell>
          <table:table-cell office:value-type="string">
            <text:p>Semina. Ci�ncias Exatas e Tecnol�gicas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7-1998</text:p>
          </table:table-cell>
          <table:table-cell office:value-type="string">
            <text:p>ENGENHARIAS IV <text:s text:c="35"/></text:p>
          </table:table-cell>
          <table:table-cell office:value-type="string">
            <text:p>Semiotica (Berlin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1-1951</text:p>
          </table:table-cell>
          <table:table-cell office:value-type="string">
            <text:p>ENGENHARIAS IV <text:s text:c="35"/></text:p>
          </table:table-cell>
          <table:table-cell office:value-type="string">
            <text:p>Spectrochimica Acta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5-1569</text:p>
          </table:table-cell>
          <table:table-cell office:value-type="string">
            <text:p>ENGENHARIAS IV <text:s text:c="35"/></text:p>
          </table:table-cell>
          <table:table-cell office:value-type="string">
            <text:p>The Cleft Palate-Craniofacial Journal (Online)</text:p>
          </table:table-cell>
          <table:table-cell office:value-type="string">
            <text:p>B4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9792</text:p>
          </table:table-cell>
          <table:table-cell office:value-type="string">
            <text:p>ENGENHARIAS IV <text:s text:c="35"/></text:p>
          </table:table-cell>
          <table:table-cell office:value-type="string">
            <text:p>Abstracta (Niter�i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0736</text:p>
          </table:table-cell>
          <table:table-cell office:value-type="string">
            <text:p>ENGENHARIAS IV <text:s text:c="35"/></text:p>
          </table:table-cell>
          <table:table-cell office:value-type="string">
            <text:p>Acesso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5-9293</text:p>
          </table:table-cell>
          <table:table-cell office:value-type="string">
            <text:p>ENGENHARIAS IV <text:s text:c="35"/></text:p>
          </table:table-cell>
          <table:table-cell office:value-type="string">
            <text:p>ACIS International Journal of Computer and Information Scienc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98-4545</text:p>
          </table:table-cell>
          <table:table-cell office:value-type="string">
            <text:p>ENGENHARIAS IV <text:s text:c="35"/></text:p>
          </table:table-cell>
          <table:table-cell office:value-type="string">
            <text:p>Acta Microsc�p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0204</text:p>
          </table:table-cell>
          <table:table-cell office:value-type="string">
            <text:p>ENGENHARIAS IV <text:s text:c="35"/></text:p>
          </table:table-cell>
          <table:table-cell office:value-type="string">
            <text:p>Activity Report (Laborat�rio Nacional de Luz S�ncrotron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43-4373</text:p>
          </table:table-cell>
          <table:table-cell office:value-type="string">
            <text:p>ENGENHARIAS IV <text:s text:c="35"/></text:p>
          </table:table-cell>
          <table:table-cell office:value-type="string">
            <text:p>Advances in Mathematical Sciences and Application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5-3871</text:p>
          </table:table-cell>
          <table:table-cell office:value-type="string">
            <text:p>ENGENHARIAS IV <text:s text:c="35"/></text:p>
          </table:table-cell>
          <table:table-cell office:value-type="string">
            <text:p>Advances in Soft Computing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2-2667</text:p>
          </table:table-cell>
          <table:table-cell office:value-type="string">
            <text:p>ENGENHARIAS IV <text:s text:c="35"/></text:p>
          </table:table-cell>
          <table:table-cell office:value-type="string">
            <text:p>Aircraft Engineering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0394</text:p>
          </table:table-cell>
          <table:table-cell office:value-type="string">
            <text:p>ENGENHARIAS IV <text:s text:c="35"/></text:p>
          </table:table-cell>
          <table:table-cell office:value-type="string">
            <text:p>Aletheia (ULBR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ENGENHARIAS IV <text:s text:c="35"/></text:p>
          </table:table-cell>
          <table:table-cell office:value-type="string">
            <text:p>Anais Brasileiros de Dermat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2998</text:p>
          </table:table-cell>
          <table:table-cell office:value-type="string">
            <text:p>ENGENHARIAS IV <text:s text:c="35"/></text:p>
          </table:table-cell>
          <table:table-cell office:value-type="string">
            <text:p>Arquivo Brasileiro de Odont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04-2773</text:p>
          </table:table-cell>
          <table:table-cell office:value-type="string">
            <text:p>ENGENHARIAS IV <text:s text:c="35"/></text:p>
          </table:table-cell>
          <table:table-cell office:value-type="string">
            <text:p>Arquivos Catarinenses de Medicin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4280</text:p>
          </table:table-cell>
          <table:table-cell office:value-type="string">
            <text:p>ENGENHARIAS IV <text:s text:c="35"/></text:p>
          </table:table-cell>
          <table:table-cell office:value-type="string">
            <text:p>Arquivos Catarinenses de Medicina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5577</text:p>
          </table:table-cell>
          <table:table-cell office:value-type="string">
            <text:p>ENGENHARIAS IV <text:s text:c="35"/></text:p>
          </table:table-cell>
          <table:table-cell office:value-type="string">
            <text:p>Bio Farm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365X</text:p>
          </table:table-cell>
          <table:table-cell office:value-type="string">
            <text:p>ENGENHARIAS IV <text:s text:c="35"/></text:p>
          </table:table-cell>
          <table:table-cell office:value-type="string">
            <text:p>Biomatem�tica (UNICAMP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39-207X</text:p>
          </table:table-cell>
          <table:table-cell office:value-type="string">
            <text:p>ENGENHARIAS IV <text:s text:c="35"/></text:p>
          </table:table-cell>
          <table:table-cell office:value-type="string">
            <text:p>Bolet�n de la Red Iri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215X</text:p>
          </table:table-cell>
          <table:table-cell office:value-type="string">
            <text:p>ENGENHARIAS IV <text:s text:c="35"/></text:p>
          </table:table-cell>
          <table:table-cell office:value-type="string">
            <text:p>Boletim T�cnico da Escola Polit�cnica da USP. BT/PC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9082</text:p>
          </table:table-cell>
          <table:table-cell office:value-type="string">
            <text:p>ENGENHARIAS IV <text:s text:c="35"/></text:p>
          </table:table-cell>
          <table:table-cell office:value-type="string">
            <text:p>Boletim T�cnico da Faculdade de Tecnologia de S�o Paul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9275</text:p>
          </table:table-cell>
          <table:table-cell office:value-type="string">
            <text:p>ENGENHARIAS IV <text:s text:c="35"/></text:p>
          </table:table-cell>
          <table:table-cell office:value-type="string">
            <text:p>Brazilian Journal of Epilepsy and Clinical Neurophysiology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6878</text:p>
          </table:table-cell>
          <table:table-cell office:value-type="string">
            <text:p>ENGENHARIAS IV <text:s text:c="35"/></text:p>
          </table:table-cell>
          <table:table-cell office:value-type="string">
            <text:p>Brazilian Journal of Urology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2334</text:p>
          </table:table-cell>
          <table:table-cell office:value-type="string">
            <text:p>ENGENHARIAS IV <text:s text:c="35"/></text:p>
          </table:table-cell>
          <table:table-cell office:value-type="string">
            <text:p>Caderno Brasileiro de Ensino de F�s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3594</text:p>
          </table:table-cell>
          <table:table-cell office:value-type="string">
            <text:p>ENGENHARIAS IV <text:s text:c="35"/></text:p>
          </table:table-cell>
          <table:table-cell office:value-type="string">
            <text:p>Caderno Catarinense de Ensino de F�s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1946</text:p>
          </table:table-cell>
          <table:table-cell office:value-type="string">
            <text:p>ENGENHARIAS IV <text:s text:c="35"/></text:p>
          </table:table-cell>
          <table:table-cell office:value-type="string">
            <text:p>Cadernos CPQD tecn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5767</text:p>
          </table:table-cell>
          <table:table-cell office:value-type="string">
            <text:p>ENGENHARIAS IV <text:s text:c="35"/></text:p>
          </table:table-cell>
          <table:table-cell office:value-type="string">
            <text:p>Cadernos de Estudos Ling��sticos (UNICAMP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944X</text:p>
          </table:table-cell>
          <table:table-cell office:value-type="string">
            <text:p>ENGENHARIAS IV <text:s text:c="35"/></text:p>
          </table:table-cell>
          <table:table-cell office:value-type="string">
            <text:p>Ci�ncia &amp; Engenhar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ENGENHARIAS IV <text:s text:c="35"/></text:p>
          </table:table-cell>
          <table:table-cell office:value-type="string">
            <text:p>Ci�ncia e Agrotecnologia (UFL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ENGENHARIAS IV <text:s text:c="35"/></text:p>
          </table:table-cell>
          <table:table-cell office:value-type="string">
            <text:p>Ci�ncia Hoj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ENGENHARIAS IV <text:s text:c="35"/></text:p>
          </table:table-cell>
          <table:table-cell office:value-type="string">
            <text:p>Ci�ncias &amp; Cogni��o (UFRJ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7-5000</text:p>
          </table:table-cell>
          <table:table-cell office:value-type="string">
            <text:p>ENGENHARIAS IV <text:s text:c="35"/></text:p>
          </table:table-cell>
          <table:table-cell office:value-type="string">
            <text:p>CLEI Electronic Journ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ENGENHARIAS IV <text:s text:c="35"/></text:p>
          </table:table-cell>
          <table:table-cell office:value-type="string">
            <text:p>Clinics (USP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8428</text:p>
          </table:table-cell>
          <table:table-cell office:value-type="string">
            <text:p>ENGENHARIAS IV <text:s text:c="35"/></text:p>
          </table:table-cell>
          <table:table-cell office:value-type="string">
            <text:p>Cognitio-Estudos (PUC-SP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1-298X</text:p>
          </table:table-cell>
          <table:table-cell office:value-type="string">
            <text:p>ENGENHARIAS IV <text:s text:c="35"/></text:p>
          </table:table-cell>
          <table:table-cell office:value-type="string">
            <text:p>Computational and Mathematical Organization Theory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2657</text:p>
          </table:table-cell>
          <table:table-cell office:value-type="string">
            <text:p>ENGENHARIAS IV <text:s text:c="35"/></text:p>
          </table:table-cell>
          <table:table-cell office:value-type="string">
            <text:p>Comunica��o &amp; Socieda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0579</text:p>
          </table:table-cell>
          <table:table-cell office:value-type="string">
            <text:p>ENGENHARIAS IV <text:s text:c="35"/></text:p>
          </table:table-cell>
          <table:table-cell office:value-type="string">
            <text:p>Contexto Radial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0345</text:p>
          </table:table-cell>
          <table:table-cell office:value-type="string">
            <text:p>ENGENHARIAS IV <text:s text:c="35"/></text:p>
          </table:table-cell>
          <table:table-cell office:value-type="string">
            <text:p>Controle &amp; Automa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2-0394</text:p>
          </table:table-cell>
          <table:table-cell office:value-type="string">
            <text:p>ENGENHARIAS IV <text:s text:c="35"/></text:p>
          </table:table-cell>
          <table:table-cell office:value-type="string">
            <text:p>Diffusion and Defect Data, Solid State Data. Part B, Solid State Phenomen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2599</text:p>
          </table:table-cell>
          <table:table-cell office:value-type="string">
            <text:p>ENGENHARIAS IV <text:s text:c="35"/></text:p>
          </table:table-cell>
          <table:table-cell office:value-type="string">
            <text:p>E-Comp�s (Bras�li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82-1130</text:p>
          </table:table-cell>
          <table:table-cell office:value-type="string">
            <text:p>ENGENHARIAS IV <text:s text:c="35"/></text:p>
          </table:table-cell>
          <table:table-cell office:value-type="string">
            <text:p>E-journal. International Commission of Agricultural Engineering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38-5862</text:p>
          </table:table-cell>
          <table:table-cell office:value-type="string">
            <text:p>ENGENHARIAS IV <text:s text:c="35"/></text:p>
          </table:table-cell>
          <table:table-cell office:value-type="string">
            <text:p>ECS transaction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38-6737</text:p>
          </table:table-cell>
          <table:table-cell office:value-type="string">
            <text:p>ENGENHARIAS IV <text:s text:c="35"/></text:p>
          </table:table-cell>
          <table:table-cell office:value-type="string">
            <text:p>ECS transactions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85-9545</text:p>
          </table:table-cell>
          <table:table-cell office:value-type="string">
            <text:p>ENGENHARIAS IV <text:s text:c="35"/></text:p>
          </table:table-cell>
          <table:table-cell office:value-type="string">
            <text:p>ECTI Transactions on Electrical Eng. Electronics and Communication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0-2357</text:p>
          </table:table-cell>
          <table:table-cell office:value-type="string">
            <text:p>ENGENHARIAS IV <text:s text:c="35"/></text:p>
          </table:table-cell>
          <table:table-cell office:value-type="string">
            <text:p>Education and Information Technologi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23-057X</text:p>
          </table:table-cell>
          <table:table-cell office:value-type="string">
            <text:p>ENGENHARIAS IV <text:s text:c="35"/></text:p>
          </table:table-cell>
          <table:table-cell office:value-type="string">
            <text:p>Electromotion (Cluj-Napoc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2104</text:p>
          </table:table-cell>
          <table:table-cell office:value-type="string">
            <text:p>ENGENHARIAS IV <text:s text:c="35"/></text:p>
          </table:table-cell>
          <table:table-cell office:value-type="string">
            <text:p>Eletricidade Modern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7314</text:p>
          </table:table-cell>
          <table:table-cell office:value-type="string">
            <text:p>ENGENHARIAS IV <text:s text:c="35"/></text:p>
          </table:table-cell>
          <table:table-cell office:value-type="string">
            <text:p>Engevista (UFF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11-0231</text:p>
          </table:table-cell>
          <table:table-cell office:value-type="string">
            <text:p>ENGENHARIAS IV <text:s text:c="35"/></text:p>
          </table:table-cell>
          <table:table-cell office:value-type="string">
            <text:p>Environmental Informatics Archives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8575</text:p>
          </table:table-cell>
          <table:table-cell office:value-type="string">
            <text:p>ENGENHARIAS IV <text:s text:c="35"/></text:p>
          </table:table-cell>
          <table:table-cell office:value-type="string">
            <text:p>Espa�o Ener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ENGENHARIAS IV <text:s text:c="35"/></text:p>
          </table:table-cell>
          <table:table-cell office:value-type="string">
            <text:p>Estudos (Goi�ni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7310</text:p>
          </table:table-cell>
          <table:table-cell office:value-type="string">
            <text:p>ENGENHARIAS IV <text:s text:c="35"/></text:p>
          </table:table-cell>
          <table:table-cell office:value-type="string">
            <text:p>Estudos Tecnol�gicos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51-847X</text:p>
          </table:table-cell>
          <table:table-cell office:value-type="string">
            <text:p>ENGENHARIAS IV <text:s text:c="35"/></text:p>
          </table:table-cell>
          <table:table-cell office:value-type="string">
            <text:p>European Journal of Financ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8526</text:p>
          </table:table-cell>
          <table:table-cell office:value-type="string">
            <text:p>ENGENHARIAS IV <text:s text:c="35"/></text:p>
          </table:table-cell>
          <table:table-cell office:value-type="string">
            <text:p>Fatecnol�gica (FATEC-JAHU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2-6389</text:p>
          </table:table-cell>
          <table:table-cell office:value-type="string">
            <text:p>ENGENHARIAS IV <text:s text:c="35"/></text:p>
          </table:table-cell>
          <table:table-cell office:value-type="string">
            <text:p>Frontiers in Artificial Intelligence and Application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9-2576</text:p>
          </table:table-cell>
          <table:table-cell office:value-type="string">
            <text:p>ENGENHARIAS IV <text:s text:c="35"/></text:p>
          </table:table-cell>
          <table:table-cell office:value-type="string">
            <text:p>Genetic Programming and Evolvable Machin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38-9682</text:p>
          </table:table-cell>
          <table:table-cell office:value-type="string">
            <text:p>ENGENHARIAS IV <text:s text:c="35"/></text:p>
          </table:table-cell>
          <table:table-cell office:value-type="string">
            <text:p>GESTS International transaction on communication and signal processing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155</text:p>
          </table:table-cell>
          <table:table-cell office:value-type="string">
            <text:p>ENGENHARIAS IV <text:s text:c="35"/></text:p>
          </table:table-cell>
          <table:table-cell office:value-type="string">
            <text:p>H�fen (Uruguaian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4260</text:p>
          </table:table-cell>
          <table:table-cell office:value-type="string">
            <text:p>ENGENHARIAS IV <text:s text:c="35"/></text:p>
          </table:table-cell>
          <table:table-cell office:value-type="string">
            <text:p>Hipertens�o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15-3817</text:p>
          </table:table-cell>
          <table:table-cell office:value-type="string">
            <text:p>ENGENHARIAS IV <text:s text:c="35"/></text:p>
          </table:table-cell>
          <table:table-cell office:value-type="string">
            <text:p>Hypertension (Woden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4545</text:p>
          </table:table-cell>
          <table:table-cell office:value-type="string">
            <text:p>ENGENHARIAS IV <text:s text:c="35"/></text:p>
          </table:table-cell>
          <table:table-cell office:value-type="string">
            <text:p>INFOCOMP (UFL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669X</text:p>
          </table:table-cell>
          <table:table-cell office:value-type="string">
            <text:p>ENGENHARIAS IV <text:s text:c="35"/></text:p>
          </table:table-cell>
          <table:table-cell office:value-type="string">
            <text:p>Infoge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4409</text:p>
          </table:table-cell>
          <table:table-cell office:value-type="string">
            <text:p>ENGENHARIAS IV <text:s text:c="35"/></text:p>
          </table:table-cell>
          <table:table-cell office:value-type="string">
            <text:p>Informa��es Econ�micas. Instituto de Economia Agr�col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8-3291</text:p>
          </table:table-cell>
          <table:table-cell office:value-type="string">
            <text:p>ENGENHARIAS IV <text:s text:c="35"/></text:p>
          </table:table-cell>
          <table:table-cell office:value-type="string">
            <text:p>Ingeniare. Revista chilena de ingenier�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1257</text:p>
          </table:table-cell>
          <table:table-cell office:value-type="string">
            <text:p>ENGENHARIAS IV <text:s text:c="35"/></text:p>
          </table:table-cell>
          <table:table-cell office:value-type="string">
            <text:p>Innovations Journ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6024</text:p>
          </table:table-cell>
          <table:table-cell office:value-type="string">
            <text:p>ENGENHARIAS IV <text:s text:c="35"/></text:p>
          </table:table-cell>
          <table:table-cell office:value-type="string">
            <text:p>Intech Brasil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92-303X</text:p>
          </table:table-cell>
          <table:table-cell office:value-type="string">
            <text:p>ENGENHARIAS IV <text:s text:c="35"/></text:p>
          </table:table-cell>
          <table:table-cell office:value-type="string">
            <text:p>InTech. Instrumentation Technology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ENGENHARIAS IV <text:s text:c="35"/></text:p>
          </table:table-cell>
          <table:table-cell office:value-type="string">
            <text:p>Intera��es (UCDB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56-7857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Bioelectromagnetism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3-4346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Busines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04-2386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putational Intelligenc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73-187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putational Intelligence Research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35-6698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mputer Research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57-4344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Continuing Engineering Education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69-117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Engineering Intelligent Systems for Electrical Engineering and Communication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28-6984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factory automation, robotics and soft computing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39-9776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Fluid Power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9807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Forensic Computer Scienc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51-648X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innovative computing and application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68-2148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manufacturing technology and management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0-9503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Networking and Virtual Organisation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61-212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online engineering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2-1910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Operations and Quantitative Management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93-351X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Semantic Computing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3-8031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Simulation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7-8394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Web Based Communiti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4-0084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Web information system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68-9605</text:p>
          </table:table-cell>
          <table:table-cell office:value-type="string">
            <text:p>ENGENHARIAS IV <text:s text:c="35"/></text:p>
          </table:table-cell>
          <table:table-cell office:value-type="string">
            <text:p>International Journal of Wireless Information Network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74-5161</text:p>
          </table:table-cell>
          <table:table-cell office:value-type="string">
            <text:p>ENGENHARIAS IV <text:s text:c="35"/></text:p>
          </table:table-cell>
          <table:table-cell office:value-type="string">
            <text:p>Investiga��o Operacion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60-7425</text:p>
          </table:table-cell>
          <table:table-cell office:value-type="string">
            <text:p>ENGENHARIAS IV <text:s text:c="35"/></text:p>
          </table:table-cell>
          <table:table-cell office:value-type="string">
            <text:p>JASSS. Journal of Artificial Societies and Social Simulation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7569</text:p>
          </table:table-cell>
          <table:table-cell office:value-type="string">
            <text:p>ENGENHARIAS IV <text:s text:c="35"/></text:p>
          </table:table-cell>
          <table:table-cell office:value-type="string">
            <text:p>JBO. Jornal Brasileiro de Ortodontia &amp; Ortopedia Faci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5308</text:p>
          </table:table-cell>
          <table:table-cell office:value-type="string">
            <text:p>ENGENHARIAS IV <text:s text:c="35"/></text:p>
          </table:table-cell>
          <table:table-cell office:value-type="string">
            <text:p>Jornal Brasileiro de Fonoaudi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ENGENHARIAS IV <text:s text:c="35"/></text:p>
          </table:table-cell>
          <table:table-cell office:value-type="string">
            <text:p>Jornal Brasileiro de Pneum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69-6935</text:p>
          </table:table-cell>
          <table:table-cell office:value-type="string">
            <text:p>ENGENHARIAS IV <text:s text:c="35"/></text:p>
          </table:table-cell>
          <table:table-cell office:value-type="string">
            <text:p>Journal Europ�en des Syst�mes Automatis�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43-0130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dvanced Computational Intelligenc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2-352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nhui Agricultural University / Anhui Nongye Daxue xueba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22-689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Biomaterials &amp; Biomechanic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1-903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pplied Spectroscopy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6-962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ASTM International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2-797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ational Methods in Sciences and Engineering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6-603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Computer Science and Technology (La Plat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81-458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Health technology and application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82-459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ical Engineering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0-229X</text:p>
          </table:table-cell>
          <table:table-cell office:value-type="string">
            <text:p>ENGENHARIAS IV <text:s text:c="35"/></text:p>
          </table:table-cell>
          <table:table-cell office:value-type="string">
            <text:p>Journal of Electronic Imaging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0-7873</text:p>
          </table:table-cell>
          <table:table-cell office:value-type="string">
            <text:p>ENGENHARIAS IV <text:s text:c="35"/></text:p>
          </table:table-cell>
          <table:table-cell office:value-type="string">
            <text:p>Journal of Grid Computing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52-803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lightning research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0-116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athematical Modelling and Algorithm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22-6375</text:p>
          </table:table-cell>
          <table:table-cell office:value-type="string">
            <text:p>ENGENHARIAS IV <text:s text:c="35"/></text:p>
          </table:table-cell>
          <table:table-cell office:value-type="string">
            <text:p>Journal of Metastable and Nanocrystalline Material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44-0027</text:p>
          </table:table-cell>
          <table:table-cell office:value-type="string">
            <text:p>ENGENHARIAS IV <text:s text:c="35"/></text:p>
          </table:table-cell>
          <table:table-cell office:value-type="string">
            <text:p>Journal of Nuclear Physic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0-1769</text:p>
          </table:table-cell>
          <table:table-cell office:value-type="string">
            <text:p>ENGENHARIAS IV <text:s text:c="35"/></text:p>
          </table:table-cell>
          <table:table-cell office:value-type="string">
            <text:p>Journal of Object Technology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3-491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Optical Communication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57-5284</text:p>
          </table:table-cell>
          <table:table-cell office:value-type="string">
            <text:p>ENGENHARIAS IV <text:s text:c="35"/></text:p>
          </table:table-cell>
          <table:table-cell office:value-type="string">
            <text:p>Journal of STEM education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3331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Brazilian Air Transportation Research Society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0-582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the Institution of British Telecommunications Engineer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86-0467</text:p>
          </table:table-cell>
          <table:table-cell office:value-type="string">
            <text:p>ENGENHARIAS IV <text:s text:c="35"/></text:p>
          </table:table-cell>
          <table:table-cell office:value-type="string">
            <text:p>Lasers in Life Scienc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7817</text:p>
          </table:table-cell>
          <table:table-cell office:value-type="string">
            <text:p>ENGENHARIAS IV <text:s text:c="35"/></text:p>
          </table:table-cell>
          <table:table-cell office:value-type="string">
            <text:p>Latin American Journal of Solids and Structur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6-2789</text:p>
          </table:table-cell>
          <table:table-cell office:value-type="string">
            <text:p>ENGENHARIAS IV <text:s text:c="35"/></text:p>
          </table:table-cell>
          <table:table-cell office:value-type="string">
            <text:p>Learning and Nonlinear Model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ENGENHARIAS IV <text:s text:c="35"/></text:p>
          </table:table-cell>
          <table:table-cell office:value-type="string">
            <text:p>Lecturas Educaci�n F�sica y Deport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78-4239</text:p>
          </table:table-cell>
          <table:table-cell office:value-type="string">
            <text:p>ENGENHARIAS IV <text:s text:c="35"/></text:p>
          </table:table-cell>
          <table:table-cell office:value-type="string">
            <text:p>Les Enjeux de l'Information et de la Communication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2700</text:p>
          </table:table-cell>
          <table:table-cell office:value-type="string">
            <text:p>ENGENHARIAS IV <text:s text:c="35"/></text:p>
          </table:table-cell>
          <table:table-cell office:value-type="string">
            <text:p>M�quinas e Metai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ENGENHARIAS IV <text:s text:c="35"/></text:p>
          </table:table-cell>
          <table:table-cell office:value-type="string">
            <text:p>Mat�ria (UFRJ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9-1725</text:p>
          </table:table-cell>
          <table:table-cell office:value-type="string">
            <text:p>ENGENHARIAS IV <text:s text:c="35"/></text:p>
          </table:table-cell>
          <table:table-cell office:value-type="string">
            <text:p>Materials Letter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25-5629</text:p>
          </table:table-cell>
          <table:table-cell office:value-type="string">
            <text:p>ENGENHARIAS IV <text:s text:c="35"/></text:p>
          </table:table-cell>
          <table:table-cell office:value-type="string">
            <text:p>Mathematical Review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5894</text:p>
          </table:table-cell>
          <table:table-cell office:value-type="string">
            <text:p>ENGENHARIAS IV <text:s text:c="35"/></text:p>
          </table:table-cell>
          <table:table-cell office:value-type="string">
            <text:p>Medicina de Reabilita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0898</text:p>
          </table:table-cell>
          <table:table-cell office:value-type="string">
            <text:p>ENGENHARIAS IV <text:s text:c="35"/></text:p>
          </table:table-cell>
          <table:table-cell office:value-type="string">
            <text:p>Metalurgia e Materiai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93-7879</text:p>
          </table:table-cell>
          <table:table-cell office:value-type="string">
            <text:p>ENGENHARIAS IV <text:s text:c="35"/></text:p>
          </table:table-cell>
          <table:table-cell office:value-type="string">
            <text:p>Mind and Society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8678</text:p>
          </table:table-cell>
          <table:table-cell office:value-type="string">
            <text:p>ENGENHARIAS IV <text:s text:c="35"/></text:p>
          </table:table-cell>
          <table:table-cell office:value-type="string">
            <text:p>Movimento &amp; Percep��o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4-1702</text:p>
          </table:table-cell>
          <table:table-cell office:value-type="string">
            <text:p>ENGENHARIAS IV <text:s text:c="35"/></text:p>
          </table:table-cell>
          <table:table-cell office:value-type="string">
            <text:p>Multiagent and Grid System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8972</text:p>
          </table:table-cell>
          <table:table-cell office:value-type="string">
            <text:p>ENGENHARIAS IV <text:s text:c="35"/></text:p>
          </table:table-cell>
          <table:table-cell office:value-type="string">
            <text:p>Multici�ncia (ASSER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3978</text:p>
          </table:table-cell>
          <table:table-cell office:value-type="string">
            <text:p>ENGENHARIAS IV <text:s text:c="35"/></text:p>
          </table:table-cell>
          <table:table-cell office:value-type="string">
            <text:p>Mundojava (Curiti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74-1290</text:p>
          </table:table-cell>
          <table:table-cell office:value-type="string">
            <text:p>ENGENHARIAS IV <text:s text:c="35"/></text:p>
          </table:table-cell>
          <table:table-cell office:value-type="string">
            <text:p>Open electrical and electronic engineering journ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0-3887</text:p>
          </table:table-cell>
          <table:table-cell office:value-type="string">
            <text:p>ENGENHARIAS IV <text:s text:c="35"/></text:p>
          </table:table-cell>
          <table:table-cell office:value-type="string">
            <text:p>Opsearch (New Delhi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3674</text:p>
          </table:table-cell>
          <table:table-cell office:value-type="string">
            <text:p>ENGENHARIAS IV <text:s text:c="35"/></text:p>
          </table:table-cell>
          <table:table-cell office:value-type="string">
            <text:p>Ortodontia Ga�ch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8595</text:p>
          </table:table-cell>
          <table:table-cell office:value-type="string">
            <text:p>ENGENHARIAS IV <text:s text:c="35"/></text:p>
          </table:table-cell>
          <table:table-cell office:value-type="string">
            <text:p>Pesquisa Naval (SDM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5397</text:p>
          </table:table-cell>
          <table:table-cell office:value-type="string">
            <text:p>ENGENHARIAS IV <text:s text:c="35"/></text:p>
          </table:table-cell>
          <table:table-cell office:value-type="string">
            <text:p>Petro e Qu�m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0306</text:p>
          </table:table-cell>
          <table:table-cell office:value-type="string">
            <text:p>ENGENHARIAS IV <text:s text:c="35"/></text:p>
          </table:table-cell>
          <table:table-cell office:value-type="string">
            <text:p>Principia (Jo�o Pesso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62-6016</text:p>
          </table:table-cell>
          <table:table-cell office:value-type="string">
            <text:p>ENGENHARIAS IV <text:s text:c="35"/></text:p>
          </table:table-cell>
          <table:table-cell office:value-type="string">
            <text:p>Problems of Atomic Science and Technology. Seri� �derno-Fiziceskie Issledovani�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ENGENHARIAS IV <text:s text:c="35"/></text:p>
          </table:table-cell>
          <table:table-cell office:value-type="string">
            <text:p>Produ��o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07-9817</text:p>
          </table:table-cell>
          <table:table-cell office:value-type="string">
            <text:p>ENGENHARIAS IV <text:s text:c="35"/></text:p>
          </table:table-cell>
          <table:table-cell office:value-type="string">
            <text:p>Quantum computers &amp; computing / Kvantovye komp�tery i kvantovye vycisleni�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ENGENHARIAS IV <text:s text:c="35"/></text:p>
          </table:table-cell>
          <table:table-cell office:value-type="string">
            <text:p>RAE. Revista de Administra��o de Empres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0936</text:p>
          </table:table-cell>
          <table:table-cell office:value-type="string">
            <text:p>ENGENHARIAS IV <text:s text:c="35"/></text:p>
          </table:table-cell>
          <table:table-cell office:value-type="string">
            <text:p>RBC. Revista Brasileira de Cartograf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ENGENHARIAS IV <text:s text:c="35"/></text:p>
          </table:table-cell>
          <table:table-cell office:value-type="string">
            <text:p>RBCF. Revista Brasileira de Ci�ncias Farmac�utic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902X</text:p>
          </table:table-cell>
          <table:table-cell office:value-type="string">
            <text:p>ENGENHARIAS IV <text:s text:c="35"/></text:p>
          </table:table-cell>
          <table:table-cell office:value-type="string">
            <text:p>RBGP. Revista Brasileira de Gerenciamento de Projeto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72-2105</text:p>
          </table:table-cell>
          <table:table-cell office:value-type="string">
            <text:p>ENGENHARIAS IV <text:s text:c="35"/></text:p>
          </table:table-cell>
          <table:table-cell office:value-type="string">
            <text:p>Recent patents in nanotechnology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3262</text:p>
          </table:table-cell>
          <table:table-cell office:value-type="string">
            <text:p>ENGENHARIAS IV <text:s text:c="35"/></text:p>
          </table:table-cell>
          <table:table-cell office:value-type="string">
            <text:p>RECITEC. Revista de ci�ncia e tecn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8219</text:p>
          </table:table-cell>
          <table:table-cell office:value-type="string">
            <text:p>ENGENHARIAS IV <text:s text:c="35"/></text:p>
          </table:table-cell>
          <table:table-cell office:value-type="string">
            <text:p>REIC. Revista Eletr�nica de Inicia��o Cient�fica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ENGENHARIAS IV <text:s text:c="35"/></text:p>
          </table:table-cell>
          <table:table-cell office:value-type="string">
            <text:p>RENOTE. Revista Novas Tecnologias na Educa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3072</text:p>
          </table:table-cell>
          <table:table-cell office:value-type="string">
            <text:p>ENGENHARIAS IV <text:s text:c="35"/></text:p>
          </table:table-cell>
          <table:table-cell office:value-type="string">
            <text:p>Revista ABO Nacion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267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Agroinform�t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347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Agrometeor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An�lises Cl�nic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7659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Aplica��es de V�cu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3482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Atividade F�sica e Sa�d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Cancer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560-4613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Cartograf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Ci�ncia e Moviment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5509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duca��o F�sica e Esport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303X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ner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2318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nsino de Bioqu�mica e Biologia Molecular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4744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nsino de F�s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1117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nsino de F�sica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175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Estat�st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9-0731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Finan�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Gest�o e Desenvolvimento Region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5685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Inform�tica na Educa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Odont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Ortoped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8698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Ortopedia Pedi�tr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ENGENHARIAS IV <text:s text:c="35"/></text:p>
          </table:table-cell>
          <table:table-cell office:value-type="string">
            <text:p>Revista Brasileira de Recursos H�drico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0794</text:p>
          </table:table-cell>
          <table:table-cell office:value-type="string">
            <text:p>ENGENHARIAS IV <text:s text:c="35"/></text:p>
          </table:table-cell>
          <table:table-cell office:value-type="string">
            <text:p>Revista C &amp; I. Controle &amp; Instrumenta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6363</text:p>
          </table:table-cell>
          <table:table-cell office:value-type="string">
            <text:p>ENGENHARIAS IV <text:s text:c="35"/></text:p>
          </table:table-cell>
          <table:table-cell office:value-type="string">
            <text:p>Revista Ceciliana (Santo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ENGENHARIAS IV <text:s text:c="35"/></text:p>
          </table:table-cell>
          <table:table-cell office:value-type="string">
            <text:p>Revista Ci�ncia e Tecn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6014</text:p>
          </table:table-cell>
          <table:table-cell office:value-type="string">
            <text:p>ENGENHARIAS IV <text:s text:c="35"/></text:p>
          </table:table-cell>
          <table:table-cell office:value-type="string">
            <text:p>Revista cient�fica da UFP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7564</text:p>
          </table:table-cell>
          <table:table-cell office:value-type="string">
            <text:p>ENGENHARIAS IV <text:s text:c="35"/></text:p>
          </table:table-cell>
          <table:table-cell office:value-type="string">
            <text:p>Revista da ANPOL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4611</text:p>
          </table:table-cell>
          <table:table-cell office:value-type="string">
            <text:p>ENGENHARIAS IV <text:s text:c="35"/></text:p>
          </table:table-cell>
          <table:table-cell office:value-type="string">
            <text:p>Revista da EAP/APCD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70-4467</text:p>
          </table:table-cell>
          <table:table-cell office:value-type="string">
            <text:p>ENGENHARIAS IV <text:s text:c="35"/></text:p>
          </table:table-cell>
          <table:table-cell office:value-type="string">
            <text:p>Revista da Escola de Min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ENGENHARIAS IV <text:s text:c="35"/></text:p>
          </table:table-cell>
          <table:table-cell office:value-type="string">
            <text:p>Revista da Sociedade Brasileira de Fonoaudi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8559</text:p>
          </table:table-cell>
          <table:table-cell office:value-type="string">
            <text:p>ENGENHARIAS IV <text:s text:c="35"/></text:p>
          </table:table-cell>
          <table:table-cell office:value-type="string">
            <text:p>Revista da Sociedade de Cardiologia do Estado de S�o Paul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6496</text:p>
          </table:table-cell>
          <table:table-cell office:value-type="string">
            <text:p>ENGENHARIAS IV <text:s text:c="35"/></text:p>
          </table:table-cell>
          <table:table-cell office:value-type="string">
            <text:p>Revista de Automa��o e Tecnologia da Informa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8575</text:p>
          </table:table-cell>
          <table:table-cell office:value-type="string">
            <text:p>ENGENHARIAS IV <text:s text:c="35"/></text:p>
          </table:table-cell>
          <table:table-cell office:value-type="string">
            <text:p>Revista de Ci�ncia &amp; Tecn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0-1793</text:p>
          </table:table-cell>
          <table:table-cell office:value-type="string">
            <text:p>ENGENHARIAS IV <text:s text:c="35"/></text:p>
          </table:table-cell>
          <table:table-cell office:value-type="string">
            <text:p>Revista de ci�ncias exatas e tecnologia (Anhanguera Educacional, Valinho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4532</text:p>
          </table:table-cell>
          <table:table-cell office:value-type="string">
            <text:p>ENGENHARIAS IV <text:s text:c="35"/></text:p>
          </table:table-cell>
          <table:table-cell office:value-type="string">
            <text:p>Revista de Ci�ncias Farmac�uticas B�sica e Aplicad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5001</text:p>
          </table:table-cell>
          <table:table-cell office:value-type="string">
            <text:p>ENGENHARIAS IV <text:s text:c="35"/></text:p>
          </table:table-cell>
          <table:table-cell office:value-type="string">
            <text:p>Revista de Ensino de Engenhar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0588</text:p>
          </table:table-cell>
          <table:table-cell office:value-type="string">
            <text:p>ENGENHARIAS IV <text:s text:c="35"/></text:p>
          </table:table-cell>
          <table:table-cell office:value-type="string">
            <text:p>Revista de Estudos da Linguagem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8-2282</text:p>
          </table:table-cell>
          <table:table-cell office:value-type="string">
            <text:p>ENGENHARIAS IV <text:s text:c="35"/></text:p>
          </table:table-cell>
          <table:table-cell office:value-type="string">
            <text:p>Revista de Fisioterapia da UNICID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3-7879</text:p>
          </table:table-cell>
          <table:table-cell office:value-type="string">
            <text:p>ENGENHARIAS IV <text:s text:c="35"/></text:p>
          </table:table-cell>
          <table:table-cell office:value-type="string">
            <text:p>Revista de Fisioterapia da Universidade de S�o Paul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17-1072</text:p>
          </table:table-cell>
          <table:table-cell office:value-type="string">
            <text:p>ENGENHARIAS IV <text:s text:c="35"/></text:p>
          </table:table-cell>
          <table:table-cell office:value-type="string">
            <text:p>Revista de la Facultad de Ingenier�a. Universidad de Tarapac�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4984</text:p>
          </table:table-cell>
          <table:table-cell office:value-type="string">
            <text:p>ENGENHARIAS IV <text:s text:c="35"/></text:p>
          </table:table-cell>
          <table:table-cell office:value-type="string">
            <text:p>Revista de radiodifus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5-2061</text:p>
          </table:table-cell>
          <table:table-cell office:value-type="string">
            <text:p>ENGENHARIAS IV <text:s text:c="35"/></text:p>
          </table:table-cell>
          <table:table-cell office:value-type="string">
            <text:p>Revista do CCEI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0021</text:p>
          </table:table-cell>
          <table:table-cell office:value-type="string">
            <text:p>ENGENHARIAS IV <text:s text:c="35"/></text:p>
          </table:table-cell>
          <table:table-cell office:value-type="string">
            <text:p>Revista Engenharia FAAP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ENGENHARIAS IV <text:s text:c="35"/></text:p>
          </table:table-cell>
          <table:table-cell office:value-type="string">
            <text:p>Revista Gest�o Industrial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90-8627</text:p>
          </table:table-cell>
          <table:table-cell office:value-type="string">
            <text:p>ENGENHARIAS IV <text:s text:c="35"/></text:p>
          </table:table-cell>
          <table:table-cell office:value-type="string">
            <text:p>Revista Iberoamericana de Sistemas, Cibern�tica e Inform�t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0-0888</text:p>
          </table:table-cell>
          <table:table-cell office:value-type="string">
            <text:p>ENGENHARIAS IV <text:s text:c="35"/></text:p>
          </table:table-cell>
          <table:table-cell office:value-type="string">
            <text:p>Revista Letras (Curitiba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2577</text:p>
          </table:table-cell>
          <table:table-cell office:value-type="string">
            <text:p>ENGENHARIAS IV <text:s text:c="35"/></text:p>
          </table:table-cell>
          <table:table-cell office:value-type="string">
            <text:p>Revista Mackenzie de Educac�o F�sica e Esport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2-3543</text:p>
          </table:table-cell>
          <table:table-cell office:value-type="string">
            <text:p>ENGENHARIAS IV <text:s text:c="35"/></text:p>
          </table:table-cell>
          <table:table-cell office:value-type="string">
            <text:p>Revista Militar de Ci�ncia e Tecnolog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9-5001</text:p>
          </table:table-cell>
          <table:table-cell office:value-type="string">
            <text:p>ENGENHARIAS IV <text:s text:c="35"/></text:p>
          </table:table-cell>
          <table:table-cell office:value-type="string">
            <text:p>Revista Petroqu�mica, Petr�leo, G�s &amp; Qu�m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1-8191</text:p>
          </table:table-cell>
          <table:table-cell office:value-type="string">
            <text:p>ENGENHARIAS IV <text:s text:c="35"/></text:p>
          </table:table-cell>
          <table:table-cell office:value-type="string">
            <text:p>Revista Tecnologia (UNIFOR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9197</text:p>
          </table:table-cell>
          <table:table-cell office:value-type="string">
            <text:p>ENGENHARIAS IV <text:s text:c="35"/></text:p>
          </table:table-cell>
          <table:table-cell office:value-type="string">
            <text:p>Revista Tecnologia da Informa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ENGENHARIAS IV <text:s text:c="35"/></text:p>
          </table:table-cell>
          <table:table-cell office:value-type="string">
            <text:p>Revista UNIVAP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9-6402</text:p>
          </table:table-cell>
          <table:table-cell office:value-type="string">
            <text:p>ENGENHARIAS IV <text:s text:c="35"/></text:p>
          </table:table-cell>
          <table:table-cell office:value-type="string">
            <text:p>Revista Vis�o Universit�r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35-5593</text:p>
          </table:table-cell>
          <table:table-cell office:value-type="string">
            <text:p>ENGENHARIAS IV <text:s text:c="35"/></text:p>
          </table:table-cell>
          <table:table-cell office:value-type="string">
            <text:p>Risk Management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8-3544</text:p>
          </table:table-cell>
          <table:table-cell office:value-type="string">
            <text:p>ENGENHARIAS IV <text:s text:c="35"/></text:p>
          </table:table-cell>
          <table:table-cell office:value-type="string">
            <text:p>RTI. Redes, Telecom e Instala��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770</text:p>
          </table:table-cell>
          <table:table-cell office:value-type="string">
            <text:p>ENGENHARIAS IV <text:s text:c="35"/></text:p>
          </table:table-cell>
          <table:table-cell office:value-type="string">
            <text:p>Scientia (Unisino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22-1701</text:p>
          </table:table-cell>
          <table:table-cell office:value-type="string">
            <text:p>ENGENHARIAS IV <text:s text:c="35"/></text:p>
          </table:table-cell>
          <table:table-cell office:value-type="string">
            <text:p>Scientia et Technic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5562</text:p>
          </table:table-cell>
          <table:table-cell office:value-type="string">
            <text:p>ENGENHARIAS IV <text:s text:c="35"/></text:p>
          </table:table-cell>
          <table:table-cell office:value-type="string">
            <text:p>Scientia Medica (PUCRS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3166</text:p>
          </table:table-cell>
          <table:table-cell office:value-type="string">
            <text:p>ENGENHARIAS IV <text:s text:c="35"/></text:p>
          </table:table-cell>
          <table:table-cell office:value-type="string">
            <text:p>Scientiae Studia (USP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92-3157</text:p>
          </table:table-cell>
          <table:table-cell office:value-type="string">
            <text:p>ENGENHARIAS IV <text:s text:c="35"/></text:p>
          </table:table-cell>
          <table:table-cell office:value-type="string">
            <text:p>SEED Journal. Semiotics, Evolution, Energy, and Development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0648</text:p>
          </table:table-cell>
          <table:table-cell office:value-type="string">
            <text:p>ENGENHARIAS IV <text:s text:c="35"/></text:p>
          </table:table-cell>
          <table:table-cell office:value-type="string">
            <text:p>Sele��o Document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746-9462</text:p>
          </table:table-cell>
          <table:table-cell office:value-type="string">
            <text:p>ENGENHARIAS IV <text:s text:c="35"/></text:p>
          </table:table-cell>
          <table:table-cell office:value-type="string">
            <text:p>Sensors (Peterborough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26-5479</text:p>
          </table:table-cell>
          <table:table-cell office:value-type="string">
            <text:p>ENGENHARIAS IV <text:s text:c="35"/></text:p>
          </table:table-cell>
          <table:table-cell office:value-type="string">
            <text:p>Sensors &amp; Transducer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928-4869</text:p>
          </table:table-cell>
          <table:table-cell office:value-type="string">
            <text:p>ENGENHARIAS IV <text:s text:c="35"/></text:p>
          </table:table-cell>
          <table:table-cell office:value-type="string">
            <text:p>Simulation Practice and Theory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499X</text:p>
          </table:table-cell>
          <table:table-cell office:value-type="string">
            <text:p>ENGENHARIAS IV <text:s text:c="35"/></text:p>
          </table:table-cell>
          <table:table-cell office:value-type="string">
            <text:p>Sinergia (CEFETSP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20-9512</text:p>
          </table:table-cell>
          <table:table-cell office:value-type="string">
            <text:p>ENGENHARIAS IV <text:s text:c="35"/></text:p>
          </table:table-cell>
          <table:table-cell office:value-type="string">
            <text:p>Sleep and Breathing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63-5948</text:p>
          </table:table-cell>
          <table:table-cell office:value-type="string">
            <text:p>ENGENHARIAS IV <text:s text:c="35"/></text:p>
          </table:table-cell>
          <table:table-cell office:value-type="string">
            <text:p>Software Engineering Not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081-1947</text:p>
          </table:table-cell>
          <table:table-cell office:value-type="string">
            <text:p>ENGENHARIAS IV <text:s text:c="35"/></text:p>
          </table:table-cell>
          <table:table-cell office:value-type="string">
            <text:p>Solid State Physic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387-5868</text:p>
          </table:table-cell>
          <table:table-cell office:value-type="string">
            <text:p>ENGENHARIAS IV <text:s text:c="35"/></text:p>
          </table:table-cell>
          <table:table-cell office:value-type="string">
            <text:p>Spatial Cognition and Computation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8-3824</text:p>
          </table:table-cell>
          <table:table-cell office:value-type="string">
            <text:p>ENGENHARIAS IV <text:s text:c="35"/></text:p>
          </table:table-cell>
          <table:table-cell office:value-type="string">
            <text:p>T&amp;C Amaz�nia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1053</text:p>
          </table:table-cell>
          <table:table-cell office:value-type="string">
            <text:p>ENGENHARIAS IV <text:s text:c="35"/></text:p>
          </table:table-cell>
          <table:table-cell office:value-type="string">
            <text:p>T�chne. Revista de Tecnologia da Constru��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210-3195</text:p>
          </table:table-cell>
          <table:table-cell office:value-type="string">
            <text:p>ENGENHARIAS IV <text:s text:c="35"/></text:p>
          </table:table-cell>
          <table:table-cell office:value-type="string">
            <text:p>Tatra Mountains Mathematical Publication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3-7064</text:p>
          </table:table-cell>
          <table:table-cell office:value-type="string">
            <text:p>ENGENHARIAS IV <text:s text:c="35"/></text:p>
          </table:table-cell>
          <table:table-cell office:value-type="string">
            <text:p>Tecnologia &amp; Humanism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300X</text:p>
          </table:table-cell>
          <table:table-cell office:value-type="string">
            <text:p>ENGENHARIAS IV <text:s text:c="35"/></text:p>
          </table:table-cell>
          <table:table-cell office:value-type="string">
            <text:p>Tecnologia em Metalurgia e Materiais (S�o Paulo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16-2338</text:p>
          </table:table-cell>
          <table:table-cell office:value-type="string">
            <text:p>ENGENHARIAS IV <text:s text:c="35"/></text:p>
          </table:table-cell>
          <table:table-cell office:value-type="string">
            <text:p>Telecomunica��es (Santa Rita do Sapuca�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1966</text:p>
          </table:table-cell>
          <table:table-cell office:value-type="string">
            <text:p>ENGENHARIAS IV <text:s text:c="35"/></text:p>
          </table:table-cell>
          <table:table-cell office:value-type="string">
            <text:p>TEMA. Tend�ncias em Matem�tica Aplicada e Computacion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77-5937</text:p>
          </table:table-cell>
          <table:table-cell office:value-type="string">
            <text:p>ENGENHARIAS IV <text:s text:c="35"/></text:p>
          </table:table-cell>
          <table:table-cell office:value-type="string">
            <text:p>Terapia Manual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77-0369</text:p>
          </table:table-cell>
          <table:table-cell office:value-type="string">
            <text:p>ENGENHARIAS IV <text:s text:c="35"/></text:p>
          </table:table-cell>
          <table:table-cell office:value-type="string">
            <text:p>Transactions of the Institute of Measurement and Control (Online)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7-0849</text:p>
          </table:table-cell>
          <table:table-cell office:value-type="string">
            <text:p>ENGENHARIAS IV <text:s text:c="35"/></text:p>
          </table:table-cell>
          <table:table-cell office:value-type="string">
            <text:p>Transmission &amp; Distribution World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414-1639</text:p>
          </table:table-cell>
          <table:table-cell office:value-type="string">
            <text:p>ENGENHARIAS IV <text:s text:c="35"/></text:p>
          </table:table-cell>
          <table:table-cell office:value-type="string">
            <text:p>Treinamento Desportivo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04-3463</text:p>
          </table:table-cell>
          <table:table-cell office:value-type="string">
            <text:p>ENGENHARIAS IV <text:s text:c="35"/></text:p>
          </table:table-cell>
          <table:table-cell office:value-type="string">
            <text:p>Veterin�ria Not�cia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53-9636</text:p>
          </table:table-cell>
          <table:table-cell office:value-type="string">
            <text:p>ENGENHARIAS IV <text:s text:c="35"/></text:p>
          </table:table-cell>
          <table:table-cell office:value-type="string">
            <text:p>Virtual Journal of Applications of Superconductivity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90-5060</text:p>
          </table:table-cell>
          <table:table-cell office:value-type="string">
            <text:p>ENGENHARIAS IV <text:s text:c="35"/></text:p>
          </table:table-cell>
          <table:table-cell office:value-type="string">
            <text:p>W S E A S Transactions on Power System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3-3517</text:p>
          </table:table-cell>
          <table:table-cell office:value-type="string">
            <text:p>ENGENHARIAS IV <text:s text:c="35"/></text:p>
          </table:table-cell>
          <table:table-cell office:value-type="string">
            <text:p>WIT Transactions on Information and Communication Technologie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981-5204</text:p>
          </table:table-cell>
          <table:table-cell office:value-type="string">
            <text:p>ENGENHARIAS IV <text:s text:c="35"/></text:p>
          </table:table-cell>
          <table:table-cell office:value-type="string">
            <text:p>World engineers' convention magazin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09-2769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Mathematic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09-9518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Biology and Biomedicine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09-2734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Circuit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09-2742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Communication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09-2750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Computer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90-0832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Information Science and Application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109-2777</text:p>
          </table:table-cell>
          <table:table-cell office:value-type="string">
            <text:p>ENGENHARIAS IV <text:s text:c="35"/></text:p>
          </table:table-cell>
          <table:table-cell office:value-type="string">
            <text:p>WSEAS Transactions on Systems</text:p>
          </table:table-cell>
          <table:table-cell office:value-type="string">
            <text:p>B5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70-5117</text:p>
          </table:table-cell>
          <table:table-cell office:value-type="string">
            <text:p>ENGENHARIAS IV <text:s text:c="35"/></text:p>
          </table:table-cell>
          <table:table-cell office:value-type="string">
            <text:p>Acoustical Imaging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66-6070</text:p>
          </table:table-cell>
          <table:table-cell office:value-type="string">
            <text:p>ENGENHARIAS IV <text:s text:c="35"/></text:p>
          </table:table-cell>
          <table:table-cell office:value-type="string">
            <text:p>Congreso sobre M�todos Num�ricos y sus Aplicaciones (ENIEF) / Congreso de Matem�tica Aplicada, Computacional e Industrial (MACI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1-0661</text:p>
          </table:table-cell>
          <table:table-cell office:value-type="string">
            <text:p>ENGENHARIAS IV <text:s text:c="35"/></text:p>
          </table:table-cell>
          <table:table-cell office:value-type="string">
            <text:p>Electronics Robotics and Automative Mechanics Conference (CERMA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86-3702</text:p>
          </table:table-cell>
          <table:table-cell office:value-type="string">
            <text:p>ENGENHARIAS IV <text:s text:c="35"/></text:p>
          </table:table-cell>
          <table:table-cell office:value-type="string">
            <text:p>IEEE Computer Society Annual Symposium on VLSI (ISVLSI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50-4729</text:p>
          </table:table-cell>
          <table:table-cell office:value-type="string">
            <text:p>ENGENHARIAS IV <text:s text:c="35"/></text:p>
          </table:table-cell>
          <table:table-cell office:value-type="string">
            <text:p>IEEE International Conference on Robotics and Automation (ICRA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71-5736</text:p>
          </table:table-cell>
          <table:table-cell office:value-type="string">
            <text:p>ENGENHARIAS IV <text:s text:c="35"/></text:p>
          </table:table-cell>
          <table:table-cell office:value-type="string">
            <text:p>IFIP (Boston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2-6588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ysics. Conference Serie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742-6596</text:p>
          </table:table-cell>
          <table:table-cell office:value-type="string">
            <text:p>ENGENHARIAS IV <text:s text:c="35"/></text:p>
          </table:table-cell>
          <table:table-cell office:value-type="string">
            <text:p>Journal of Physics. Conference Series (Online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27-0793</text:p>
          </table:table-cell>
          <table:table-cell office:value-type="string">
            <text:p>ENGENHARIAS IV <text:s text:c="35"/></text:p>
          </table:table-cell>
          <table:table-cell office:value-type="string">
            <text:p>Latin American of Applied Research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ENGENHARIAS IV <text:s text:c="35"/></text:p>
          </table:table-cell>
          <table:table-cell office:value-type="string">
            <text:p>Lecture Notes in Computer Science (LNCS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170-8643</text:p>
          </table:table-cell>
          <table:table-cell office:value-type="string">
            <text:p>ENGENHARIAS IV <text:s text:c="35"/></text:p>
          </table:table-cell>
          <table:table-cell office:value-type="string">
            <text:p>Lecture Notes in Control and Information Science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5-5476</text:p>
          </table:table-cell>
          <table:table-cell office:value-type="string">
            <text:p>ENGENHARIAS IV <text:s text:c="35"/></text:p>
          </table:table-cell>
          <table:table-cell office:value-type="string">
            <text:p>Materials Science Forum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860-8229</text:p>
          </table:table-cell>
          <table:table-cell office:value-type="string">
            <text:p>ENGENHARIAS IV <text:s text:c="35"/></text:p>
          </table:table-cell>
          <table:table-cell office:value-type="string">
            <text:p>Metrology and Measuring Systems / Metrologia i Systemy Pomiarowe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10-1634</text:p>
          </table:table-cell>
          <table:table-cell office:value-type="string">
            <text:p>ENGENHARIAS IV <text:s text:c="35"/></text:p>
          </table:table-cell>
          <table:table-cell office:value-type="string">
            <text:p>Physica Status Solidi. C, Conferences and Critical Review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ENGENHARIAS IV <text:s text:c="35"/></text:p>
          </table:table-cell>
          <table:table-cell office:value-type="string">
            <text:p>Proceedings of SPIE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6-7662</text:p>
          </table:table-cell>
          <table:table-cell office:value-type="string">
            <text:p>ENGENHARIAS IV <text:s text:c="35"/></text:p>
          </table:table-cell>
          <table:table-cell office:value-type="string">
            <text:p>Proceedings. International Workshop on Telecommunicatio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605-7422</text:p>
          </table:table-cell>
          <table:table-cell office:value-type="string">
            <text:p>ENGENHARIAS IV <text:s text:c="35"/></text:p>
          </table:table-cell>
          <table:table-cell office:value-type="string">
            <text:p>Progress in Biomedical Optics and Imaging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9-6948</text:p>
          </table:table-cell>
          <table:table-cell office:value-type="string">
            <text:p>ENGENHARIAS IV <text:s text:c="35"/></text:p>
          </table:table-cell>
          <table:table-cell office:value-type="string">
            <text:p>RNTI. Revista Neg�cios e Tecnologia da Informa��o (Online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544-8290</text:p>
          </table:table-cell>
          <table:table-cell office:value-type="string">
            <text:p>ENGENHARIAS IV <text:s text:c="35"/></text:p>
          </table:table-cell>
          <table:table-cell office:value-type="string">
            <text:p>Robotics Today (Online)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1807-7013</text:p>
          </table:table-cell>
          <table:table-cell office:value-type="string">
            <text:p>ENGENHARIAS IV <text:s text:c="35"/></text:p>
          </table:table-cell>
          <table:table-cell office:value-type="string">
            <text:p>Semin�rio de Gest�o de Neg�cios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ENGENHARIAS IV <text:s text:c="35"/></text:p>
          </table:table-cell>
          <table:table-cell office:value-type="string">
            <text:p>The FIEP Bulletin</text:p>
          </table:table-cell>
          <table:table-cell office:value-type="string">
            <text:p>C </text:p>
          </table:table-cell>
          <table:table-cell office:value-type="float" office:value="2007">
            <text:p>2007</text:p>
          </table:table-cell>
        </table:table-row>
      </table:table>
      <table:database-ranges>
        <table:database-range table:target-range-address="Sheet1.A1:Sheet1.E1021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0">03/30/2009</text:date>, <text:time>16:2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Marco Silva</dc:creator>
    <dc:date>2009-03-30T16:25:21</dc:date>
    <meta:editing-cycles>1</meta:editing-cycles>
    <meta:editing-duration>PT6M58S</meta:editing-duration>
    <meta:user-defined meta:name="Info 1"/>
    <meta:user-defined meta:name="Info 2"/>
    <meta:user-defined meta:name="Info 3"/>
    <meta:user-defined meta:name="Info 4"/>
    <meta:document-statistic meta:table-count="1" meta:cell-count="5105"/>
  </office:meta>
</office:document-meta>
</file>